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19.14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30.56pt"/>
    </style:style>
    <style:style style:name="co4" style:family="table-column">
      <style:table-column-properties fo:break-before="auto" style:column-width="154.49pt"/>
    </style:style>
    <style:style style:name="co5" style:family="table-column">
      <style:table-column-properties fo:break-before="auto" style:column-width="214.41pt"/>
    </style:style>
    <style:style style:name="co6" style:family="table-column">
      <style:table-column-properties fo:break-before="auto" style:column-width="79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15.1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1" fo:font-size="12pt" style:font-size-asian="12pt" style:font-size-complex="12pt"/>
    </style:style>
    <style:style style:name="ce4" style:family="table-cell" style:parent-style-name="Default">
      <style:text-properties style:font-name-asian="DejaVu Sans" style:font-name-complex="Noto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7" table:default-cell-style-name="ce6"/>
        <table:table-column table:style-name="co6" table:number-columns-repeated="15360" table:default-cell-style-name="Default"/>
        <table:table-row table:style-name="ro1">
          <table:table-cell table:style-name="ce1" office:value-type="string" calcext:value-type="string">
            <text:p>backen</text:p>
          </table:table-cell>
          <table:table-cell table:style-name="ce1" office:value-type="string" calcext:value-type="string">
            <text:p>bäckt</text:p>
          </table:table-cell>
          <table:table-cell table:style-name="ce1" office:value-type="string" calcext:value-type="string">
            <text:p>buk</text:p>
          </table:table-cell>
          <table:table-cell table:style-name="ce1" office:value-type="string" calcext:value-type="string">
            <text:p>hat gebacken</text:p>
          </table:table-cell>
          <table:table-cell table:style-name="ce1" office:value-type="string" calcext:value-type="string">
            <text:p>печ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acken</text:p>
          </table:table-cell>
          <table:table-cell table:style-name="ce1" office:value-type="string" calcext:value-type="string">
            <text:p>backt</text:p>
          </table:table-cell>
          <table:table-cell table:style-name="ce1" office:value-type="string" calcext:value-type="string">
            <text:p>backte</text:p>
          </table:table-cell>
          <table:table-cell table:style-name="ce1" office:value-type="string" calcext:value-type="string">
            <text:p>hat gebacken</text:p>
          </table:table-cell>
          <table:table-cell table:style-name="ce1" office:value-type="string" calcext:value-type="string">
            <text:p>печ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efehlen</text:p>
          </table:table-cell>
          <table:table-cell table:style-name="ce1" office:value-type="string" calcext:value-type="string">
            <text:p>befiehlt</text:p>
          </table:table-cell>
          <table:table-cell table:style-name="ce1" office:value-type="string" calcext:value-type="string">
            <text:p>befahl</text:p>
          </table:table-cell>
          <table:table-cell table:style-name="ce1" office:value-type="string" calcext:value-type="string">
            <text:p>hat befohlen</text:p>
          </table:table-cell>
          <table:table-cell table:style-name="ce1" office:value-type="string" calcext:value-type="string">
            <text:p>приказ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eginnen</text:p>
          </table:table-cell>
          <table:table-cell table:style-name="ce1" office:value-type="string" calcext:value-type="string">
            <text:p>beginnt</text:p>
          </table:table-cell>
          <table:table-cell table:style-name="ce1" office:value-type="string" calcext:value-type="string">
            <text:p>begann</text:p>
          </table:table-cell>
          <table:table-cell table:style-name="ce1" office:value-type="string" calcext:value-type="string">
            <text:p>hat begonnen</text:p>
          </table:table-cell>
          <table:table-cell table:style-name="ce1" office:value-type="string" calcext:value-type="string">
            <text:p>начин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eißen</text:p>
          </table:table-cell>
          <table:table-cell table:style-name="ce1" office:value-type="string" calcext:value-type="string">
            <text:p>beißt</text:p>
          </table:table-cell>
          <table:table-cell table:style-name="ce1" office:value-type="string" calcext:value-type="string">
            <text:p>biß</text:p>
          </table:table-cell>
          <table:table-cell table:style-name="ce1" office:value-type="string" calcext:value-type="string">
            <text:p>hat gebissen</text:p>
          </table:table-cell>
          <table:table-cell table:style-name="ce1" office:value-type="string" calcext:value-type="string">
            <text:p>ку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ergen</text:p>
          </table:table-cell>
          <table:table-cell table:style-name="ce1" office:value-type="string" calcext:value-type="string">
            <text:p>birgt</text:p>
          </table:table-cell>
          <table:table-cell table:style-name="ce1" office:value-type="string" calcext:value-type="string">
            <text:p>barg</text:p>
          </table:table-cell>
          <table:table-cell table:style-name="ce1" office:value-type="string" calcext:value-type="string">
            <text:p>hat geborgen</text:p>
          </table:table-cell>
          <table:table-cell table:style-name="ce1" office:value-type="string" calcext:value-type="string">
            <text:p>спа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ersten</text:p>
          </table:table-cell>
          <table:table-cell table:style-name="ce1" office:value-type="string" calcext:value-type="string">
            <text:p>birst</text:p>
          </table:table-cell>
          <table:table-cell table:style-name="ce1" office:value-type="string" calcext:value-type="string">
            <text:p>barst</text:p>
          </table:table-cell>
          <table:table-cell table:style-name="ce1" office:value-type="string" calcext:value-type="string">
            <text:p>ist geborsten</text:p>
          </table:table-cell>
          <table:table-cell table:style-name="ce1" office:value-type="string" calcext:value-type="string">
            <text:p>лопну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wegen</text:p>
          </table:table-cell>
          <table:table-cell table:style-name="ce1" office:value-type="string" calcext:value-type="string">
            <text:p>bewegt</text:p>
          </table:table-cell>
          <table:table-cell table:style-name="ce1" office:value-type="string" calcext:value-type="string">
            <text:p>bewog</text:p>
          </table:table-cell>
          <table:table-cell table:style-name="ce1" office:value-type="string" calcext:value-type="string">
            <text:p><text:s/>hat bewogen</text:p>
          </table:table-cell>
          <table:table-cell table:style-name="ce1" office:value-type="string" calcext:value-type="string">
            <text:p><text:s/>склон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iegen</text:p>
          </table:table-cell>
          <table:table-cell table:style-name="ce1" office:value-type="string" calcext:value-type="string">
            <text:p>biegt</text:p>
          </table:table-cell>
          <table:table-cell table:style-name="ce1" office:value-type="string" calcext:value-type="string">
            <text:p>bog</text:p>
          </table:table-cell>
          <table:table-cell table:style-name="ce1" office:value-type="string" calcext:value-type="string">
            <text:p>hat gebogen</text:p>
          </table:table-cell>
          <table:table-cell table:style-name="ce1" office:value-type="string" calcext:value-type="string">
            <text:p>гну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ieten</text:p>
          </table:table-cell>
          <table:table-cell table:style-name="ce1" office:value-type="string" calcext:value-type="string">
            <text:p>bietet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hat geboten</text:p>
          </table:table-cell>
          <table:table-cell table:style-name="ce1" office:value-type="string" calcext:value-type="string">
            <text:p>предла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inden</text:p>
          </table:table-cell>
          <table:table-cell table:style-name="ce1" office:value-type="string" calcext:value-type="string">
            <text:p>bindet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hat gebunden</text:p>
          </table:table-cell>
          <table:table-cell table:style-name="ce1" office:value-type="string" calcext:value-type="string">
            <text:p>связ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itten</text:p>
          </table:table-cell>
          <table:table-cell table:style-name="ce1" office:value-type="string" calcext:value-type="string">
            <text:p>bittet</text:p>
          </table:table-cell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hat gebeten</text:p>
          </table:table-cell>
          <table:table-cell table:style-name="ce1" office:value-type="string" calcext:value-type="string">
            <text:p>прос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lasen</text:p>
          </table:table-cell>
          <table:table-cell table:style-name="ce1" office:value-type="string" calcext:value-type="string">
            <text:p>bläst</text:p>
          </table:table-cell>
          <table:table-cell table:style-name="ce1" office:value-type="string" calcext:value-type="string">
            <text:p>blies</text:p>
          </table:table-cell>
          <table:table-cell table:style-name="ce1" office:value-type="string" calcext:value-type="string">
            <text:p>hat geblasen</text:p>
          </table:table-cell>
          <table:table-cell table:style-name="ce1" office:value-type="string" calcext:value-type="string">
            <text:p>ду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leiben</text:p>
          </table:table-cell>
          <table:table-cell table:style-name="ce1" office:value-type="string" calcext:value-type="string">
            <text:p>bleibt</text:p>
          </table:table-cell>
          <table:table-cell table:style-name="ce1" office:value-type="string" calcext:value-type="string">
            <text:p>blieb</text:p>
          </table:table-cell>
          <table:table-cell table:style-name="ce1" office:value-type="string" calcext:value-type="string">
            <text:p>ist geblieben</text:p>
          </table:table-cell>
          <table:table-cell table:style-name="ce1" office:value-type="string" calcext:value-type="string">
            <text:p>оставаться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eichen</text:p>
          </table:table-cell>
          <table:table-cell table:style-name="ce1" office:value-type="string" calcext:value-type="string">
            <text:p>bleicht</text:p>
          </table:table-cell>
          <table:table-cell table:style-name="ce1" office:value-type="string" calcext:value-type="string">
            <text:p>blich</text:p>
          </table:table-cell>
          <table:table-cell table:style-name="ce1" office:value-type="string" calcext:value-type="string">
            <text:p>hat/ist geblichen</text:p>
          </table:table-cell>
          <table:table-cell table:style-name="ce1" office:value-type="string" calcext:value-type="string">
            <text:p>лин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raten</text:p>
          </table:table-cell>
          <table:table-cell table:style-name="ce1" office:value-type="string" calcext:value-type="string">
            <text:p>brät</text:p>
          </table:table-cell>
          <table:table-cell table:style-name="ce1" office:value-type="string" calcext:value-type="string">
            <text:p>briet</text:p>
          </table:table-cell>
          <table:table-cell table:style-name="ce1" office:value-type="string" calcext:value-type="string">
            <text:p>hat gebraten</text:p>
          </table:table-cell>
          <table:table-cell table:style-name="ce1" office:value-type="string" calcext:value-type="string">
            <text:p>жар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rechen</text:p>
          </table:table-cell>
          <table:table-cell table:style-name="ce1" office:value-type="string" calcext:value-type="string">
            <text:p>bricht</text:p>
          </table:table-cell>
          <table:table-cell table:style-name="ce1" office:value-type="string" calcext:value-type="string">
            <text:p>brach</text:p>
          </table:table-cell>
          <table:table-cell table:style-name="ce1" office:value-type="string" calcext:value-type="string">
            <text:p>hat/ist gebrochen</text:p>
          </table:table-cell>
          <table:table-cell table:style-name="ce1" office:value-type="string" calcext:value-type="string">
            <text:p>лом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brennen</text:p>
          </table:table-cell>
          <table:table-cell table:style-name="ce1" office:value-type="string" calcext:value-type="string">
            <text:p>brennt</text:p>
          </table:table-cell>
          <table:table-cell table:style-name="ce1" office:value-type="string" calcext:value-type="string">
            <text:p>brannte</text:p>
          </table:table-cell>
          <table:table-cell table:style-name="ce1" office:value-type="string" calcext:value-type="string">
            <text:p>hat gebrannt</text:p>
          </table:table-cell>
          <table:table-cell table:style-name="ce1" office:value-type="string" calcext:value-type="string">
            <text:p>горе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bringen</text:p>
          </table:table-cell>
          <table:table-cell table:style-name="ce1" office:value-type="string" calcext:value-type="string">
            <text:p>bringt</text:p>
          </table:table-cell>
          <table:table-cell table:style-name="ce1" office:value-type="string" calcext:value-type="string">
            <text:p>brachte</text:p>
          </table:table-cell>
          <table:table-cell table:style-name="ce1" office:value-type="string" calcext:value-type="string">
            <text:p>hat gebracht</text:p>
          </table:table-cell>
          <table:table-cell table:style-name="ce1" office:value-type="string" calcext:value-type="string">
            <text:p>приноси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denken</text:p>
          </table:table-cell>
          <table:table-cell table:style-name="ce1" office:value-type="string" calcext:value-type="string">
            <text:p>denkt</text:p>
          </table:table-cell>
          <table:table-cell table:style-name="ce1" office:value-type="string" calcext:value-type="string">
            <text:p>dachte</text:p>
          </table:table-cell>
          <table:table-cell table:style-name="ce1" office:value-type="string" calcext:value-type="string">
            <text:p>hat gedacht</text:p>
          </table:table-cell>
          <table:table-cell table:style-name="ce1" office:value-type="string" calcext:value-type="string">
            <text:p>дум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dreschen</text:p>
          </table:table-cell>
          <table:table-cell table:style-name="ce1" office:value-type="string" calcext:value-type="string">
            <text:p>drischt</text:p>
          </table:table-cell>
          <table:table-cell table:style-name="ce1" office:value-type="string" calcext:value-type="string">
            <text:p>drosch</text:p>
          </table:table-cell>
          <table:table-cell table:style-name="ce1" office:value-type="string" calcext:value-type="string">
            <text:p>hat gedroschen</text:p>
          </table:table-cell>
          <table:table-cell table:style-name="ce1" office:value-type="string" calcext:value-type="string">
            <text:p>молот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dringen</text:p>
          </table:table-cell>
          <table:table-cell table:style-name="ce1" office:value-type="string" calcext:value-type="string">
            <text:p>dringt</text:p>
          </table:table-cell>
          <table:table-cell table:style-name="ce1" office:value-type="string" calcext:value-type="string">
            <text:p>drang</text:p>
          </table:table-cell>
          <table:table-cell table:style-name="ce1" office:value-type="string" calcext:value-type="string">
            <text:p>hat/ist gedrungen</text:p>
          </table:table-cell>
          <table:table-cell table:style-name="ce1" office:value-type="string" calcext:value-type="string">
            <text:p>проник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dürfen</text:p>
          </table:table-cell>
          <table:table-cell table:style-name="ce1" office:value-type="string" calcext:value-type="string">
            <text:p>darf</text:p>
          </table:table-cell>
          <table:table-cell table:style-name="ce1" office:value-type="string" calcext:value-type="string">
            <text:p>durfte</text:p>
          </table:table-cell>
          <table:table-cell table:style-name="ce1" office:value-type="string" calcext:value-type="string">
            <text:p>hat gedurft</text:p>
          </table:table-cell>
          <table:table-cell table:style-name="ce1" office:value-type="string" calcext:value-type="string">
            <text:p>мочь (иметь разрешение)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empfangen</text:p>
          </table:table-cell>
          <table:table-cell table:style-name="ce1" office:value-type="string" calcext:value-type="string">
            <text:p>empfängt</text:p>
          </table:table-cell>
          <table:table-cell table:style-name="ce1" office:value-type="string" calcext:value-type="string">
            <text:p>empfing</text:p>
          </table:table-cell>
          <table:table-cell table:style-name="ce1" office:value-type="string" calcext:value-type="string">
            <text:p>hat empfangen</text:p>
          </table:table-cell>
          <table:table-cell table:style-name="ce1" office:value-type="string" calcext:value-type="string">
            <text:p>приним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empfehlen</text:p>
          </table:table-cell>
          <table:table-cell table:style-name="ce1" office:value-type="string" calcext:value-type="string">
            <text:p>empfiehlt</text:p>
          </table:table-cell>
          <table:table-cell table:style-name="ce1" office:value-type="string" calcext:value-type="string">
            <text:p>empfahl</text:p>
          </table:table-cell>
          <table:table-cell table:style-name="ce1" office:value-type="string" calcext:value-type="string">
            <text:p>hat empfohlen</text:p>
          </table:table-cell>
          <table:table-cell table:style-name="ce1" office:value-type="string" calcext:value-type="string">
            <text:p>рекомендов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challen</text:p>
          </table:table-cell>
          <table:table-cell office:value-type="string" calcext:value-type="string">
            <text:p>erschallt</text:p>
          </table:table-cell>
          <table:table-cell office:value-type="string" calcext:value-type="string">
            <text:p>erscholl</text:p>
          </table:table-cell>
          <table:table-cell office:value-type="string" calcext:value-type="string">
            <text:p>ist erschollen</text:p>
          </table:table-cell>
          <table:table-cell office:value-type="string" calcext:value-type="string">
            <text:p>зазвуч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challen</text:p>
          </table:table-cell>
          <table:table-cell office:value-type="string" calcext:value-type="string">
            <text:p>erschallt</text:p>
          </table:table-cell>
          <table:table-cell office:value-type="string" calcext:value-type="string">
            <text:p>erschallte</text:p>
          </table:table-cell>
          <table:table-cell office:value-type="string" calcext:value-type="string">
            <text:p>ist erschallt</text:p>
          </table:table-cell>
          <table:table-cell office:value-type="string" calcext:value-type="string">
            <text:p>зазвуч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erlöschen</text:p>
          </table:table-cell>
          <table:table-cell table:style-name="ce1" office:value-type="string" calcext:value-type="string">
            <text:p>erlischt</text:p>
          </table:table-cell>
          <table:table-cell table:style-name="ce1" office:value-type="string" calcext:value-type="string">
            <text:p>erlosch</text:p>
          </table:table-cell>
          <table:table-cell table:style-name="ce1" office:value-type="string" calcext:value-type="string">
            <text:p>ist erloschen</text:p>
          </table:table-cell>
          <table:table-cell table:style-name="ce1" office:value-type="string" calcext:value-type="string">
            <text:p>потухать, прекращ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erschrecken</text:p>
          </table:table-cell>
          <table:table-cell table:style-name="ce1" office:value-type="string" calcext:value-type="string">
            <text:p>erschrickt</text:p>
          </table:table-cell>
          <table:table-cell table:style-name="ce1" office:value-type="string" calcext:value-type="string">
            <text:p>erschrak</text:p>
          </table:table-cell>
          <table:table-cell table:style-name="ce1" office:value-type="string" calcext:value-type="string">
            <text:p>ist erschrocken</text:p>
          </table:table-cell>
          <table:table-cell table:style-name="ce1" office:value-type="string" calcext:value-type="string">
            <text:p>пугаться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wägen</text:p>
          </table:table-cell>
          <table:table-cell table:style-name="Default" office:value-type="string" calcext:value-type="string">
            <text:p>erwägt</text:p>
          </table:table-cell>
          <table:table-cell table:style-name="Default" office:value-type="string" calcext:value-type="string">
            <text:p>erwog</text:p>
          </table:table-cell>
          <table:table-cell table:style-name="Default" office:value-type="string" calcext:value-type="string">
            <text:p>hat erwogen</text:p>
          </table:table-cell>
          <table:table-cell table:style-name="Default" office:value-type="string" calcext:value-type="string">
            <text:p>взвеш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isst</text:p>
          </table:table-cell>
          <table:table-cell table:style-name="ce1" office:value-type="string" calcext:value-type="string">
            <text:p>aß</text:p>
          </table:table-cell>
          <table:table-cell table:style-name="ce1" office:value-type="string" calcext:value-type="string">
            <text:p>hat gegessen</text:p>
          </table:table-cell>
          <table:table-cell table:style-name="ce1" office:value-type="string" calcext:value-type="string">
            <text:p>есть, куш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ahren</text:p>
          </table:table-cell>
          <table:table-cell table:style-name="ce1" office:value-type="string" calcext:value-type="string">
            <text:p>fährt</text:p>
          </table:table-cell>
          <table:table-cell table:style-name="ce1" office:value-type="string" calcext:value-type="string">
            <text:p>fuhr</text:p>
          </table:table-cell>
          <table:table-cell table:style-name="ce1" office:value-type="string" calcext:value-type="string">
            <text:p>hat/ist gefahren</text:p>
          </table:table-cell>
          <table:table-cell table:style-name="ce1" office:value-type="string" calcext:value-type="string">
            <text:p>ехать, ез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allen</text:p>
          </table:table-cell>
          <table:table-cell table:style-name="ce1" office:value-type="string" calcext:value-type="string">
            <text:p>fällt</text:p>
          </table:table-cell>
          <table:table-cell table:style-name="ce1" office:value-type="string" calcext:value-type="string">
            <text:p>fiel</text:p>
          </table:table-cell>
          <table:table-cell table:style-name="ce1" office:value-type="string" calcext:value-type="string">
            <text:p>ist gefallen</text:p>
          </table:table-cell>
          <table:table-cell table:style-name="ce1" office:value-type="string" calcext:value-type="string">
            <text:p>пад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angen</text:p>
          </table:table-cell>
          <table:table-cell table:style-name="ce1" office:value-type="string" calcext:value-type="string">
            <text:p>fängt</text:p>
          </table:table-cell>
          <table:table-cell table:style-name="ce1" office:value-type="string" calcext:value-type="string">
            <text:p>fing</text:p>
          </table:table-cell>
          <table:table-cell table:style-name="ce1" office:value-type="string" calcext:value-type="string">
            <text:p>hat gefangen</text:p>
          </table:table-cell>
          <table:table-cell table:style-name="ce1" office:value-type="string" calcext:value-type="string">
            <text:p>лов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echten</text:p>
          </table:table-cell>
          <table:table-cell table:style-name="ce1" office:value-type="string" calcext:value-type="string">
            <text:p>ficht</text:p>
          </table:table-cell>
          <table:table-cell table:style-name="ce1" office:value-type="string" calcext:value-type="string">
            <text:p>focht</text:p>
          </table:table-cell>
          <table:table-cell table:style-name="ce1" office:value-type="string" calcext:value-type="string">
            <text:p>hat gefochten</text:p>
          </table:table-cell>
          <table:table-cell table:style-name="ce1" office:value-type="string" calcext:value-type="string">
            <text:p>фехто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inden</text:p>
          </table:table-cell>
          <table:table-cell table:style-name="ce1" office:value-type="string" calcext:value-type="string">
            <text:p>findet</text:p>
          </table:table-cell>
          <table:table-cell table:style-name="ce1" office:value-type="string" calcext:value-type="string">
            <text:p>fand</text:p>
          </table:table-cell>
          <table:table-cell table:style-name="ce1" office:value-type="string" calcext:value-type="string">
            <text:p>hat gefunden</text:p>
          </table:table-cell>
          <table:table-cell table:style-name="ce1" office:value-type="string" calcext:value-type="string">
            <text:p>нах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lechten</text:p>
          </table:table-cell>
          <table:table-cell table:style-name="ce1" office:value-type="string" calcext:value-type="string">
            <text:p>flicht</text:p>
          </table:table-cell>
          <table:table-cell table:style-name="ce1" office:value-type="string" calcext:value-type="string">
            <text:p>flocht</text:p>
          </table:table-cell>
          <table:table-cell table:style-name="ce1" office:value-type="string" calcext:value-type="string">
            <text:p>hat geflochten</text:p>
          </table:table-cell>
          <table:table-cell table:style-name="ce1" office:value-type="string" calcext:value-type="string">
            <text:p>плести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liegen</text:p>
          </table:table-cell>
          <table:table-cell table:style-name="ce1" office:value-type="string" calcext:value-type="string">
            <text:p>fliegt</text:p>
          </table:table-cell>
          <table:table-cell table:style-name="ce1" office:value-type="string" calcext:value-type="string">
            <text:p>flog</text:p>
          </table:table-cell>
          <table:table-cell table:style-name="ce1" office:value-type="string" calcext:value-type="string">
            <text:p>hat/ist geflogen</text:p>
          </table:table-cell>
          <table:table-cell table:style-name="ce1" office:value-type="string" calcext:value-type="string">
            <text:p>лет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liehen</text:p>
          </table:table-cell>
          <table:table-cell table:style-name="ce1" office:value-type="string" calcext:value-type="string">
            <text:p>flieht</text:p>
          </table:table-cell>
          <table:table-cell table:style-name="ce1" office:value-type="string" calcext:value-type="string">
            <text:p>floh</text:p>
          </table:table-cell>
          <table:table-cell table:style-name="ce1" office:value-type="string" calcext:value-type="string">
            <text:p>ist geflohen</text:p>
          </table:table-cell>
          <table:table-cell table:style-name="ce1" office:value-type="string" calcext:value-type="string">
            <text:p>убегать, удир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ließen</text:p>
          </table:table-cell>
          <table:table-cell table:style-name="ce1" office:value-type="string" calcext:value-type="string">
            <text:p>fließt</text:p>
          </table:table-cell>
          <table:table-cell table:style-name="ce1" office:value-type="string" calcext:value-type="string">
            <text:p>floss</text:p>
          </table:table-cell>
          <table:table-cell table:style-name="ce1" office:value-type="string" calcext:value-type="string">
            <text:p>ist geflossen</text:p>
          </table:table-cell>
          <table:table-cell table:style-name="ce1" office:value-type="string" calcext:value-type="string">
            <text:p>течь, ли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ressen</text:p>
          </table:table-cell>
          <table:table-cell table:style-name="ce1" office:value-type="string" calcext:value-type="string">
            <text:p>frisst</text:p>
          </table:table-cell>
          <table:table-cell table:style-name="ce1" office:value-type="string" calcext:value-type="string">
            <text:p>fraß</text:p>
          </table:table-cell>
          <table:table-cell table:style-name="ce1" office:value-type="string" calcext:value-type="string">
            <text:p>hat gefressen</text:p>
          </table:table-cell>
          <table:table-cell table:style-name="ce1" office:value-type="string" calcext:value-type="string">
            <text:p>жрать, лоп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frieren</text:p>
          </table:table-cell>
          <table:table-cell table:style-name="ce1" office:value-type="string" calcext:value-type="string">
            <text:p>friert</text:p>
          </table:table-cell>
          <table:table-cell table:style-name="ce1" office:value-type="string" calcext:value-type="string">
            <text:p>fror</text:p>
          </table:table-cell>
          <table:table-cell table:style-name="ce1" office:value-type="string" calcext:value-type="string">
            <text:p>hat gefroren</text:p>
          </table:table-cell>
          <table:table-cell table:style-name="ce1" office:value-type="string" calcext:value-type="string">
            <text:p>замерз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ären</text:p>
          </table:table-cell>
          <table:table-cell table:style-name="ce1" office:value-type="string" calcext:value-type="string">
            <text:p>gärt</text:p>
          </table:table-cell>
          <table:table-cell table:style-name="ce1" office:value-type="string" calcext:value-type="string">
            <text:p>gor</text:p>
          </table:table-cell>
          <table:table-cell table:style-name="ce1" office:value-type="string" calcext:value-type="string">
            <text:p>ist gegoren</text:p>
          </table:table-cell>
          <table:table-cell table:style-name="ce1" office:value-type="string" calcext:value-type="string">
            <text:p>бр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bären</text:p>
          </table:table-cell>
          <table:table-cell table:style-name="ce1" office:value-type="string" calcext:value-type="string">
            <text:p>gebärt</text:p>
          </table:table-cell>
          <table:table-cell table:style-name="ce1" office:value-type="string" calcext:value-type="string">
            <text:p>gebar</text:p>
          </table:table-cell>
          <table:table-cell table:style-name="ce1" office:value-type="string" calcext:value-type="string">
            <text:p>hat/ist geboren</text:p>
          </table:table-cell>
          <table:table-cell table:style-name="ce1" office:value-type="string" calcext:value-type="string">
            <text:p>р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bären</text:p>
          </table:table-cell>
          <table:table-cell table:style-name="ce1" office:value-type="string" calcext:value-type="string">
            <text:p>gebiert</text:p>
          </table:table-cell>
          <table:table-cell table:style-name="ce1" office:value-type="string" calcext:value-type="string">
            <text:p>gebar</text:p>
          </table:table-cell>
          <table:table-cell table:style-name="ce1" office:value-type="string" calcext:value-type="string">
            <text:p>hat/ist geboren</text:p>
          </table:table-cell>
          <table:table-cell table:style-name="ce1" office:value-type="string" calcext:value-type="string">
            <text:p>р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ben</text:p>
          </table:table-cell>
          <table:table-cell table:style-name="ce1" office:value-type="string" calcext:value-type="string">
            <text:p>gibt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hat gegeben</text:p>
          </table:table-cell>
          <table:table-cell table:style-name="ce1" office:value-type="string" calcext:value-type="string">
            <text:p>да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deihen</text:p>
          </table:table-cell>
          <table:table-cell table:style-name="ce1" office:value-type="string" calcext:value-type="string">
            <text:p>gedeiht</text:p>
          </table:table-cell>
          <table:table-cell table:style-name="ce1" office:value-type="string" calcext:value-type="string">
            <text:p>gedieh</text:p>
          </table:table-cell>
          <table:table-cell table:style-name="ce1" office:value-type="string" calcext:value-type="string">
            <text:p>ist gediehen</text:p>
          </table:table-cell>
          <table:table-cell table:style-name="ce1" office:value-type="string" calcext:value-type="string">
            <text:p>расти, преуспе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hen</text:p>
          </table:table-cell>
          <table:table-cell table:style-name="ce1" office:value-type="string" calcext:value-type="string">
            <text:p>geht</text:p>
          </table:table-cell>
          <table:table-cell table:style-name="ce1" office:value-type="string" calcext:value-type="string">
            <text:p>ging</text:p>
          </table:table-cell>
          <table:table-cell table:style-name="ce1" office:value-type="string" calcext:value-type="string">
            <text:p>ist gegangen</text:p>
          </table:table-cell>
          <table:table-cell table:style-name="ce1" office:value-type="string" calcext:value-type="string">
            <text:p>идти, х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lingen</text:p>
          </table:table-cell>
          <table:table-cell table:style-name="ce1" office:value-type="string" calcext:value-type="string">
            <text:p>gelingt</text:p>
          </table:table-cell>
          <table:table-cell table:style-name="ce1" office:value-type="string" calcext:value-type="string">
            <text:p>gelang</text:p>
          </table:table-cell>
          <table:table-cell table:style-name="ce1" office:value-type="string" calcext:value-type="string">
            <text:p>ist gelungen</text:p>
          </table:table-cell>
          <table:table-cell table:style-name="ce1" office:value-type="string" calcext:value-type="string">
            <text:p>удав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lten</text:p>
          </table:table-cell>
          <table:table-cell table:style-name="ce1" office:value-type="string" calcext:value-type="string">
            <text:p>gilt</text:p>
          </table:table-cell>
          <table:table-cell table:style-name="ce1" office:value-type="string" calcext:value-type="string">
            <text:p>galt</text:p>
          </table:table-cell>
          <table:table-cell table:style-name="ce1" office:value-type="string" calcext:value-type="string">
            <text:p>hat gegolten</text:p>
          </table:table-cell>
          <table:table-cell table:style-name="ce1" office:value-type="string" calcext:value-type="string">
            <text:p>стоить, цени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nesen</text:p>
          </table:table-cell>
          <table:table-cell table:style-name="ce1" office:value-type="string" calcext:value-type="string">
            <text:p>genest</text:p>
          </table:table-cell>
          <table:table-cell table:style-name="ce1" office:value-type="string" calcext:value-type="string">
            <text:p>genas</text:p>
          </table:table-cell>
          <table:table-cell table:style-name="ce1" office:value-type="string" calcext:value-type="string">
            <text:p>ist genesen</text:p>
          </table:table-cell>
          <table:table-cell table:style-name="ce1" office:value-type="string" calcext:value-type="string">
            <text:p>выздоравл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nießen</text:p>
          </table:table-cell>
          <table:table-cell table:style-name="ce1" office:value-type="string" calcext:value-type="string">
            <text:p>genießt</text:p>
          </table:table-cell>
          <table:table-cell table:style-name="ce1" office:value-type="string" calcext:value-type="string">
            <text:p>genoss</text:p>
          </table:table-cell>
          <table:table-cell table:style-name="ce1" office:value-type="string" calcext:value-type="string">
            <text:p>hat genossen</text:p>
          </table:table-cell>
          <table:table-cell table:style-name="ce1" office:value-type="string" calcext:value-type="string">
            <text:p>наслажд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eschehen</text:p>
          </table:table-cell>
          <table:table-cell table:style-name="ce1" office:value-type="string" calcext:value-type="string">
            <text:p>geschieht</text:p>
          </table:table-cell>
          <table:table-cell table:style-name="ce1" office:value-type="string" calcext:value-type="string">
            <text:p>geschah</text:p>
          </table:table-cell>
          <table:table-cell table:style-name="ce1" office:value-type="string" calcext:value-type="string">
            <text:p>ist geschehen</text:p>
          </table:table-cell>
          <table:table-cell table:style-name="ce1" office:value-type="string" calcext:value-type="string">
            <text:p>происходи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gewinnen</text:p>
          </table:table-cell>
          <table:table-cell table:style-name="ce1" office:value-type="string" calcext:value-type="string">
            <text:p>gewinnt</text:p>
          </table:table-cell>
          <table:table-cell table:style-name="ce1" office:value-type="string" calcext:value-type="string">
            <text:p>gewann</text:p>
          </table:table-cell>
          <table:table-cell table:style-name="ce1" office:value-type="string" calcext:value-type="string">
            <text:p>hat gewonnen</text:p>
          </table:table-cell>
          <table:table-cell table:style-name="ce1" office:value-type="string" calcext:value-type="string">
            <text:p>выигры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gießen</text:p>
          </table:table-cell>
          <table:table-cell table:style-name="ce1" office:value-type="string" calcext:value-type="string">
            <text:p>gießt</text:p>
          </table:table-cell>
          <table:table-cell table:style-name="ce1" office:value-type="string" calcext:value-type="string">
            <text:p>goss</text:p>
          </table:table-cell>
          <table:table-cell table:style-name="ce1" office:value-type="string" calcext:value-type="string">
            <text:p>hat gegossen</text:p>
          </table:table-cell>
          <table:table-cell table:style-name="ce1" office:value-type="string" calcext:value-type="string">
            <text:p>лить, нали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gleichen</text:p>
          </table:table-cell>
          <table:table-cell table:style-name="ce1" office:value-type="string" calcext:value-type="string">
            <text:p>gleicht</text:p>
          </table:table-cell>
          <table:table-cell table:style-name="ce1" office:value-type="string" calcext:value-type="string">
            <text:p>glich</text:p>
          </table:table-cell>
          <table:table-cell table:style-name="ce1" office:value-type="string" calcext:value-type="string">
            <text:p>hat geglichen</text:p>
          </table:table-cell>
          <table:table-cell table:style-name="ce1" office:value-type="string" calcext:value-type="string">
            <text:p>выравни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gleiten</text:p>
          </table:table-cell>
          <table:table-cell table:style-name="ce1" office:value-type="string" calcext:value-type="string">
            <text:p>gleitet</text:p>
          </table:table-cell>
          <table:table-cell table:style-name="ce1" office:value-type="string" calcext:value-type="string">
            <text:p>glitt</text:p>
          </table:table-cell>
          <table:table-cell table:style-name="ce1" office:value-type="string" calcext:value-type="string">
            <text:p>ist geglitten</text:p>
          </table:table-cell>
          <table:table-cell table:style-name="ce1" office:value-type="string" calcext:value-type="string">
            <text:p>скольз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limmen</text:p>
          </table:table-cell>
          <table:table-cell office:value-type="string" calcext:value-type="string">
            <text:p>glimmt</text:p>
          </table:table-cell>
          <table:table-cell office:value-type="string" calcext:value-type="string">
            <text:p>glomm</text:p>
          </table:table-cell>
          <table:table-cell office:value-type="string" calcext:value-type="string">
            <text:p>hat geglommen</text:p>
          </table:table-cell>
          <table:table-cell office:value-type="string" calcext:value-type="string">
            <text:p>тле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graben</text:p>
          </table:table-cell>
          <table:table-cell table:style-name="ce1" office:value-type="string" calcext:value-type="string">
            <text:p>gräbt</text:p>
          </table:table-cell>
          <table:table-cell table:style-name="ce1" office:value-type="string" calcext:value-type="string">
            <text:p>grub</text:p>
          </table:table-cell>
          <table:table-cell table:style-name="ce1" office:value-type="string" calcext:value-type="string">
            <text:p>hat gegraben</text:p>
          </table:table-cell>
          <table:table-cell table:style-name="ce1" office:value-type="string" calcext:value-type="string">
            <text:p>коп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greifen</text:p>
          </table:table-cell>
          <table:table-cell table:style-name="ce1" office:value-type="string" calcext:value-type="string">
            <text:p>greift</text:p>
          </table:table-cell>
          <table:table-cell table:style-name="ce1" office:value-type="string" calcext:value-type="string">
            <text:p>griff</text:p>
          </table:table-cell>
          <table:table-cell table:style-name="ce1" office:value-type="string" calcext:value-type="string">
            <text:p>hat gegriffen</text:p>
          </table:table-cell>
          <table:table-cell table:style-name="ce1" office:value-type="string" calcext:value-type="string">
            <text:p>браться (за что-л.)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haben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hatte</text:p>
          </table:table-cell>
          <table:table-cell table:style-name="ce1" office:value-type="string" calcext:value-type="string">
            <text:p>hat gehabt</text:p>
          </table:table-cell>
          <table:table-cell table:style-name="ce1" office:value-type="string" calcext:value-type="string">
            <text:p>име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halten</text:p>
          </table:table-cell>
          <table:table-cell table:style-name="ce1" office:value-type="string" calcext:value-type="string">
            <text:p>hält</text:p>
          </table:table-cell>
          <table:table-cell table:style-name="ce1" office:value-type="string" calcext:value-type="string">
            <text:p>hielt</text:p>
          </table:table-cell>
          <table:table-cell table:style-name="ce1" office:value-type="string" calcext:value-type="string">
            <text:p>hat gehalten</text:p>
          </table:table-cell>
          <table:table-cell table:style-name="ce1" office:value-type="string" calcext:value-type="string">
            <text:p>держ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hängen</text:p>
          </table:table-cell>
          <table:table-cell table:style-name="ce1" office:value-type="string" calcext:value-type="string">
            <text:p>hängt</text:p>
          </table:table-cell>
          <table:table-cell table:style-name="ce1" office:value-type="string" calcext:value-type="string">
            <text:p>hing</text:p>
          </table:table-cell>
          <table:table-cell table:style-name="ce1" office:value-type="string" calcext:value-type="string">
            <text:p>hat gehangen</text:p>
          </table:table-cell>
          <table:table-cell table:style-name="ce1" office:value-type="string" calcext:value-type="string">
            <text:p>висе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hauen</text:p>
          </table:table-cell>
          <table:table-cell table:style-name="ce1" office:value-type="string" calcext:value-type="string">
            <text:p>haut</text:p>
          </table:table-cell>
          <table:table-cell table:style-name="ce1" office:value-type="string" calcext:value-type="string">
            <text:p>haute/hieb</text:p>
          </table:table-cell>
          <table:table-cell table:style-name="ce1" office:value-type="string" calcext:value-type="string">
            <text:p>hat/ist gehauen</text:p>
          </table:table-cell>
          <table:table-cell table:style-name="ce1" office:value-type="string" calcext:value-type="string">
            <text:p>руб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heben</text:p>
          </table:table-cell>
          <table:table-cell table:style-name="ce1" office:value-type="string" calcext:value-type="string">
            <text:p>hebt</text:p>
          </table:table-cell>
          <table:table-cell table:style-name="ce1" office:value-type="string" calcext:value-type="string">
            <text:p>hob</text:p>
          </table:table-cell>
          <table:table-cell table:style-name="ce1" office:value-type="string" calcext:value-type="string">
            <text:p>hat gehoben</text:p>
          </table:table-cell>
          <table:table-cell table:style-name="ce1" office:value-type="string" calcext:value-type="string">
            <text:p>подним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heißen</text:p>
          </table:table-cell>
          <table:table-cell table:style-name="ce1" office:value-type="string" calcext:value-type="string">
            <text:p>heißt</text:p>
          </table:table-cell>
          <table:table-cell table:style-name="ce1" office:value-type="string" calcext:value-type="string">
            <text:p>hieß</text:p>
          </table:table-cell>
          <table:table-cell table:style-name="ce1" office:value-type="string" calcext:value-type="string">
            <text:p>hat geheißen</text:p>
          </table:table-cell>
          <table:table-cell table:style-name="ce1" office:value-type="string" calcext:value-type="string">
            <text:p>назыв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helfen</text:p>
          </table:table-cell>
          <table:table-cell table:style-name="ce1" office:value-type="string" calcext:value-type="string">
            <text:p>hilft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hat geholfen</text:p>
          </table:table-cell>
          <table:table-cell table:style-name="ce1" office:value-type="string" calcext:value-type="string">
            <text:p>помо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ennen</text:p>
          </table:table-cell>
          <table:table-cell table:style-name="ce1" office:value-type="string" calcext:value-type="string">
            <text:p>kennt</text:p>
          </table:table-cell>
          <table:table-cell table:style-name="ce1" office:value-type="string" calcext:value-type="string">
            <text:p>kannte</text:p>
          </table:table-cell>
          <table:table-cell table:style-name="ce1" office:value-type="string" calcext:value-type="string">
            <text:p>hat gekannt</text:p>
          </table:table-cell>
          <table:table-cell table:style-name="ce1" office:value-type="string" calcext:value-type="string">
            <text:p>зн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limmen</text:p>
          </table:table-cell>
          <table:table-cell office:value-type="string" calcext:value-type="string">
            <text:p>klimmt</text:p>
          </table:table-cell>
          <table:table-cell office:value-type="string" calcext:value-type="string">
            <text:p>klomm</text:p>
          </table:table-cell>
          <table:table-cell office:value-type="string" calcext:value-type="string">
            <text:p>ist geklommen</text:p>
          </table:table-cell>
          <table:table-cell office:value-type="string" calcext:value-type="string">
            <text:p>взбир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lingen</text:p>
          </table:table-cell>
          <table:table-cell table:style-name="ce1" office:value-type="string" calcext:value-type="string">
            <text:p>klingt</text:p>
          </table:table-cell>
          <table:table-cell table:style-name="ce1" office:value-type="string" calcext:value-type="string">
            <text:p>klang</text:p>
          </table:table-cell>
          <table:table-cell table:style-name="ce1" office:value-type="string" calcext:value-type="string">
            <text:p>hat geklungen</text:p>
          </table:table-cell>
          <table:table-cell table:style-name="ce1" office:value-type="string" calcext:value-type="string">
            <text:p>звен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neifen</text:p>
          </table:table-cell>
          <table:table-cell table:style-name="ce1" office:value-type="string" calcext:value-type="string">
            <text:p>kneift</text:p>
          </table:table-cell>
          <table:table-cell table:style-name="ce1" office:value-type="string" calcext:value-type="string">
            <text:p>kniff</text:p>
          </table:table-cell>
          <table:table-cell table:style-name="ce1" office:value-type="string" calcext:value-type="string">
            <text:p>hat gekniffen</text:p>
          </table:table-cell>
          <table:table-cell table:style-name="ce1" office:value-type="string" calcext:value-type="string">
            <text:p>щип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ommen</text:p>
          </table:table-cell>
          <table:table-cell table:style-name="ce1" office:value-type="string" calcext:value-type="string">
            <text:p>kommt</text:p>
          </table:table-cell>
          <table:table-cell table:style-name="ce1" office:value-type="string" calcext:value-type="string">
            <text:p>kam</text:p>
          </table:table-cell>
          <table:table-cell table:style-name="ce1" office:value-type="string" calcext:value-type="string">
            <text:p>ist gekommen</text:p>
          </table:table-cell>
          <table:table-cell table:style-name="ce1" office:value-type="string" calcext:value-type="string">
            <text:p>приход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önnen</text:p>
          </table:table-cell>
          <table:table-cell table:style-name="ce1" office:value-type="string" calcext:value-type="string">
            <text:p>kann</text:p>
          </table:table-cell>
          <table:table-cell table:style-name="ce1" office:value-type="string" calcext:value-type="string">
            <text:p>konnte</text:p>
          </table:table-cell>
          <table:table-cell table:style-name="ce1" office:value-type="string" calcext:value-type="string">
            <text:p>hat gekonnt</text:p>
          </table:table-cell>
          <table:table-cell table:style-name="ce1" office:value-type="string" calcext:value-type="string">
            <text:p>моч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kriechen</text:p>
          </table:table-cell>
          <table:table-cell table:style-name="ce1" office:value-type="string" calcext:value-type="string">
            <text:p>kriecht</text:p>
          </table:table-cell>
          <table:table-cell table:style-name="ce1" office:value-type="string" calcext:value-type="string">
            <text:p>kroch</text:p>
          </table:table-cell>
          <table:table-cell table:style-name="ce1" office:value-type="string" calcext:value-type="string">
            <text:p>ist gekrochen</text:p>
          </table:table-cell>
          <table:table-cell table:style-name="ce1" office:value-type="string" calcext:value-type="string">
            <text:p>полз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aden</text:p>
          </table:table-cell>
          <table:table-cell table:style-name="ce1" office:value-type="string" calcext:value-type="string">
            <text:p>lädt</text:p>
          </table:table-cell>
          <table:table-cell table:style-name="ce1" office:value-type="string" calcext:value-type="string">
            <text:p>lud</text:p>
          </table:table-cell>
          <table:table-cell table:style-name="ce1" office:value-type="string" calcext:value-type="string">
            <text:p>hat geladen</text:p>
          </table:table-cell>
          <table:table-cell table:style-name="ce1" office:value-type="string" calcext:value-type="string">
            <text:p>грузить, приглаш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assen</text:p>
          </table:table-cell>
          <table:table-cell table:style-name="ce1" office:value-type="string" calcext:value-type="string">
            <text:p>lässt</text:p>
          </table:table-cell>
          <table:table-cell table:style-name="ce1" office:value-type="string" calcext:value-type="string">
            <text:p>ließ</text:p>
          </table:table-cell>
          <table:table-cell table:style-name="ce1" office:value-type="string" calcext:value-type="string">
            <text:p>hat gelassen</text:p>
          </table:table-cell>
          <table:table-cell table:style-name="ce1" office:value-type="string" calcext:value-type="string">
            <text:p>позволять, вел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aufen</text:p>
          </table:table-cell>
          <table:table-cell table:style-name="ce1" office:value-type="string" calcext:value-type="string">
            <text:p>läuft</text:p>
          </table:table-cell>
          <table:table-cell table:style-name="ce1" office:value-type="string" calcext:value-type="string">
            <text:p>lief</text:p>
          </table:table-cell>
          <table:table-cell table:style-name="ce1" office:value-type="string" calcext:value-type="string">
            <text:p>ist gelaufen</text:p>
          </table:table-cell>
          <table:table-cell table:style-name="ce1" office:value-type="string" calcext:value-type="string">
            <text:p>бе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eiden</text:p>
          </table:table-cell>
          <table:table-cell table:style-name="ce1" office:value-type="string" calcext:value-type="string">
            <text:p>leidet</text:p>
          </table:table-cell>
          <table:table-cell table:style-name="ce1" office:value-type="string" calcext:value-type="string">
            <text:p>litt</text:p>
          </table:table-cell>
          <table:table-cell table:style-name="ce1" office:value-type="string" calcext:value-type="string">
            <text:p>hat gelitten</text:p>
          </table:table-cell>
          <table:table-cell table:style-name="ce1" office:value-type="string" calcext:value-type="string">
            <text:p>страдать, терп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eihen</text:p>
          </table:table-cell>
          <table:table-cell table:style-name="ce1" office:value-type="string" calcext:value-type="string">
            <text:p>leiht</text:p>
          </table:table-cell>
          <table:table-cell table:style-name="ce1" office:value-type="string" calcext:value-type="string">
            <text:p>lieh</text:p>
          </table:table-cell>
          <table:table-cell table:style-name="ce1" office:value-type="string" calcext:value-type="string">
            <text:p>hat geliehen</text:p>
          </table:table-cell>
          <table:table-cell table:style-name="ce1" office:value-type="string" calcext:value-type="string">
            <text:p>одалж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esen</text:p>
          </table:table-cell>
          <table:table-cell table:style-name="ce1" office:value-type="string" calcext:value-type="string">
            <text:p>liest</text:p>
          </table:table-cell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hat gelesen</text:p>
          </table:table-cell>
          <table:table-cell table:style-name="ce1" office:value-type="string" calcext:value-type="string">
            <text:p>чит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iegen</text:p>
          </table:table-cell>
          <table:table-cell table:style-name="ce1" office:value-type="string" calcext:value-type="string">
            <text:p>liegt</text:p>
          </table:table-cell>
          <table:table-cell table:style-name="ce1" office:value-type="string" calcext:value-type="string">
            <text:p>lag</text:p>
          </table:table-cell>
          <table:table-cell table:style-name="ce1" office:value-type="string" calcext:value-type="string">
            <text:p>hat gelegen</text:p>
          </table:table-cell>
          <table:table-cell table:style-name="ce1" office:value-type="string" calcext:value-type="string">
            <text:p>леж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öschen</text:p>
          </table:table-cell>
          <table:table-cell table:style-name="ce1" office:value-type="string" calcext:value-type="string">
            <text:p>löscht</text:p>
          </table:table-cell>
          <table:table-cell table:style-name="ce1" office:value-type="string" calcext:value-type="string">
            <text:p>losch</text:p>
          </table:table-cell>
          <table:table-cell table:style-name="ce1" office:value-type="string" calcext:value-type="string">
            <text:p>hat geloschen</text:p>
          </table:table-cell>
          <table:table-cell table:style-name="ce1" office:value-type="string" calcext:value-type="string">
            <text:p>тушить, стир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ügen</text:p>
          </table:table-cell>
          <table:table-cell table:style-name="ce1" office:value-type="string" calcext:value-type="string">
            <text:p>lügt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hat gelogen</text:p>
          </table:table-cell>
          <table:table-cell table:style-name="ce1" office:value-type="string" calcext:value-type="string">
            <text:p>л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ahlen</text:p>
          </table:table-cell>
          <table:table-cell table:style-name="ce1" office:value-type="string" calcext:value-type="string">
            <text:p>mahlt</text:p>
          </table:table-cell>
          <table:table-cell table:style-name="ce1" office:value-type="string" calcext:value-type="string">
            <text:p>mahlte</text:p>
          </table:table-cell>
          <table:table-cell table:style-name="ce1" office:value-type="string" calcext:value-type="string">
            <text:p>hat gemahlen</text:p>
          </table:table-cell>
          <table:table-cell table:style-name="ce1" office:value-type="string" calcext:value-type="string">
            <text:p>моло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eiden</text:p>
          </table:table-cell>
          <table:table-cell table:style-name="ce1" office:value-type="string" calcext:value-type="string">
            <text:p>meidet</text:p>
          </table:table-cell>
          <table:table-cell table:style-name="ce1" office:value-type="string" calcext:value-type="string">
            <text:p>mied</text:p>
          </table:table-cell>
          <table:table-cell table:style-name="ce1" office:value-type="string" calcext:value-type="string">
            <text:p>hat gemieden</text:p>
          </table:table-cell>
          <table:table-cell table:style-name="ce1" office:value-type="string" calcext:value-type="string">
            <text:p>избе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elken</text:p>
          </table:table-cell>
          <table:table-cell table:style-name="ce1" office:value-type="string" calcext:value-type="string">
            <text:p>melkt</text:p>
          </table:table-cell>
          <table:table-cell table:style-name="ce1" office:value-type="string" calcext:value-type="string">
            <text:p>melkte</text:p>
          </table:table-cell>
          <table:table-cell table:style-name="ce1" office:value-type="string" calcext:value-type="string">
            <text:p>hat gemolken</text:p>
          </table:table-cell>
          <table:table-cell table:style-name="ce1" office:value-type="string" calcext:value-type="string">
            <text:p>до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elken</text:p>
          </table:table-cell>
          <table:table-cell table:style-name="ce1" office:value-type="string" calcext:value-type="string">
            <text:p>melkt</text:p>
          </table:table-cell>
          <table:table-cell table:style-name="ce1" office:value-type="string" calcext:value-type="string">
            <text:p>melkte</text:p>
          </table:table-cell>
          <table:table-cell table:style-name="ce1" office:value-type="string" calcext:value-type="string">
            <text:p>hat gemelkt</text:p>
          </table:table-cell>
          <table:table-cell table:style-name="ce1" office:value-type="string" calcext:value-type="string">
            <text:p>до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essen</text:p>
          </table:table-cell>
          <table:table-cell table:style-name="ce1" office:value-type="string" calcext:value-type="string">
            <text:p>misst</text:p>
          </table:table-cell>
          <table:table-cell table:style-name="ce1" office:value-type="string" calcext:value-type="string">
            <text:p>maß</text:p>
          </table:table-cell>
          <table:table-cell table:style-name="ce1" office:value-type="string" calcext:value-type="string">
            <text:p>hat gemessen</text:p>
          </table:table-cell>
          <table:table-cell table:style-name="ce1" office:value-type="string" calcext:value-type="string">
            <text:p>измер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ißlingen</text:p>
          </table:table-cell>
          <table:table-cell table:style-name="ce1" office:value-type="string" calcext:value-type="string">
            <text:p>mißlingt</text:p>
          </table:table-cell>
          <table:table-cell table:style-name="ce1" office:value-type="string" calcext:value-type="string">
            <text:p>mißlang</text:p>
          </table:table-cell>
          <table:table-cell table:style-name="ce1" office:value-type="string" calcext:value-type="string">
            <text:p>ist mißlungen</text:p>
          </table:table-cell>
          <table:table-cell table:style-name="ce1" office:value-type="string" calcext:value-type="string">
            <text:p>не удав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ögen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mochte</text:p>
          </table:table-cell>
          <table:table-cell table:style-name="ce1" office:value-type="string" calcext:value-type="string">
            <text:p>hat gemocht</text:p>
          </table:table-cell>
          <table:table-cell table:style-name="ce1" office:value-type="string" calcext:value-type="string">
            <text:p>любить, хот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müssen</text:p>
          </table:table-cell>
          <table:table-cell table:style-name="ce1" office:value-type="string" calcext:value-type="string">
            <text:p>muss</text:p>
          </table:table-cell>
          <table:table-cell table:style-name="ce1" office:value-type="string" calcext:value-type="string">
            <text:p>musste</text:p>
          </table:table-cell>
          <table:table-cell table:style-name="ce1" office:value-type="string" calcext:value-type="string">
            <text:p>hat gemusst</text:p>
          </table:table-cell>
          <table:table-cell table:style-name="ce1" office:value-type="string" calcext:value-type="string">
            <text:p>долженство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nehmen</text:p>
          </table:table-cell>
          <table:table-cell table:style-name="ce1" office:value-type="string" calcext:value-type="string">
            <text:p>nimmt</text:p>
          </table:table-cell>
          <table:table-cell table:style-name="ce1" office:value-type="string" calcext:value-type="string">
            <text:p>nahm</text:p>
          </table:table-cell>
          <table:table-cell table:style-name="ce1" office:value-type="string" calcext:value-type="string">
            <text:p>hat genommen</text:p>
          </table:table-cell>
          <table:table-cell table:style-name="ce1" office:value-type="string" calcext:value-type="string">
            <text:p>бр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nennen</text:p>
          </table:table-cell>
          <table:table-cell table:style-name="ce1" office:value-type="string" calcext:value-type="string">
            <text:p>nennt</text:p>
          </table:table-cell>
          <table:table-cell table:style-name="ce1" office:value-type="string" calcext:value-type="string">
            <text:p>nannte</text:p>
          </table:table-cell>
          <table:table-cell table:style-name="ce1" office:value-type="string" calcext:value-type="string">
            <text:p>hat genannt</text:p>
          </table:table-cell>
          <table:table-cell table:style-name="ce1" office:value-type="string" calcext:value-type="string">
            <text:p>наз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pfeifen</text:p>
          </table:table-cell>
          <table:table-cell table:style-name="ce1" office:value-type="string" calcext:value-type="string">
            <text:p>pfeift</text:p>
          </table:table-cell>
          <table:table-cell table:style-name="ce1" office:value-type="string" calcext:value-type="string">
            <text:p>pfiff</text:p>
          </table:table-cell>
          <table:table-cell table:style-name="ce1" office:value-type="string" calcext:value-type="string">
            <text:p>hat gepfiffen</text:p>
          </table:table-cell>
          <table:table-cell table:style-name="ce1" office:value-type="string" calcext:value-type="string">
            <text:p>свист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preisen</text:p>
          </table:table-cell>
          <table:table-cell table:style-name="ce1" office:value-type="string" calcext:value-type="string">
            <text:p>preist</text:p>
          </table:table-cell>
          <table:table-cell table:style-name="ce1" office:value-type="string" calcext:value-type="string">
            <text:p>pries</text:p>
          </table:table-cell>
          <table:table-cell table:style-name="ce1" office:value-type="string" calcext:value-type="string">
            <text:p>hat gepriesen</text:p>
          </table:table-cell>
          <table:table-cell table:style-name="ce1" office:value-type="string" calcext:value-type="string">
            <text:p>хвал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quellen</text:p>
          </table:table-cell>
          <table:table-cell table:style-name="ce1" office:value-type="string" calcext:value-type="string">
            <text:p>quillt</text:p>
          </table:table-cell>
          <table:table-cell table:style-name="ce1" office:value-type="string" calcext:value-type="string">
            <text:p>quoll</text:p>
          </table:table-cell>
          <table:table-cell table:style-name="ce1" office:value-type="string" calcext:value-type="string">
            <text:p>ist gequollen</text:p>
          </table:table-cell>
          <table:table-cell table:style-name="ce1" office:value-type="string" calcext:value-type="string">
            <text:p>бить ключом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aten</text:p>
          </table:table-cell>
          <table:table-cell table:style-name="ce1" office:value-type="string" calcext:value-type="string">
            <text:p>rät</text:p>
          </table:table-cell>
          <table:table-cell table:style-name="ce1" office:value-type="string" calcext:value-type="string">
            <text:p>riet</text:p>
          </table:table-cell>
          <table:table-cell table:style-name="ce1" office:value-type="string" calcext:value-type="string">
            <text:p>hat geraten</text:p>
          </table:table-cell>
          <table:table-cell table:style-name="ce1" office:value-type="string" calcext:value-type="string">
            <text:p>совето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eiben</text:p>
          </table:table-cell>
          <table:table-cell table:style-name="ce1" office:value-type="string" calcext:value-type="string">
            <text:p>reibt</text:p>
          </table:table-cell>
          <table:table-cell table:style-name="ce1" office:value-type="string" calcext:value-type="string">
            <text:p>rieb</text:p>
          </table:table-cell>
          <table:table-cell table:style-name="ce1" office:value-type="string" calcext:value-type="string">
            <text:p>hat gerieben</text:p>
          </table:table-cell>
          <table:table-cell table:style-name="ce1" office:value-type="string" calcext:value-type="string">
            <text:p>тер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eißen</text:p>
          </table:table-cell>
          <table:table-cell table:style-name="ce1" office:value-type="string" calcext:value-type="string">
            <text:p>reißt</text:p>
          </table:table-cell>
          <table:table-cell table:style-name="ce1" office:value-type="string" calcext:value-type="string">
            <text:p>riss</text:p>
          </table:table-cell>
          <table:table-cell table:style-name="ce1" office:value-type="string" calcext:value-type="string">
            <text:p>hat/ist gerissen</text:p>
          </table:table-cell>
          <table:table-cell table:style-name="ce1" office:value-type="string" calcext:value-type="string">
            <text:p>р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eiten</text:p>
          </table:table-cell>
          <table:table-cell table:style-name="ce1" office:value-type="string" calcext:value-type="string">
            <text:p>reitet</text:p>
          </table:table-cell>
          <table:table-cell table:style-name="ce1" office:value-type="string" calcext:value-type="string">
            <text:p>ritt</text:p>
          </table:table-cell>
          <table:table-cell table:style-name="ce1" office:value-type="string" calcext:value-type="string">
            <text:p>hat/ist geritten</text:p>
          </table:table-cell>
          <table:table-cell table:style-name="ce1" office:value-type="string" calcext:value-type="string">
            <text:p>ездить верхом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ennen</text:p>
          </table:table-cell>
          <table:table-cell table:style-name="ce1" office:value-type="string" calcext:value-type="string">
            <text:p>rennt</text:p>
          </table:table-cell>
          <table:table-cell table:style-name="ce1" office:value-type="string" calcext:value-type="string">
            <text:p>rannte</text:p>
          </table:table-cell>
          <table:table-cell table:style-name="ce1" office:value-type="string" calcext:value-type="string">
            <text:p>ist gerannt</text:p>
          </table:table-cell>
          <table:table-cell table:style-name="ce1" office:value-type="string" calcext:value-type="string">
            <text:p>беж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iechen</text:p>
          </table:table-cell>
          <table:table-cell table:style-name="ce1" office:value-type="string" calcext:value-type="string">
            <text:p>riecht</text:p>
          </table:table-cell>
          <table:table-cell table:style-name="ce1" office:value-type="string" calcext:value-type="string">
            <text:p>roch</text:p>
          </table:table-cell>
          <table:table-cell table:style-name="ce1" office:value-type="string" calcext:value-type="string">
            <text:p>hat gerochen</text:p>
          </table:table-cell>
          <table:table-cell table:style-name="ce1" office:value-type="string" calcext:value-type="string">
            <text:p>нюха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ringen</text:p>
          </table:table-cell>
          <table:table-cell table:style-name="ce1" office:value-type="string" calcext:value-type="string">
            <text:p>ringt</text:p>
          </table:table-cell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hat gerungen</text:p>
          </table:table-cell>
          <table:table-cell table:style-name="ce1" office:value-type="string" calcext:value-type="string">
            <text:p>бороться, добиваться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rinnen</text:p>
          </table:table-cell>
          <table:table-cell table:style-name="ce1" office:value-type="string" calcext:value-type="string">
            <text:p>rinnt</text:p>
          </table:table-cell>
          <table:table-cell table:style-name="ce1" office:value-type="string" calcext:value-type="string">
            <text:p>rann</text:p>
          </table:table-cell>
          <table:table-cell table:style-name="ce1" office:value-type="string" calcext:value-type="string">
            <text:p>ist geronnen</text:p>
          </table:table-cell>
          <table:table-cell table:style-name="ce1" office:value-type="string" calcext:value-type="string">
            <text:p>теч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rufen</text:p>
          </table:table-cell>
          <table:table-cell table:style-name="ce1" office:value-type="string" calcext:value-type="string">
            <text:p>ruft</text:p>
          </table:table-cell>
          <table:table-cell table:style-name="ce1" office:value-type="string" calcext:value-type="string">
            <text:p>rief</text:p>
          </table:table-cell>
          <table:table-cell table:style-name="ce1" office:value-type="string" calcext:value-type="string">
            <text:p>hat gerufen</text:p>
          </table:table-cell>
          <table:table-cell table:style-name="ce1" office:value-type="string" calcext:value-type="string">
            <text:p>кричать, з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alzen</text:p>
          </table:table-cell>
          <table:table-cell table:style-name="ce1" office:value-type="string" calcext:value-type="string">
            <text:p>salzt</text:p>
          </table:table-cell>
          <table:table-cell table:style-name="ce1" office:value-type="string" calcext:value-type="string">
            <text:p>salzte</text:p>
          </table:table-cell>
          <table:table-cell table:style-name="ce1" office:value-type="string" calcext:value-type="string">
            <text:p>hat gesalzen</text:p>
          </table:table-cell>
          <table:table-cell table:style-name="ce1" office:value-type="string" calcext:value-type="string">
            <text:p>сол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alzen</text:p>
          </table:table-cell>
          <table:table-cell table:style-name="ce1" office:value-type="string" calcext:value-type="string">
            <text:p>salzt</text:p>
          </table:table-cell>
          <table:table-cell table:style-name="ce1" office:value-type="string" calcext:value-type="string">
            <text:p>salzte</text:p>
          </table:table-cell>
          <table:table-cell table:style-name="ce1" office:value-type="string" calcext:value-type="string">
            <text:p>hat gesalzt</text:p>
          </table:table-cell>
          <table:table-cell table:style-name="ce1" office:value-type="string" calcext:value-type="string">
            <text:p>сол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aufen</text:p>
          </table:table-cell>
          <table:table-cell table:style-name="ce1" office:value-type="string" calcext:value-type="string">
            <text:p>säuft</text:p>
          </table:table-cell>
          <table:table-cell table:style-name="ce1" office:value-type="string" calcext:value-type="string">
            <text:p>soff</text:p>
          </table:table-cell>
          <table:table-cell table:style-name="ce1" office:value-type="string" calcext:value-type="string">
            <text:p>hat gesoffen</text:p>
          </table:table-cell>
          <table:table-cell table:style-name="ce1" office:value-type="string" calcext:value-type="string">
            <text:p>пить, пьянство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augen</text:p>
          </table:table-cell>
          <table:table-cell table:style-name="ce1" office:value-type="string" calcext:value-type="string">
            <text:p>saugt</text:p>
          </table:table-cell>
          <table:table-cell table:style-name="ce1" office:value-type="string" calcext:value-type="string">
            <text:p>saugte</text:p>
          </table:table-cell>
          <table:table-cell table:style-name="ce1" office:value-type="string" calcext:value-type="string">
            <text:p>hat gesaugt</text:p>
          </table:table-cell>
          <table:table-cell table:style-name="ce1" office:value-type="string" calcext:value-type="string">
            <text:p>со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augen</text:p>
          </table:table-cell>
          <table:table-cell table:style-name="ce1" office:value-type="string" calcext:value-type="string">
            <text:p>saugt</text:p>
          </table:table-cell>
          <table:table-cell table:style-name="ce1" office:value-type="string" calcext:value-type="string">
            <text:p>sog</text:p>
          </table:table-cell>
          <table:table-cell table:style-name="ce1" office:value-type="string" calcext:value-type="string">
            <text:p>hat gesogen</text:p>
          </table:table-cell>
          <table:table-cell table:style-name="ce1" office:value-type="string" calcext:value-type="string">
            <text:p>со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affen</text:p>
          </table:table-cell>
          <table:table-cell table:style-name="ce1" office:value-type="string" calcext:value-type="string">
            <text:p>schafft</text:p>
          </table:table-cell>
          <table:table-cell table:style-name="ce1" office:value-type="string" calcext:value-type="string">
            <text:p>schuf</text:p>
          </table:table-cell>
          <table:table-cell table:style-name="ce1" office:value-type="string" calcext:value-type="string">
            <text:p>hat geschaffen</text:p>
          </table:table-cell>
          <table:table-cell table:style-name="ce1" office:value-type="string" calcext:value-type="string">
            <text:p>создавать, твор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eiden</text:p>
          </table:table-cell>
          <table:table-cell table:style-name="ce1" office:value-type="string" calcext:value-type="string">
            <text:p>scheidet</text:p>
          </table:table-cell>
          <table:table-cell table:style-name="ce1" office:value-type="string" calcext:value-type="string">
            <text:p>schied</text:p>
          </table:table-cell>
          <table:table-cell table:style-name="ce1" office:value-type="string" calcext:value-type="string">
            <text:p>hat/ist geschieden</text:p>
          </table:table-cell>
          <table:table-cell table:style-name="ce1" office:value-type="string" calcext:value-type="string">
            <text:p>раздел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einen</text:p>
          </table:table-cell>
          <table:table-cell table:style-name="ce1" office:value-type="string" calcext:value-type="string">
            <text:p>scheint</text:p>
          </table:table-cell>
          <table:table-cell table:style-name="ce1" office:value-type="string" calcext:value-type="string">
            <text:p>schien</text:p>
          </table:table-cell>
          <table:table-cell table:style-name="ce1" office:value-type="string" calcext:value-type="string">
            <text:p>hat geschienen</text:p>
          </table:table-cell>
          <table:table-cell table:style-name="ce1" office:value-type="string" calcext:value-type="string">
            <text:p>светить, си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elten</text:p>
          </table:table-cell>
          <table:table-cell table:style-name="ce1" office:value-type="string" calcext:value-type="string">
            <text:p>schilt</text:p>
          </table:table-cell>
          <table:table-cell table:style-name="ce1" office:value-type="string" calcext:value-type="string">
            <text:p>schalt</text:p>
          </table:table-cell>
          <table:table-cell table:style-name="ce1" office:value-type="string" calcext:value-type="string">
            <text:p>hat gescholten</text:p>
          </table:table-cell>
          <table:table-cell table:style-name="ce1" office:value-type="string" calcext:value-type="string">
            <text:p>бран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eren</text:p>
          </table:table-cell>
          <table:table-cell table:style-name="ce1" office:value-type="string" calcext:value-type="string">
            <text:p>schiert</text:p>
          </table:table-cell>
          <table:table-cell table:style-name="ce1" office:value-type="string" calcext:value-type="string">
            <text:p>schor</text:p>
          </table:table-cell>
          <table:table-cell table:style-name="ce1" office:value-type="string" calcext:value-type="string">
            <text:p>hat geschoren</text:p>
          </table:table-cell>
          <table:table-cell table:style-name="ce1" office:value-type="string" calcext:value-type="string">
            <text:p>стрич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ieben</text:p>
          </table:table-cell>
          <table:table-cell table:style-name="ce1" office:value-type="string" calcext:value-type="string">
            <text:p>schiebt</text:p>
          </table:table-cell>
          <table:table-cell table:style-name="ce1" office:value-type="string" calcext:value-type="string">
            <text:p>schob</text:p>
          </table:table-cell>
          <table:table-cell table:style-name="ce1" office:value-type="string" calcext:value-type="string">
            <text:p>hat geschoben</text:p>
          </table:table-cell>
          <table:table-cell table:style-name="ce1" office:value-type="string" calcext:value-type="string">
            <text:p>двигать, толк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ießen</text:p>
          </table:table-cell>
          <table:table-cell table:style-name="ce1" office:value-type="string" calcext:value-type="string">
            <text:p>schießt</text:p>
          </table:table-cell>
          <table:table-cell table:style-name="ce1" office:value-type="string" calcext:value-type="string">
            <text:p>schoss</text:p>
          </table:table-cell>
          <table:table-cell table:style-name="ce1" office:value-type="string" calcext:value-type="string">
            <text:p>hat geschossen</text:p>
          </table:table-cell>
          <table:table-cell table:style-name="ce1" office:value-type="string" calcext:value-type="string">
            <text:p>стреля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inden</text:p>
          </table:table-cell>
          <table:table-cell office:value-type="string" calcext:value-type="string">
            <text:p>schindet</text:p>
          </table:table-cell>
          <table:table-cell office:value-type="string" calcext:value-type="string">
            <text:p>schund</text:p>
          </table:table-cell>
          <table:table-cell office:value-type="string" calcext:value-type="string">
            <text:p>hat geschunden</text:p>
          </table:table-cell>
          <table:table-cell office:value-type="string" calcext:value-type="string">
            <text:p>сдирать шкуру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schläft</text:p>
          </table:table-cell>
          <table:table-cell table:style-name="ce1" office:value-type="string" calcext:value-type="string">
            <text:p>schlief</text:p>
          </table:table-cell>
          <table:table-cell table:style-name="ce1" office:value-type="string" calcext:value-type="string">
            <text:p>hat geschlafen</text:p>
          </table:table-cell>
          <table:table-cell table:style-name="ce1" office:value-type="string" calcext:value-type="string">
            <text:p>сп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chlagen</text:p>
          </table:table-cell>
          <table:table-cell table:style-name="ce1" office:value-type="string" calcext:value-type="string">
            <text:p>schlägt</text:p>
          </table:table-cell>
          <table:table-cell table:style-name="ce1" office:value-type="string" calcext:value-type="string">
            <text:p>schlug</text:p>
          </table:table-cell>
          <table:table-cell table:style-name="ce1" office:value-type="string" calcext:value-type="string">
            <text:p>hat geschlagen</text:p>
          </table:table-cell>
          <table:table-cell table:style-name="ce1" office:value-type="string" calcext:value-type="string">
            <text:p>б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chleichen</text:p>
          </table:table-cell>
          <table:table-cell table:style-name="ce1" office:value-type="string" calcext:value-type="string">
            <text:p>schleicht</text:p>
          </table:table-cell>
          <table:table-cell table:style-name="ce1" office:value-type="string" calcext:value-type="string">
            <text:p>schlich</text:p>
          </table:table-cell>
          <table:table-cell table:style-name="ce1" office:value-type="string" calcext:value-type="string">
            <text:p>ist geschlichen</text:p>
          </table:table-cell>
          <table:table-cell table:style-name="ce1" office:value-type="string" calcext:value-type="string">
            <text:p>красться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chleifen</text:p>
          </table:table-cell>
          <table:table-cell table:style-name="ce1" office:value-type="string" calcext:value-type="string">
            <text:p>schleift</text:p>
          </table:table-cell>
          <table:table-cell table:style-name="ce1" office:value-type="string" calcext:value-type="string">
            <text:p>schliff</text:p>
          </table:table-cell>
          <table:table-cell table:style-name="ce1" office:value-type="string" calcext:value-type="string">
            <text:p>hat geschliffen</text:p>
          </table:table-cell>
          <table:table-cell table:style-name="ce1" office:value-type="string" calcext:value-type="string">
            <text:p>точ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chließen</text:p>
          </table:table-cell>
          <table:table-cell table:style-name="ce1" office:value-type="string" calcext:value-type="string">
            <text:p>schließt</text:p>
          </table:table-cell>
          <table:table-cell table:style-name="ce1" office:value-type="string" calcext:value-type="string">
            <text:p>schloss</text:p>
          </table:table-cell>
          <table:table-cell table:style-name="ce1" office:value-type="string" calcext:value-type="string">
            <text:p>hat geschlossen</text:p>
          </table:table-cell>
          <table:table-cell table:style-name="ce1" office:value-type="string" calcext:value-type="string">
            <text:p>закр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lingen</text:p>
          </table:table-cell>
          <table:table-cell table:style-name="ce1" office:value-type="string" calcext:value-type="string">
            <text:p>schlingt</text:p>
          </table:table-cell>
          <table:table-cell table:style-name="ce1" office:value-type="string" calcext:value-type="string">
            <text:p>schlang</text:p>
          </table:table-cell>
          <table:table-cell table:style-name="ce1" office:value-type="string" calcext:value-type="string">
            <text:p>hat geschlungen</text:p>
          </table:table-cell>
          <table:table-cell table:style-name="ce1" office:value-type="string" calcext:value-type="string">
            <text:p>обв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meißen</text:p>
          </table:table-cell>
          <table:table-cell table:style-name="ce1" office:value-type="string" calcext:value-type="string">
            <text:p>schmeißt</text:p>
          </table:table-cell>
          <table:table-cell table:style-name="ce1" office:value-type="string" calcext:value-type="string">
            <text:p>schmiss</text:p>
          </table:table-cell>
          <table:table-cell table:style-name="ce1" office:value-type="string" calcext:value-type="string">
            <text:p>hat geschmissen</text:p>
          </table:table-cell>
          <table:table-cell table:style-name="ce1" office:value-type="string" calcext:value-type="string">
            <text:p>кидать, бро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melzen</text:p>
          </table:table-cell>
          <table:table-cell table:style-name="ce1" office:value-type="string" calcext:value-type="string">
            <text:p>schmilzt</text:p>
          </table:table-cell>
          <table:table-cell table:style-name="ce1" office:value-type="string" calcext:value-type="string">
            <text:p>schmolz</text:p>
          </table:table-cell>
          <table:table-cell table:style-name="ce1" office:value-type="string" calcext:value-type="string">
            <text:p>hat/ist geschmolzen</text:p>
          </table:table-cell>
          <table:table-cell table:style-name="ce1" office:value-type="string" calcext:value-type="string">
            <text:p>та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neiden</text:p>
          </table:table-cell>
          <table:table-cell table:style-name="ce1" office:value-type="string" calcext:value-type="string">
            <text:p>schneidet</text:p>
          </table:table-cell>
          <table:table-cell table:style-name="ce1" office:value-type="string" calcext:value-type="string">
            <text:p>schnitt</text:p>
          </table:table-cell>
          <table:table-cell table:style-name="ce1" office:value-type="string" calcext:value-type="string">
            <text:p>hat geschnitten</text:p>
          </table:table-cell>
          <table:table-cell table:style-name="ce1" office:value-type="string" calcext:value-type="string">
            <text:p>рез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recken</text:p>
          </table:table-cell>
          <table:table-cell office:value-type="string" calcext:value-type="string">
            <text:p>schrickt</text:p>
          </table:table-cell>
          <table:table-cell office:value-type="string" calcext:value-type="string">
            <text:p>schrak</text:p>
          </table:table-cell>
          <table:table-cell office:value-type="string" calcext:value-type="string">
            <text:p>ist geschrocken</text:p>
          </table:table-cell>
          <table:table-cell office:value-type="string" calcext:value-type="string">
            <text:p>пуг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reiben</text:p>
          </table:table-cell>
          <table:table-cell table:style-name="ce1" office:value-type="string" calcext:value-type="string">
            <text:p>schreibt</text:p>
          </table:table-cell>
          <table:table-cell table:style-name="ce1" office:value-type="string" calcext:value-type="string">
            <text:p>schrieb</text:p>
          </table:table-cell>
          <table:table-cell table:style-name="ce1" office:value-type="string" calcext:value-type="string">
            <text:p>hat geschrieben</text:p>
          </table:table-cell>
          <table:table-cell table:style-name="ce1" office:value-type="string" calcext:value-type="string">
            <text:p>пис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reien</text:p>
          </table:table-cell>
          <table:table-cell table:style-name="ce1" office:value-type="string" calcext:value-type="string">
            <text:p>schreit</text:p>
          </table:table-cell>
          <table:table-cell table:style-name="ce1" office:value-type="string" calcext:value-type="string">
            <text:p>schrie</text:p>
          </table:table-cell>
          <table:table-cell table:style-name="ce1" office:value-type="string" calcext:value-type="string">
            <text:p>hat geschrien</text:p>
          </table:table-cell>
          <table:table-cell table:style-name="ce1" office:value-type="string" calcext:value-type="string">
            <text:p>крич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reiten</text:p>
          </table:table-cell>
          <table:table-cell table:style-name="ce1" office:value-type="string" calcext:value-type="string">
            <text:p>schreitet</text:p>
          </table:table-cell>
          <table:table-cell table:style-name="ce1" office:value-type="string" calcext:value-type="string">
            <text:p>schritt</text:p>
          </table:table-cell>
          <table:table-cell table:style-name="ce1" office:value-type="string" calcext:value-type="string">
            <text:p>ist geschritten</text:p>
          </table:table-cell>
          <table:table-cell table:style-name="ce1" office:value-type="string" calcext:value-type="string">
            <text:p>шаг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weigen</text:p>
          </table:table-cell>
          <table:table-cell table:style-name="ce1" office:value-type="string" calcext:value-type="string">
            <text:p>schweigt</text:p>
          </table:table-cell>
          <table:table-cell table:style-name="ce1" office:value-type="string" calcext:value-type="string">
            <text:p>schwieg</text:p>
          </table:table-cell>
          <table:table-cell table:style-name="ce1" office:value-type="string" calcext:value-type="string">
            <text:p>hat geschwiegen</text:p>
          </table:table-cell>
          <table:table-cell table:style-name="ce1" office:value-type="string" calcext:value-type="string">
            <text:p>молч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wellen</text:p>
          </table:table-cell>
          <table:table-cell table:style-name="ce1" office:value-type="string" calcext:value-type="string">
            <text:p>schwillt</text:p>
          </table:table-cell>
          <table:table-cell table:style-name="ce1" office:value-type="string" calcext:value-type="string">
            <text:p>schwoll</text:p>
          </table:table-cell>
          <table:table-cell table:style-name="ce1" office:value-type="string" calcext:value-type="string">
            <text:p>ist geschwollen</text:p>
          </table:table-cell>
          <table:table-cell table:style-name="ce1" office:value-type="string" calcext:value-type="string">
            <text:p>пухну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wimmen</text:p>
          </table:table-cell>
          <table:table-cell table:style-name="ce1" office:value-type="string" calcext:value-type="string">
            <text:p>schwimmt</text:p>
          </table:table-cell>
          <table:table-cell table:style-name="ce1" office:value-type="string" calcext:value-type="string">
            <text:p>schwamm</text:p>
          </table:table-cell>
          <table:table-cell table:style-name="ce1" office:value-type="string" calcext:value-type="string">
            <text:p>ist geschwommen</text:p>
          </table:table-cell>
          <table:table-cell table:style-name="ce1" office:value-type="string" calcext:value-type="string">
            <text:p>пла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winden</text:p>
          </table:table-cell>
          <table:table-cell table:style-name="ce1" office:value-type="string" calcext:value-type="string">
            <text:p>schwindet</text:p>
          </table:table-cell>
          <table:table-cell table:style-name="ce1" office:value-type="string" calcext:value-type="string">
            <text:p>schwand</text:p>
          </table:table-cell>
          <table:table-cell table:style-name="ce1" office:value-type="string" calcext:value-type="string">
            <text:p>ist geschwunden</text:p>
          </table:table-cell>
          <table:table-cell table:style-name="ce1" office:value-type="string" calcext:value-type="string">
            <text:p>убывать, исчез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chwingen</text:p>
          </table:table-cell>
          <table:table-cell table:style-name="ce1" office:value-type="string" calcext:value-type="string">
            <text:p>schwingt</text:p>
          </table:table-cell>
          <table:table-cell table:style-name="ce1" office:value-type="string" calcext:value-type="string">
            <text:p>schwang</text:p>
          </table:table-cell>
          <table:table-cell table:style-name="ce1" office:value-type="string" calcext:value-type="string">
            <text:p>hat geschwungen</text:p>
          </table:table-cell>
          <table:table-cell table:style-name="ce1" office:value-type="string" calcext:value-type="string">
            <text:p>махать, размахива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schwören</text:p>
          </table:table-cell>
          <table:table-cell table:style-name="ce1" office:value-type="string" calcext:value-type="string">
            <text:p>schwört</text:p>
          </table:table-cell>
          <table:table-cell table:style-name="ce1" office:value-type="string" calcext:value-type="string">
            <text:p>schwor/schwur</text:p>
          </table:table-cell>
          <table:table-cell table:style-name="ce1" office:value-type="string" calcext:value-type="string">
            <text:p>hat geschworen</text:p>
          </table:table-cell>
          <table:table-cell table:style-name="ce1" office:value-type="string" calcext:value-type="string">
            <text:p>клясться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ehen</text:p>
          </table:table-cell>
          <table:table-cell table:style-name="ce1" office:value-type="string" calcext:value-type="string">
            <text:p>sieht</text:p>
          </table:table-cell>
          <table:table-cell table:style-name="ce1" office:value-type="string" calcext:value-type="string">
            <text:p>sah</text:p>
          </table:table-cell>
          <table:table-cell table:style-name="ce1" office:value-type="string" calcext:value-type="string">
            <text:p>hat gesehen</text:p>
          </table:table-cell>
          <table:table-cell table:style-name="ce1" office:value-type="string" calcext:value-type="string">
            <text:p>смотре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ein</text:p>
          </table:table-cell>
          <table:table-cell table:style-name="ce1" office:value-type="string" calcext:value-type="string">
            <text:p>ist</text:p>
          </table:table-cell>
          <table:table-cell table:style-name="ce1" office:value-type="string" calcext:value-type="string">
            <text:p>war</text:p>
          </table:table-cell>
          <table:table-cell table:style-name="ce1" office:value-type="string" calcext:value-type="string">
            <text:p>ist gewesen</text:p>
          </table:table-cell>
          <table:table-cell table:style-name="ce1" office:value-type="string" calcext:value-type="string">
            <text:p>бы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enden</text:p>
          </table:table-cell>
          <table:table-cell table:style-name="ce1" office:value-type="string" calcext:value-type="string">
            <text:p>sendet</text:p>
          </table:table-cell>
          <table:table-cell table:style-name="ce1" office:value-type="string" calcext:value-type="string">
            <text:p>sandte</text:p>
          </table:table-cell>
          <table:table-cell table:style-name="ce1" office:value-type="string" calcext:value-type="string">
            <text:p>hat gesandt</text:p>
          </table:table-cell>
          <table:table-cell table:style-name="ce1" office:value-type="string" calcext:value-type="string">
            <text:p>посылать, отправля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ingen</text:p>
          </table:table-cell>
          <table:table-cell table:style-name="ce1" office:value-type="string" calcext:value-type="string">
            <text:p>singt</text:p>
          </table:table-cell>
          <table:table-cell table:style-name="ce1" office:value-type="string" calcext:value-type="string">
            <text:p>sang</text:p>
          </table:table-cell>
          <table:table-cell table:style-name="ce1" office:value-type="string" calcext:value-type="string">
            <text:p>hat gesungen</text:p>
          </table:table-cell>
          <table:table-cell table:style-name="ce1" office:value-type="string" calcext:value-type="string">
            <text:p>п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inken</text:p>
          </table:table-cell>
          <table:table-cell table:style-name="ce1" office:value-type="string" calcext:value-type="string">
            <text:p>sinkt</text:p>
          </table:table-cell>
          <table:table-cell table:style-name="ce1" office:value-type="string" calcext:value-type="string">
            <text:p>sank</text:p>
          </table:table-cell>
          <table:table-cell table:style-name="ce1" office:value-type="string" calcext:value-type="string">
            <text:p>ist gesunken</text:p>
          </table:table-cell>
          <table:table-cell table:style-name="ce1" office:value-type="string" calcext:value-type="string">
            <text:p>опускаться, погруж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innen</text:p>
          </table:table-cell>
          <table:table-cell table:style-name="ce1" office:value-type="string" calcext:value-type="string">
            <text:p>sinnt</text:p>
          </table:table-cell>
          <table:table-cell table:style-name="ce1" office:value-type="string" calcext:value-type="string">
            <text:p>sann</text:p>
          </table:table-cell>
          <table:table-cell table:style-name="ce1" office:value-type="string" calcext:value-type="string">
            <text:p>hat gesonnen</text:p>
          </table:table-cell>
          <table:table-cell table:style-name="ce1" office:value-type="string" calcext:value-type="string">
            <text:p>думать, размышля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itzen</text:p>
          </table:table-cell>
          <table:table-cell table:style-name="ce1" office:value-type="string" calcext:value-type="string">
            <text:p>sitzt</text:p>
          </table:table-cell>
          <table:table-cell table:style-name="ce1" office:value-type="string" calcext:value-type="string">
            <text:p>saß</text:p>
          </table:table-cell>
          <table:table-cell table:style-name="ce1" office:value-type="string" calcext:value-type="string">
            <text:p>hat gesessen</text:p>
          </table:table-cell>
          <table:table-cell table:style-name="ce1" office:value-type="string" calcext:value-type="string">
            <text:p>сид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ollen</text:p>
          </table:table-cell>
          <table:table-cell table:style-name="ce1" office:value-type="string" calcext:value-type="string">
            <text:p>soll</text:p>
          </table:table-cell>
          <table:table-cell table:style-name="ce1" office:value-type="string" calcext:value-type="string">
            <text:p>sollte</text:p>
          </table:table-cell>
          <table:table-cell table:style-name="ce1" office:value-type="string" calcext:value-type="string">
            <text:p>hat gesollt</text:p>
          </table:table-cell>
          <table:table-cell table:style-name="ce1" office:value-type="string" calcext:value-type="string">
            <text:p>долженствов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alten</text:p>
          </table:table-cell>
          <table:table-cell office:value-type="string" calcext:value-type="string">
            <text:p>spaltet</text:p>
          </table:table-cell>
          <table:table-cell office:value-type="string" calcext:value-type="string">
            <text:p>spaltete</text:p>
          </table:table-cell>
          <table:table-cell office:value-type="string" calcext:value-type="string">
            <text:p>hat/ist gespalten</text:p>
          </table:table-cell>
          <table:table-cell office:value-type="string" calcext:value-type="string">
            <text:p>коло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peien</text:p>
          </table:table-cell>
          <table:table-cell table:style-name="ce1" office:value-type="string" calcext:value-type="string">
            <text:p>speit</text:p>
          </table:table-cell>
          <table:table-cell table:style-name="ce1" office:value-type="string" calcext:value-type="string">
            <text:p>spie</text:p>
          </table:table-cell>
          <table:table-cell table:style-name="ce1" office:value-type="string" calcext:value-type="string">
            <text:p>hat gespien</text:p>
          </table:table-cell>
          <table:table-cell table:style-name="ce1" office:value-type="string" calcext:value-type="string">
            <text:p>выплёв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pinnen</text:p>
          </table:table-cell>
          <table:table-cell table:style-name="ce1" office:value-type="string" calcext:value-type="string">
            <text:p>spinnt</text:p>
          </table:table-cell>
          <table:table-cell table:style-name="ce1" office:value-type="string" calcext:value-type="string">
            <text:p>spann</text:p>
          </table:table-cell>
          <table:table-cell table:style-name="ce1" office:value-type="string" calcext:value-type="string">
            <text:p>hat gesponnen</text:p>
          </table:table-cell>
          <table:table-cell table:style-name="ce1" office:value-type="string" calcext:value-type="string">
            <text:p>пряс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prechen</text:p>
          </table:table-cell>
          <table:table-cell table:style-name="ce1" office:value-type="string" calcext:value-type="string">
            <text:p>spricht</text:p>
          </table:table-cell>
          <table:table-cell table:style-name="ce1" office:value-type="string" calcext:value-type="string">
            <text:p>sprach</text:p>
          </table:table-cell>
          <table:table-cell table:style-name="ce1" office:value-type="string" calcext:value-type="string">
            <text:p>hat gesprochen</text:p>
          </table:table-cell>
          <table:table-cell table:style-name="ce1" office:value-type="string" calcext:value-type="string">
            <text:p>говор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prießen</text:p>
          </table:table-cell>
          <table:table-cell table:style-name="ce1" office:value-type="string" calcext:value-type="string">
            <text:p>sprießt</text:p>
          </table:table-cell>
          <table:table-cell table:style-name="ce1" office:value-type="string" calcext:value-type="string">
            <text:p>spross</text:p>
          </table:table-cell>
          <table:table-cell table:style-name="ce1" office:value-type="string" calcext:value-type="string">
            <text:p>ist gesprossen</text:p>
          </table:table-cell>
          <table:table-cell table:style-name="ce1" office:value-type="string" calcext:value-type="string">
            <text:p>пускать ростки, почки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pringen</text:p>
          </table:table-cell>
          <table:table-cell table:style-name="ce1" office:value-type="string" calcext:value-type="string">
            <text:p>springt</text:p>
          </table:table-cell>
          <table:table-cell table:style-name="ce1" office:value-type="string" calcext:value-type="string">
            <text:p>sprang</text:p>
          </table:table-cell>
          <table:table-cell table:style-name="ce1" office:value-type="string" calcext:value-type="string">
            <text:p>ist gesprungen</text:p>
          </table:table-cell>
          <table:table-cell table:style-name="ce1" office:value-type="string" calcext:value-type="string">
            <text:p>прыгать, скака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stechen</text:p>
          </table:table-cell>
          <table:table-cell table:style-name="ce1" office:value-type="string" calcext:value-type="string">
            <text:p>sticht</text:p>
          </table:table-cell>
          <table:table-cell table:style-name="ce1" office:value-type="string" calcext:value-type="string">
            <text:p>stach</text:p>
          </table:table-cell>
          <table:table-cell table:style-name="ce1" office:value-type="string" calcext:value-type="string">
            <text:p>ist gestochen</text:p>
          </table:table-cell>
          <table:table-cell table:style-name="ce1" office:value-type="string" calcext:value-type="string">
            <text:p>коло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ehen</text:p>
          </table:table-cell>
          <table:table-cell table:style-name="ce1" office:value-type="string" calcext:value-type="string">
            <text:p>steht</text:p>
          </table:table-cell>
          <table:table-cell table:style-name="ce1" office:value-type="string" calcext:value-type="string">
            <text:p>stand</text:p>
          </table:table-cell>
          <table:table-cell table:style-name="ce1" office:value-type="string" calcext:value-type="string">
            <text:p>hat gestanden</text:p>
          </table:table-cell>
          <table:table-cell table:style-name="ce1" office:value-type="string" calcext:value-type="string">
            <text:p>стоять, находиться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ehlen</text:p>
          </table:table-cell>
          <table:table-cell table:style-name="ce1" office:value-type="string" calcext:value-type="string">
            <text:p>stiehlt</text:p>
          </table:table-cell>
          <table:table-cell table:style-name="ce1" office:value-type="string" calcext:value-type="string">
            <text:p>stahl</text:p>
          </table:table-cell>
          <table:table-cell table:style-name="ce1" office:value-type="string" calcext:value-type="string">
            <text:p>hat gestohlen</text:p>
          </table:table-cell>
          <table:table-cell table:style-name="ce1" office:value-type="string" calcext:value-type="string">
            <text:p>воро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eigen</text:p>
          </table:table-cell>
          <table:table-cell table:style-name="ce1" office:value-type="string" calcext:value-type="string">
            <text:p>steigt</text:p>
          </table:table-cell>
          <table:table-cell table:style-name="ce1" office:value-type="string" calcext:value-type="string">
            <text:p>stieg</text:p>
          </table:table-cell>
          <table:table-cell table:style-name="ce1" office:value-type="string" calcext:value-type="string">
            <text:p>ist gestiegen</text:p>
          </table:table-cell>
          <table:table-cell table:style-name="ce1" office:value-type="string" calcext:value-type="string">
            <text:p>подниматься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erben</text:p>
          </table:table-cell>
          <table:table-cell table:style-name="ce1" office:value-type="string" calcext:value-type="string">
            <text:p>stirbt</text:p>
          </table:table-cell>
          <table:table-cell table:style-name="ce1" office:value-type="string" calcext:value-type="string">
            <text:p>starb</text:p>
          </table:table-cell>
          <table:table-cell table:style-name="ce1" office:value-type="string" calcext:value-type="string">
            <text:p>ist gestorben</text:p>
          </table:table-cell>
          <table:table-cell table:style-name="ce1" office:value-type="string" calcext:value-type="string">
            <text:p>умир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ieben</text:p>
          </table:table-cell>
          <table:table-cell office:value-type="string" calcext:value-type="string">
            <text:p>stiebt</text:p>
          </table:table-cell>
          <table:table-cell office:value-type="string" calcext:value-type="string">
            <text:p>stob</text:p>
          </table:table-cell>
          <table:table-cell office:value-type="string" calcext:value-type="string">
            <text:p>ist gestoben</text:p>
          </table:table-cell>
          <table:table-cell office:value-type="string" calcext:value-type="string">
            <text:p>разлет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tinken</text:p>
          </table:table-cell>
          <table:table-cell table:style-name="ce1" office:value-type="string" calcext:value-type="string">
            <text:p>stinkt</text:p>
          </table:table-cell>
          <table:table-cell table:style-name="ce1" office:value-type="string" calcext:value-type="string">
            <text:p>stank</text:p>
          </table:table-cell>
          <table:table-cell table:style-name="ce1" office:value-type="string" calcext:value-type="string">
            <text:p>hat gestunken</text:p>
          </table:table-cell>
          <table:table-cell table:style-name="ce1" office:value-type="string" calcext:value-type="string">
            <text:p>воня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stoßen</text:p>
          </table:table-cell>
          <table:table-cell table:style-name="ce1" office:value-type="string" calcext:value-type="string">
            <text:p>stößt</text:p>
          </table:table-cell>
          <table:table-cell table:style-name="ce1" office:value-type="string" calcext:value-type="string">
            <text:p>stieß</text:p>
          </table:table-cell>
          <table:table-cell table:style-name="ce1" office:value-type="string" calcext:value-type="string">
            <text:p>hat/ist gestoßen</text:p>
          </table:table-cell>
          <table:table-cell table:style-name="ce1" office:value-type="string" calcext:value-type="string">
            <text:p>толк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reichen</text:p>
          </table:table-cell>
          <table:table-cell table:style-name="ce1" office:value-type="string" calcext:value-type="string">
            <text:p>streicht</text:p>
          </table:table-cell>
          <table:table-cell table:style-name="ce1" office:value-type="string" calcext:value-type="string">
            <text:p>strich</text:p>
          </table:table-cell>
          <table:table-cell table:style-name="ce1" office:value-type="string" calcext:value-type="string">
            <text:p>hat gestrichen</text:p>
          </table:table-cell>
          <table:table-cell table:style-name="ce1" office:value-type="string" calcext:value-type="string">
            <text:p>глад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streiten</text:p>
          </table:table-cell>
          <table:table-cell table:style-name="ce1" office:value-type="string" calcext:value-type="string">
            <text:p>streitet</text:p>
          </table:table-cell>
          <table:table-cell table:style-name="ce1" office:value-type="string" calcext:value-type="string">
            <text:p>stritt</text:p>
          </table:table-cell>
          <table:table-cell table:style-name="ce1" office:value-type="string" calcext:value-type="string">
            <text:p>hat gestritten</text:p>
          </table:table-cell>
          <table:table-cell table:style-name="ce1" office:value-type="string" calcext:value-type="string">
            <text:p>спор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tragen</text:p>
          </table:table-cell>
          <table:table-cell table:style-name="ce1" office:value-type="string" calcext:value-type="string">
            <text:p>trägt</text:p>
          </table:table-cell>
          <table:table-cell table:style-name="ce1" office:value-type="string" calcext:value-type="string">
            <text:p>trug</text:p>
          </table:table-cell>
          <table:table-cell table:style-name="ce1" office:value-type="string" calcext:value-type="string">
            <text:p>hat getragen</text:p>
          </table:table-cell>
          <table:table-cell table:style-name="ce1" office:value-type="string" calcext:value-type="string">
            <text:p>носи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treffen</text:p>
          </table:table-cell>
          <table:table-cell table:style-name="ce1" office:value-type="string" calcext:value-type="string">
            <text:p>trifft</text:p>
          </table:table-cell>
          <table:table-cell table:style-name="ce1" office:value-type="string" calcext:value-type="string">
            <text:p>traf</text:p>
          </table:table-cell>
          <table:table-cell table:style-name="ce1" office:value-type="string" calcext:value-type="string">
            <text:p>hat getroffen</text:p>
          </table:table-cell>
          <table:table-cell table:style-name="ce1" office:value-type="string" calcext:value-type="string">
            <text:p>встреч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reiben</text:p>
          </table:table-cell>
          <table:table-cell table:style-name="ce1" office:value-type="string" calcext:value-type="string">
            <text:p>treibt</text:p>
          </table:table-cell>
          <table:table-cell table:style-name="ce1" office:value-type="string" calcext:value-type="string">
            <text:p>trieb</text:p>
          </table:table-cell>
          <table:table-cell table:style-name="ce1" office:value-type="string" calcext:value-type="string">
            <text:p>hat/ist getrieben</text:p>
          </table:table-cell>
          <table:table-cell table:style-name="ce1" office:value-type="string" calcext:value-type="string">
            <text:p>гн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reten</text:p>
          </table:table-cell>
          <table:table-cell table:style-name="ce1" office:value-type="string" calcext:value-type="string">
            <text:p>tritt</text:p>
          </table:table-cell>
          <table:table-cell table:style-name="ce1" office:value-type="string" calcext:value-type="string">
            <text:p>trat</text:p>
          </table:table-cell>
          <table:table-cell table:style-name="ce1" office:value-type="string" calcext:value-type="string">
            <text:p>hat/ist getreten</text:p>
          </table:table-cell>
          <table:table-cell table:style-name="ce1" office:value-type="string" calcext:value-type="string">
            <text:p>ступ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iefen</text:p>
          </table:table-cell>
          <table:table-cell office:value-type="string" calcext:value-type="string">
            <text:p>trieft</text:p>
          </table:table-cell>
          <table:table-cell office:value-type="string" calcext:value-type="string">
            <text:p>troff</text:p>
          </table:table-cell>
          <table:table-cell office:value-type="string" calcext:value-type="string">
            <text:p>hat/ist getroffen</text:p>
          </table:table-cell>
          <table:table-cell office:value-type="string" calcext:value-type="string">
            <text:p>капать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iefen</text:p>
          </table:table-cell>
          <table:table-cell office:value-type="string" calcext:value-type="string">
            <text:p>trieft</text:p>
          </table:table-cell>
          <table:table-cell office:value-type="string" calcext:value-type="string">
            <text:p>triefte</text:p>
          </table:table-cell>
          <table:table-cell office:value-type="string" calcext:value-type="string">
            <text:p>hat/ist getrieft</text:p>
          </table:table-cell>
          <table:table-cell office:value-type="string" calcext:value-type="string">
            <text:p>кап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rinken</text:p>
          </table:table-cell>
          <table:table-cell table:style-name="ce1" office:value-type="string" calcext:value-type="string">
            <text:p>trinkt</text:p>
          </table:table-cell>
          <table:table-cell table:style-name="ce1" office:value-type="string" calcext:value-type="string">
            <text:p>trank</text:p>
          </table:table-cell>
          <table:table-cell table:style-name="ce1" office:value-type="string" calcext:value-type="string">
            <text:p>hat getrunken</text:p>
          </table:table-cell>
          <table:table-cell table:style-name="ce1" office:value-type="string" calcext:value-type="string">
            <text:p>п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rügen</text:p>
          </table:table-cell>
          <table:table-cell table:style-name="ce1" office:value-type="string" calcext:value-type="string">
            <text:p>trügt</text:p>
          </table:table-cell>
          <table:table-cell table:style-name="ce1" office:value-type="string" calcext:value-type="string">
            <text:p>trog</text:p>
          </table:table-cell>
          <table:table-cell table:style-name="ce1" office:value-type="string" calcext:value-type="string">
            <text:p>hat getrogen</text:p>
          </table:table-cell>
          <table:table-cell table:style-name="ce1" office:value-type="string" calcext:value-type="string">
            <text:p>обман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tun</text:p>
          </table:table-cell>
          <table:table-cell table:style-name="ce1" office:value-type="string" calcext:value-type="string">
            <text:p>tut</text:p>
          </table:table-cell>
          <table:table-cell table:style-name="ce1" office:value-type="string" calcext:value-type="string">
            <text:p>tat</text:p>
          </table:table-cell>
          <table:table-cell table:style-name="ce1" office:value-type="string" calcext:value-type="string">
            <text:p>hat getan</text:p>
          </table:table-cell>
          <table:table-cell table:style-name="ce1" office:value-type="string" calcext:value-type="string">
            <text:p>дел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verderben</text:p>
          </table:table-cell>
          <table:table-cell table:style-name="ce1" office:value-type="string" calcext:value-type="string">
            <text:p>verdirbt</text:p>
          </table:table-cell>
          <table:table-cell table:style-name="ce1" office:value-type="string" calcext:value-type="string">
            <text:p>verdarb</text:p>
          </table:table-cell>
          <table:table-cell table:style-name="ce1" office:value-type="string" calcext:value-type="string">
            <text:p>hat/ist verdorben</text:p>
          </table:table-cell>
          <table:table-cell table:style-name="ce1" office:value-type="string" calcext:value-type="string">
            <text:p>порт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verdrießen</text:p>
          </table:table-cell>
          <table:table-cell table:style-name="ce1" office:value-type="string" calcext:value-type="string">
            <text:p>verdrießt</text:p>
          </table:table-cell>
          <table:table-cell table:style-name="ce1" office:value-type="string" calcext:value-type="string">
            <text:p>verdross</text:p>
          </table:table-cell>
          <table:table-cell table:style-name="ce1" office:value-type="string" calcext:value-type="string">
            <text:p>hat verdrossen</text:p>
          </table:table-cell>
          <table:table-cell table:style-name="ce1" office:value-type="string" calcext:value-type="string">
            <text:p>сердить, досажд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vergessen</text:p>
          </table:table-cell>
          <table:table-cell table:style-name="ce1" office:value-type="string" calcext:value-type="string">
            <text:p>vergisst</text:p>
          </table:table-cell>
          <table:table-cell table:style-name="ce1" office:value-type="string" calcext:value-type="string">
            <text:p>vergaß</text:p>
          </table:table-cell>
          <table:table-cell table:style-name="ce1" office:value-type="string" calcext:value-type="string">
            <text:p>hat vergessen</text:p>
          </table:table-cell>
          <table:table-cell table:style-name="ce1" office:value-type="string" calcext:value-type="string">
            <text:p>заб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verlieren</text:p>
          </table:table-cell>
          <table:table-cell table:style-name="ce1" office:value-type="string" calcext:value-type="string">
            <text:p>verliert</text:p>
          </table:table-cell>
          <table:table-cell table:style-name="ce1" office:value-type="string" calcext:value-type="string">
            <text:p>verlor</text:p>
          </table:table-cell>
          <table:table-cell table:style-name="ce1" office:value-type="string" calcext:value-type="string">
            <text:p>hat verloren</text:p>
          </table:table-cell>
          <table:table-cell table:style-name="ce1" office:value-type="string" calcext:value-type="string">
            <text:p>терять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table:style-name="ce1" office:value-type="string" calcext:value-type="string">
            <text:p>verzeihen</text:p>
          </table:table-cell>
          <table:table-cell table:style-name="ce1" office:value-type="string" calcext:value-type="string">
            <text:p>verzeiht</text:p>
          </table:table-cell>
          <table:table-cell table:style-name="ce1" office:value-type="string" calcext:value-type="string">
            <text:p>verzieh</text:p>
          </table:table-cell>
          <table:table-cell table:style-name="ce1" office:value-type="string" calcext:value-type="string">
            <text:p>hat verziehen</text:p>
          </table:table-cell>
          <table:table-cell table:style-name="ce1" office:value-type="string" calcext:value-type="string">
            <text:p>прощ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wachsen</text:p>
          </table:table-cell>
          <table:table-cell table:style-name="ce1" office:value-type="string" calcext:value-type="string">
            <text:p>wächst</text:p>
          </table:table-cell>
          <table:table-cell table:style-name="ce1" office:value-type="string" calcext:value-type="string">
            <text:p>wuchs</text:p>
          </table:table-cell>
          <table:table-cell table:style-name="ce1" office:value-type="string" calcext:value-type="string">
            <text:p>ist gewachsen</text:p>
          </table:table-cell>
          <table:table-cell table:style-name="ce1" office:value-type="string" calcext:value-type="string">
            <text:p>расти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wägen</text:p>
          </table:table-cell>
          <table:table-cell table:style-name="ce1" office:value-type="string" calcext:value-type="string">
            <text:p>wägt</text:p>
          </table:table-cell>
          <table:table-cell table:style-name="ce1" office:value-type="string" calcext:value-type="string">
            <text:p>wog</text:p>
          </table:table-cell>
          <table:table-cell table:style-name="ce1" office:value-type="string" calcext:value-type="string">
            <text:p>hat gewogen</text:p>
          </table:table-cell>
          <table:table-cell table:style-name="ce1" office:value-type="string" calcext:value-type="string">
            <text:p>взвешива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" office:value-type="string" calcext:value-type="string">
            <text:p>waschen</text:p>
          </table:table-cell>
          <table:table-cell table:style-name="ce1" office:value-type="string" calcext:value-type="string">
            <text:p>wäscht</text:p>
          </table:table-cell>
          <table:table-cell table:style-name="ce1" office:value-type="string" calcext:value-type="string">
            <text:p>wusch</text:p>
          </table:table-cell>
          <table:table-cell table:style-name="ce1" office:value-type="string" calcext:value-type="string">
            <text:p>hat gewaschen</text:p>
          </table:table-cell>
          <table:table-cell table:style-name="ce1" office:value-type="string" calcext:value-type="string">
            <text:p>мыть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weben</text:p>
          </table:table-cell>
          <table:table-cell office:value-type="string" calcext:value-type="string">
            <text:p>webt</text:p>
          </table:table-cell>
          <table:table-cell office:value-type="string" calcext:value-type="string">
            <text:p>wob</text:p>
          </table:table-cell>
          <table:table-cell office:value-type="string" calcext:value-type="string">
            <text:p>hat gewoben</text:p>
          </table:table-cell>
          <table:table-cell office:value-type="string" calcext:value-type="string">
            <text:p>тк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ichen</text:p>
          </table:table-cell>
          <table:table-cell table:style-name="ce1" office:value-type="string" calcext:value-type="string">
            <text:p>weicht</text:p>
          </table:table-cell>
          <table:table-cell table:style-name="ce1" office:value-type="string" calcext:value-type="string">
            <text:p>wich</text:p>
          </table:table-cell>
          <table:table-cell table:style-name="ce1" office:value-type="string" calcext:value-type="string">
            <text:p>ist gewichen</text:p>
          </table:table-cell>
          <table:table-cell table:style-name="ce1" office:value-type="string" calcext:value-type="string">
            <text:p>уклоняться, уворачива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isen</text:p>
          </table:table-cell>
          <table:table-cell table:style-name="ce1" office:value-type="string" calcext:value-type="string">
            <text:p>weist</text:p>
          </table:table-cell>
          <table:table-cell table:style-name="ce1" office:value-type="string" calcext:value-type="string">
            <text:p>wies</text:p>
          </table:table-cell>
          <table:table-cell table:style-name="ce1" office:value-type="string" calcext:value-type="string">
            <text:p>hat gewiesen</text:p>
          </table:table-cell>
          <table:table-cell table:style-name="ce1" office:value-type="string" calcext:value-type="string">
            <text:p>указы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nden</text:p>
          </table:table-cell>
          <table:table-cell table:style-name="ce1" office:value-type="string" calcext:value-type="string">
            <text:p>wendet</text:p>
          </table:table-cell>
          <table:table-cell table:style-name="ce1" office:value-type="string" calcext:value-type="string">
            <text:p>wandte</text:p>
          </table:table-cell>
          <table:table-cell table:style-name="ce1" office:value-type="string" calcext:value-type="string">
            <text:p>hat gewandt</text:p>
          </table:table-cell>
          <table:table-cell table:style-name="ce1" office:value-type="string" calcext:value-type="string">
            <text:p>поворач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nden</text:p>
          </table:table-cell>
          <table:table-cell table:style-name="ce1" office:value-type="string" calcext:value-type="string">
            <text:p>wendet</text:p>
          </table:table-cell>
          <table:table-cell table:style-name="ce1" office:value-type="string" calcext:value-type="string">
            <text:p>wendete</text:p>
          </table:table-cell>
          <table:table-cell table:style-name="ce1" office:value-type="string" calcext:value-type="string">
            <text:p>hat gewendet</text:p>
          </table:table-cell>
          <table:table-cell table:style-name="ce1" office:value-type="string" calcext:value-type="string">
            <text:p>поворачи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rben</text:p>
          </table:table-cell>
          <table:table-cell table:style-name="ce1" office:value-type="string" calcext:value-type="string">
            <text:p>wirbt</text:p>
          </table:table-cell>
          <table:table-cell table:style-name="ce1" office:value-type="string" calcext:value-type="string">
            <text:p>warb</text:p>
          </table:table-cell>
          <table:table-cell table:style-name="ce1" office:value-type="string" calcext:value-type="string">
            <text:p>hat geworben</text:p>
          </table:table-cell>
          <table:table-cell table:style-name="ce1" office:value-type="string" calcext:value-type="string">
            <text:p>рекламиров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rden</text:p>
          </table:table-cell>
          <table:table-cell table:style-name="ce1" office:value-type="string" calcext:value-type="string">
            <text:p>wird</text:p>
          </table:table-cell>
          <table:table-cell table:style-name="ce1" office:value-type="string" calcext:value-type="string">
            <text:p>wurde</text:p>
          </table:table-cell>
          <table:table-cell table:style-name="ce1" office:value-type="string" calcext:value-type="string">
            <text:p>ist geworden</text:p>
          </table:table-cell>
          <table:table-cell table:style-name="ce1" office:value-type="string" calcext:value-type="string">
            <text:p>становиться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erfen</text:p>
          </table:table-cell>
          <table:table-cell table:style-name="ce1" office:value-type="string" calcext:value-type="string">
            <text:p>wirft</text:p>
          </table:table-cell>
          <table:table-cell table:style-name="ce1" office:value-type="string" calcext:value-type="string">
            <text:p>warf</text:p>
          </table:table-cell>
          <table:table-cell table:style-name="ce1" office:value-type="string" calcext:value-type="string">
            <text:p>hat geworfen</text:p>
          </table:table-cell>
          <table:table-cell table:style-name="ce1" office:value-type="string" calcext:value-type="string">
            <text:p>кид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iegen</text:p>
          </table:table-cell>
          <table:table-cell table:style-name="ce1" office:value-type="string" calcext:value-type="string">
            <text:p>wiegt</text:p>
          </table:table-cell>
          <table:table-cell table:style-name="ce1" office:value-type="string" calcext:value-type="string">
            <text:p>wog</text:p>
          </table:table-cell>
          <table:table-cell table:style-name="ce1" office:value-type="string" calcext:value-type="string">
            <text:p>hat gewogen</text:p>
          </table:table-cell>
          <table:table-cell table:style-name="ce1" office:value-type="string" calcext:value-type="string">
            <text:p>качать, вес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inden</text:p>
          </table:table-cell>
          <table:table-cell table:style-name="ce1" office:value-type="string" calcext:value-type="string">
            <text:p>windet</text:p>
          </table:table-cell>
          <table:table-cell table:style-name="ce1" office:value-type="string" calcext:value-type="string">
            <text:p>wand</text:p>
          </table:table-cell>
          <table:table-cell table:style-name="ce1" office:value-type="string" calcext:value-type="string">
            <text:p>hat gewunden</text:p>
          </table:table-cell>
          <table:table-cell table:style-name="ce1" office:value-type="string" calcext:value-type="string">
            <text:p>мот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issen</text:p>
          </table:table-cell>
          <table:table-cell table:style-name="ce1" office:value-type="string" calcext:value-type="string">
            <text:p>weiß</text:p>
          </table:table-cell>
          <table:table-cell table:style-name="ce1" office:value-type="string" calcext:value-type="string">
            <text:p>wusste</text:p>
          </table:table-cell>
          <table:table-cell table:style-name="ce1" office:value-type="string" calcext:value-type="string">
            <text:p>hat gewusst</text:p>
          </table:table-cell>
          <table:table-cell table:style-name="ce1" office:value-type="string" calcext:value-type="string">
            <text:p>зна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wollen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wollte</text:p>
          </table:table-cell>
          <table:table-cell table:style-name="ce1" office:value-type="string" calcext:value-type="string">
            <text:p>hat gewollt</text:p>
          </table:table-cell>
          <table:table-cell table:style-name="ce1" office:value-type="string" calcext:value-type="string">
            <text:p>хоте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ziehen</text:p>
          </table:table-cell>
          <table:table-cell table:style-name="ce1" office:value-type="string" calcext:value-type="string">
            <text:p>zieht</text:p>
          </table:table-cell>
          <table:table-cell table:style-name="ce1" office:value-type="string" calcext:value-type="string">
            <text:p>zog</text:p>
          </table:table-cell>
          <table:table-cell table:style-name="ce1" office:value-type="string" calcext:value-type="string">
            <text:p>hat/ist gezogen</text:p>
          </table:table-cell>
          <table:table-cell table:style-name="ce1" office:value-type="string" calcext:value-type="string">
            <text:p>тащить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zwingen</text:p>
          </table:table-cell>
          <table:table-cell table:style-name="ce1" office:value-type="string" calcext:value-type="string">
            <text:p>zwingt</text:p>
          </table:table-cell>
          <table:table-cell table:style-name="ce1" office:value-type="string" calcext:value-type="string">
            <text:p>zwang</text:p>
          </table:table-cell>
          <table:table-cell table:style-name="ce1" office:value-type="string" calcext:value-type="string">
            <text:p>hat gezwungen</text:p>
          </table:table-cell>
          <table:table-cell table:style-name="ce1" office:value-type="string" calcext:value-type="string">
            <text:p>принуждать</text:p>
          </table:table-cell>
          <table:table-cell table:number-columns-repeated="16377"/>
        </table:table-row>
        <table:table-row table:style-name="ro1" table:number-rows-repeated="104838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Sheet1_2" table:style-name="ta1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8" table:default-cell-style-name="Default"/>
        <table:table-column table:style-name="co9" table:default-cell-style-name="ce6"/>
        <table:table-column table:style-name="co6" table:number-columns-repeated="1015" table:default-cell-style-name="ce6"/>
        <table:table-column table:style-name="co6" table:number-columns-repeated="15360" table:default-cell-style-name="Default"/>
        <table:table-row table:style-name="ro1">
          <table:table-cell table:style-name="ce1" office:value-type="string" calcext:value-type="string">
            <text:p>backen</text:p>
          </table:table-cell>
          <table:table-cell table:style-name="ce1" office:value-type="string" calcext:value-type="string">
            <text:p>buk</text:p>
          </table:table-cell>
          <table:table-cell table:style-name="ce1" office:value-type="string" calcext:value-type="string">
            <text:p>gebacken</text:p>
          </table:table-cell>
          <table:table-cell table:style-name="ce1" office:value-type="string" calcext:value-type="string">
            <text:p>bäc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ечь</text:p>
          </table:table-cell>
          <table:table-cell table:formula="of:=&quot;|&quot;&amp;[.A1]&amp;&quot; &quot;&amp;[.B1]&amp;&quot; &quot;&amp;[.C1]&amp;&quot;|&quot;&amp;[.D1]&amp;&quot;&amp;ensp;•&amp;ensp;&quot;&amp;[.E1]&amp;&quot;|&quot;&amp;[.F1]" office:value-type="string" office:string-value="|backen buk gebacken|bäckt&amp;ensp;•&amp;ensp;hat|печь" calcext:value-type="string">
            <text:p>|backen buk gebacken|bäckt&amp;ensp;•&amp;ensp;hat|печ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acken</text:p>
          </table:table-cell>
          <table:table-cell table:style-name="ce1" office:value-type="string" calcext:value-type="string">
            <text:p>backte</text:p>
          </table:table-cell>
          <table:table-cell table:style-name="ce1" office:value-type="string" calcext:value-type="string">
            <text:p>gebacken</text:p>
          </table:table-cell>
          <table:table-cell table:style-name="ce1" office:value-type="string" calcext:value-type="string">
            <text:p>bac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ечь</text:p>
          </table:table-cell>
          <table:table-cell table:formula="of:=&quot;|&quot;&amp;[.A2]&amp;&quot; &quot;&amp;[.B2]&amp;&quot; &quot;&amp;[.C2]&amp;&quot;|&quot;&amp;[.D2]&amp;&quot;&amp;ensp;•&amp;ensp;&quot;&amp;[.E2]&amp;&quot;|&quot;&amp;[.F2]" office:value-type="string" office:string-value="|backen backte gebacken|backt&amp;ensp;•&amp;ensp;hat|печь" calcext:value-type="string">
            <text:p>|backen backte gebacken|backt&amp;ensp;•&amp;ensp;hat|печ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efehlen</text:p>
          </table:table-cell>
          <table:table-cell table:style-name="ce1" office:value-type="string" calcext:value-type="string">
            <text:p>befahl</text:p>
          </table:table-cell>
          <table:table-cell table:style-name="ce1" office:value-type="string" calcext:value-type="string">
            <text:p>befohlen</text:p>
          </table:table-cell>
          <table:table-cell table:style-name="ce1" office:value-type="string" calcext:value-type="string">
            <text:p>befieh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иказывать</text:p>
          </table:table-cell>
          <table:table-cell table:formula="of:=&quot;|&quot;&amp;[.A3]&amp;&quot; &quot;&amp;[.B3]&amp;&quot; &quot;&amp;[.C3]&amp;&quot;|&quot;&amp;[.D3]&amp;&quot;&amp;ensp;•&amp;ensp;&quot;&amp;[.E3]&amp;&quot;|&quot;&amp;[.F3]" office:value-type="string" office:string-value="|befehlen befahl befohlen|befiehlt&amp;ensp;•&amp;ensp;hat|приказывать" calcext:value-type="string">
            <text:p>|befehlen befahl befohlen|befiehlt&amp;ensp;•&amp;ensp;hat|приказ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eginnen</text:p>
          </table:table-cell>
          <table:table-cell table:style-name="ce1" office:value-type="string" calcext:value-type="string">
            <text:p>begann</text:p>
          </table:table-cell>
          <table:table-cell table:style-name="ce1" office:value-type="string" calcext:value-type="string">
            <text:p>begonnen</text:p>
          </table:table-cell>
          <table:table-cell table:style-name="ce1" office:value-type="string" calcext:value-type="string">
            <text:p>begi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ачинать</text:p>
          </table:table-cell>
          <table:table-cell table:formula="of:=&quot;|&quot;&amp;[.A4]&amp;&quot; &quot;&amp;[.B4]&amp;&quot; &quot;&amp;[.C4]&amp;&quot;|&quot;&amp;[.D4]&amp;&quot;&amp;ensp;•&amp;ensp;&quot;&amp;[.E4]&amp;&quot;|&quot;&amp;[.F4]" office:value-type="string" office:string-value="|beginnen begann begonnen|beginnt&amp;ensp;•&amp;ensp;hat|начинать" calcext:value-type="string">
            <text:p>|beginnen begann begonnen|beginnt&amp;ensp;•&amp;ensp;hat|начин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eißen</text:p>
          </table:table-cell>
          <table:table-cell table:style-name="ce1" office:value-type="string" calcext:value-type="string">
            <text:p>biß</text:p>
          </table:table-cell>
          <table:table-cell table:style-name="ce1" office:value-type="string" calcext:value-type="string">
            <text:p>gebissen</text:p>
          </table:table-cell>
          <table:table-cell table:style-name="ce1" office:value-type="string" calcext:value-type="string">
            <text:p>bei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усать</text:p>
          </table:table-cell>
          <table:table-cell table:formula="of:=&quot;|&quot;&amp;[.A5]&amp;&quot; &quot;&amp;[.B5]&amp;&quot; &quot;&amp;[.C5]&amp;&quot;|&quot;&amp;[.D5]&amp;&quot;&amp;ensp;•&amp;ensp;&quot;&amp;[.E5]&amp;&quot;|&quot;&amp;[.F5]" office:value-type="string" office:string-value="|beißen biß gebissen|beißt&amp;ensp;•&amp;ensp;hat|кусать" calcext:value-type="string">
            <text:p>|beißen biß gebissen|beißt&amp;ensp;•&amp;ensp;hat|ку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ergen</text:p>
          </table:table-cell>
          <table:table-cell table:style-name="ce1" office:value-type="string" calcext:value-type="string">
            <text:p>barg</text:p>
          </table:table-cell>
          <table:table-cell table:style-name="ce1" office:value-type="string" calcext:value-type="string">
            <text:p>geborgen</text:p>
          </table:table-cell>
          <table:table-cell table:style-name="ce1" office:value-type="string" calcext:value-type="string">
            <text:p>bir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пасать</text:p>
          </table:table-cell>
          <table:table-cell table:formula="of:=&quot;|&quot;&amp;[.A6]&amp;&quot; &quot;&amp;[.B6]&amp;&quot; &quot;&amp;[.C6]&amp;&quot;|&quot;&amp;[.D6]&amp;&quot;&amp;ensp;•&amp;ensp;&quot;&amp;[.E6]&amp;&quot;|&quot;&amp;[.F6]" office:value-type="string" office:string-value="|bergen barg geborgen|birgt&amp;ensp;•&amp;ensp;hat|спасать" calcext:value-type="string">
            <text:p>|bergen barg geborgen|birgt&amp;ensp;•&amp;ensp;hat|спа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ersten</text:p>
          </table:table-cell>
          <table:table-cell table:style-name="ce1" office:value-type="string" calcext:value-type="string">
            <text:p>barst</text:p>
          </table:table-cell>
          <table:table-cell table:style-name="ce1" office:value-type="string" calcext:value-type="string">
            <text:p>geborsten</text:p>
          </table:table-cell>
          <table:table-cell table:style-name="ce1" office:value-type="string" calcext:value-type="string">
            <text:p>birs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лопнуть</text:p>
          </table:table-cell>
          <table:table-cell table:formula="of:=&quot;|&quot;&amp;[.A7]&amp;&quot; &quot;&amp;[.B7]&amp;&quot; &quot;&amp;[.C7]&amp;&quot;|&quot;&amp;[.D7]&amp;&quot;&amp;ensp;•&amp;ensp;&quot;&amp;[.E7]&amp;&quot;|&quot;&amp;[.F7]" office:value-type="string" office:string-value="|bersten barst geborsten|birst&amp;ensp;•&amp;ensp;ist|лопнуть" calcext:value-type="string">
            <text:p>|bersten barst geborsten|birst&amp;ensp;•&amp;ensp;ist|лопну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wegen</text:p>
          </table:table-cell>
          <table:table-cell table:style-name="ce1" office:value-type="string" calcext:value-type="string">
            <text:p>bewog</text:p>
          </table:table-cell>
          <table:table-cell table:style-name="ce1" office:value-type="string" calcext:value-type="string">
            <text:p>bewogen</text:p>
          </table:table-cell>
          <table:table-cell table:style-name="ce1" office:value-type="string" calcext:value-type="string">
            <text:p>bewegt</text:p>
          </table:table-cell>
          <table:table-cell table:style-name="ce4" office:value-type="string" calcext:value-type="string">
            <text:p>hat</text:p>
          </table:table-cell>
          <table:table-cell table:style-name="ce1" office:value-type="string" calcext:value-type="string">
            <text:p><text:s/>склонять</text:p>
          </table:table-cell>
          <table:table-cell table:formula="of:=&quot;|&quot;&amp;[.A8]&amp;&quot; &quot;&amp;[.B8]&amp;&quot; &quot;&amp;[.C8]&amp;&quot;|&quot;&amp;[.D8]&amp;&quot;&amp;ensp;•&amp;ensp;&quot;&amp;[.E8]&amp;&quot;|&quot;&amp;[.F8]" office:value-type="string" office:string-value="|bewegen bewog bewogen|bewegt&amp;ensp;•&amp;ensp;hat| склонять" calcext:value-type="string">
            <text:p>|bewegen bewog bewogen|bewegt&amp;ensp;•&amp;ensp;hat| склон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iegen</text:p>
          </table:table-cell>
          <table:table-cell table:style-name="ce1" office:value-type="string" calcext:value-type="string">
            <text:p>bog</text:p>
          </table:table-cell>
          <table:table-cell table:style-name="ce1" office:value-type="string" calcext:value-type="string">
            <text:p>gebogen</text:p>
          </table:table-cell>
          <table:table-cell table:style-name="ce1" office:value-type="string" calcext:value-type="string">
            <text:p>bie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гнуть</text:p>
          </table:table-cell>
          <table:table-cell table:formula="of:=&quot;|&quot;&amp;[.A9]&amp;&quot; &quot;&amp;[.B9]&amp;&quot; &quot;&amp;[.C9]&amp;&quot;|&quot;&amp;[.D9]&amp;&quot;&amp;ensp;•&amp;ensp;&quot;&amp;[.E9]&amp;&quot;|&quot;&amp;[.F9]" office:value-type="string" office:string-value="|biegen bog gebogen|biegt&amp;ensp;•&amp;ensp;hat|гнуть" calcext:value-type="string">
            <text:p>|biegen bog gebogen|biegt&amp;ensp;•&amp;ensp;hat|гну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ieten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geboten</text:p>
          </table:table-cell>
          <table:table-cell table:style-name="ce1" office:value-type="string" calcext:value-type="string">
            <text:p>biet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едлагать</text:p>
          </table:table-cell>
          <table:table-cell table:formula="of:=&quot;|&quot;&amp;[.A10]&amp;&quot; &quot;&amp;[.B10]&amp;&quot; &quot;&amp;[.C10]&amp;&quot;|&quot;&amp;[.D10]&amp;&quot;&amp;ensp;•&amp;ensp;&quot;&amp;[.E10]&amp;&quot;|&quot;&amp;[.F10]" office:value-type="string" office:string-value="|bieten bot geboten|bietet&amp;ensp;•&amp;ensp;hat|предлагать" calcext:value-type="string">
            <text:p>|bieten bot geboten|bietet&amp;ensp;•&amp;ensp;hat|предла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inden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gebunden</text:p>
          </table:table-cell>
          <table:table-cell table:style-name="ce1" office:value-type="string" calcext:value-type="string">
            <text:p>bi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вязывать</text:p>
          </table:table-cell>
          <table:table-cell table:formula="of:=&quot;|&quot;&amp;[.A11]&amp;&quot; &quot;&amp;[.B11]&amp;&quot; &quot;&amp;[.C11]&amp;&quot;|&quot;&amp;[.D11]&amp;&quot;&amp;ensp;•&amp;ensp;&quot;&amp;[.E11]&amp;&quot;|&quot;&amp;[.F11]" office:value-type="string" office:string-value="|binden band gebunden|bindet&amp;ensp;•&amp;ensp;hat|связывать" calcext:value-type="string">
            <text:p>|binden band gebunden|bindet&amp;ensp;•&amp;ensp;hat|связ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itten</text:p>
          </table:table-cell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gebeten</text:p>
          </table:table-cell>
          <table:table-cell table:style-name="ce1" office:value-type="string" calcext:value-type="string">
            <text:p>bitt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осить</text:p>
          </table:table-cell>
          <table:table-cell table:formula="of:=&quot;|&quot;&amp;[.A12]&amp;&quot; &quot;&amp;[.B12]&amp;&quot; &quot;&amp;[.C12]&amp;&quot;|&quot;&amp;[.D12]&amp;&quot;&amp;ensp;•&amp;ensp;&quot;&amp;[.E12]&amp;&quot;|&quot;&amp;[.F12]" office:value-type="string" office:string-value="|bitten bat gebeten|bittet&amp;ensp;•&amp;ensp;hat|просить" calcext:value-type="string">
            <text:p>|bitten bat gebeten|bittet&amp;ensp;•&amp;ensp;hat|прос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lasen</text:p>
          </table:table-cell>
          <table:table-cell table:style-name="ce1" office:value-type="string" calcext:value-type="string">
            <text:p>blies</text:p>
          </table:table-cell>
          <table:table-cell table:style-name="ce1" office:value-type="string" calcext:value-type="string">
            <text:p>geblasen</text:p>
          </table:table-cell>
          <table:table-cell table:style-name="ce1" office:value-type="string" calcext:value-type="string">
            <text:p>blä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уть</text:p>
          </table:table-cell>
          <table:table-cell table:formula="of:=&quot;|&quot;&amp;[.A13]&amp;&quot; &quot;&amp;[.B13]&amp;&quot; &quot;&amp;[.C13]&amp;&quot;|&quot;&amp;[.D13]&amp;&quot;&amp;ensp;•&amp;ensp;&quot;&amp;[.E13]&amp;&quot;|&quot;&amp;[.F13]" office:value-type="string" office:string-value="|blasen blies geblasen|bläst&amp;ensp;•&amp;ensp;hat|дуть" calcext:value-type="string">
            <text:p>|blasen blies geblasen|bläst&amp;ensp;•&amp;ensp;hat|ду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leiben</text:p>
          </table:table-cell>
          <table:table-cell table:style-name="ce1" office:value-type="string" calcext:value-type="string">
            <text:p>blieb</text:p>
          </table:table-cell>
          <table:table-cell table:style-name="ce1" office:value-type="string" calcext:value-type="string">
            <text:p>geblieben</text:p>
          </table:table-cell>
          <table:table-cell table:style-name="ce1" office:value-type="string" calcext:value-type="string">
            <text:p>bleib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оставаться</text:p>
          </table:table-cell>
          <table:table-cell table:formula="of:=&quot;|&quot;&amp;[.A14]&amp;&quot; &quot;&amp;[.B14]&amp;&quot; &quot;&amp;[.C14]&amp;&quot;|&quot;&amp;[.D14]&amp;&quot;&amp;ensp;•&amp;ensp;&quot;&amp;[.E14]&amp;&quot;|&quot;&amp;[.F14]" office:value-type="string" office:string-value="|bleiben blieb geblieben|bleibt&amp;ensp;•&amp;ensp;ist|оставаться" calcext:value-type="string">
            <text:p>|bleiben blieb geblieben|bleibt&amp;ensp;•&amp;ensp;ist|оставаться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leichen</text:p>
          </table:table-cell>
          <table:table-cell table:style-name="ce1" office:value-type="string" calcext:value-type="string">
            <text:p>blich</text:p>
          </table:table-cell>
          <table:table-cell table:style-name="ce1" office:value-type="string" calcext:value-type="string">
            <text:p>geblichen</text:p>
          </table:table-cell>
          <table:table-cell table:style-name="ce1" office:value-type="string" calcext:value-type="string">
            <text:p>bleich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линять</text:p>
          </table:table-cell>
          <table:table-cell table:formula="of:=&quot;|&quot;&amp;[.A15]&amp;&quot; &quot;&amp;[.B15]&amp;&quot; &quot;&amp;[.C15]&amp;&quot;|&quot;&amp;[.D15]&amp;&quot;&amp;ensp;•&amp;ensp;&quot;&amp;[.E15]&amp;&quot;|&quot;&amp;[.F15]" office:value-type="string" office:string-value="|bleichen blich geblichen|bleicht&amp;ensp;•&amp;ensp;hat/ist|линять" calcext:value-type="string">
            <text:p>|bleichen blich geblichen|bleicht&amp;ensp;•&amp;ensp;hat/ist|лин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raten</text:p>
          </table:table-cell>
          <table:table-cell table:style-name="ce1" office:value-type="string" calcext:value-type="string">
            <text:p>briet</text:p>
          </table:table-cell>
          <table:table-cell table:style-name="ce1" office:value-type="string" calcext:value-type="string">
            <text:p>gebraten</text:p>
          </table:table-cell>
          <table:table-cell table:style-name="ce1" office:value-type="string" calcext:value-type="string">
            <text:p>brä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жарить</text:p>
          </table:table-cell>
          <table:table-cell table:formula="of:=&quot;|&quot;&amp;[.A16]&amp;&quot; &quot;&amp;[.B16]&amp;&quot; &quot;&amp;[.C16]&amp;&quot;|&quot;&amp;[.D16]&amp;&quot;&amp;ensp;•&amp;ensp;&quot;&amp;[.E16]&amp;&quot;|&quot;&amp;[.F16]" office:value-type="string" office:string-value="|braten briet gebraten|brät&amp;ensp;•&amp;ensp;hat|жарить" calcext:value-type="string">
            <text:p>|braten briet gebraten|brät&amp;ensp;•&amp;ensp;hat|жар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rechen</text:p>
          </table:table-cell>
          <table:table-cell table:style-name="ce1" office:value-type="string" calcext:value-type="string">
            <text:p>brach</text:p>
          </table:table-cell>
          <table:table-cell table:style-name="ce1" office:value-type="string" calcext:value-type="string">
            <text:p>gebrochen</text:p>
          </table:table-cell>
          <table:table-cell table:style-name="ce1" office:value-type="string" calcext:value-type="string">
            <text:p>brich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ломать</text:p>
          </table:table-cell>
          <table:table-cell table:formula="of:=&quot;|&quot;&amp;[.A17]&amp;&quot; &quot;&amp;[.B17]&amp;&quot; &quot;&amp;[.C17]&amp;&quot;|&quot;&amp;[.D17]&amp;&quot;&amp;ensp;•&amp;ensp;&quot;&amp;[.E17]&amp;&quot;|&quot;&amp;[.F17]" office:value-type="string" office:string-value="|brechen brach gebrochen|bricht&amp;ensp;•&amp;ensp;hat/ist|ломать" calcext:value-type="string">
            <text:p>|brechen brach gebrochen|bricht&amp;ensp;•&amp;ensp;hat/ist|лом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rennen</text:p>
          </table:table-cell>
          <table:table-cell table:style-name="ce1" office:value-type="string" calcext:value-type="string">
            <text:p>brannte</text:p>
          </table:table-cell>
          <table:table-cell table:style-name="ce1" office:value-type="string" calcext:value-type="string">
            <text:p>gebrannt</text:p>
          </table:table-cell>
          <table:table-cell table:style-name="ce1" office:value-type="string" calcext:value-type="string">
            <text:p>bre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гореть</text:p>
          </table:table-cell>
          <table:table-cell table:formula="of:=&quot;|&quot;&amp;[.A18]&amp;&quot; &quot;&amp;[.B18]&amp;&quot; &quot;&amp;[.C18]&amp;&quot;|&quot;&amp;[.D18]&amp;&quot;&amp;ensp;•&amp;ensp;&quot;&amp;[.E18]&amp;&quot;|&quot;&amp;[.F18]" office:value-type="string" office:string-value="|brennen brannte gebrannt|brennt&amp;ensp;•&amp;ensp;hat|гореть" calcext:value-type="string">
            <text:p>|brennen brannte gebrannt|brennt&amp;ensp;•&amp;ensp;hat|гор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ringen</text:p>
          </table:table-cell>
          <table:table-cell table:style-name="ce1" office:value-type="string" calcext:value-type="string">
            <text:p>brachte</text:p>
          </table:table-cell>
          <table:table-cell table:style-name="ce1" office:value-type="string" calcext:value-type="string">
            <text:p>gebracht</text:p>
          </table:table-cell>
          <table:table-cell table:style-name="ce1" office:value-type="string" calcext:value-type="string">
            <text:p>br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иносить</text:p>
          </table:table-cell>
          <table:table-cell table:formula="of:=&quot;|&quot;&amp;[.A19]&amp;&quot; &quot;&amp;[.B19]&amp;&quot; &quot;&amp;[.C19]&amp;&quot;|&quot;&amp;[.D19]&amp;&quot;&amp;ensp;•&amp;ensp;&quot;&amp;[.E19]&amp;&quot;|&quot;&amp;[.F19]" office:value-type="string" office:string-value="|bringen brachte gebracht|bringt&amp;ensp;•&amp;ensp;hat|приносить" calcext:value-type="string">
            <text:p>|bringen brachte gebracht|bringt&amp;ensp;•&amp;ensp;hat|принос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denken</text:p>
          </table:table-cell>
          <table:table-cell table:style-name="ce1" office:value-type="string" calcext:value-type="string">
            <text:p>dachte</text:p>
          </table:table-cell>
          <table:table-cell table:style-name="ce1" office:value-type="string" calcext:value-type="string">
            <text:p>gedacht</text:p>
          </table:table-cell>
          <table:table-cell table:style-name="ce1" office:value-type="string" calcext:value-type="string">
            <text:p>den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умать</text:p>
          </table:table-cell>
          <table:table-cell table:formula="of:=&quot;|&quot;&amp;[.A20]&amp;&quot; &quot;&amp;[.B20]&amp;&quot; &quot;&amp;[.C20]&amp;&quot;|&quot;&amp;[.D20]&amp;&quot;&amp;ensp;•&amp;ensp;&quot;&amp;[.E20]&amp;&quot;|&quot;&amp;[.F20]" office:value-type="string" office:string-value="|denken dachte gedacht|denkt&amp;ensp;•&amp;ensp;hat|думать" calcext:value-type="string">
            <text:p>|denken dachte gedacht|denkt&amp;ensp;•&amp;ensp;hat|дум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dreschen</text:p>
          </table:table-cell>
          <table:table-cell table:style-name="ce1" office:value-type="string" calcext:value-type="string">
            <text:p>drosch</text:p>
          </table:table-cell>
          <table:table-cell table:style-name="ce1" office:value-type="string" calcext:value-type="string">
            <text:p>gedroschen</text:p>
          </table:table-cell>
          <table:table-cell table:style-name="ce1" office:value-type="string" calcext:value-type="string">
            <text:p>dris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лотить</text:p>
          </table:table-cell>
          <table:table-cell table:formula="of:=&quot;|&quot;&amp;[.A21]&amp;&quot; &quot;&amp;[.B21]&amp;&quot; &quot;&amp;[.C21]&amp;&quot;|&quot;&amp;[.D21]&amp;&quot;&amp;ensp;•&amp;ensp;&quot;&amp;[.E21]&amp;&quot;|&quot;&amp;[.F21]" office:value-type="string" office:string-value="|dreschen drosch gedroschen|drischt&amp;ensp;•&amp;ensp;hat|молотить" calcext:value-type="string">
            <text:p>|dreschen drosch gedroschen|drischt&amp;ensp;•&amp;ensp;hat|молот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dringen</text:p>
          </table:table-cell>
          <table:table-cell table:style-name="ce1" office:value-type="string" calcext:value-type="string">
            <text:p>drang</text:p>
          </table:table-cell>
          <table:table-cell table:style-name="ce1" office:value-type="string" calcext:value-type="string">
            <text:p>gedrungen</text:p>
          </table:table-cell>
          <table:table-cell table:style-name="ce1" office:value-type="string" calcext:value-type="string">
            <text:p>dring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проникать</text:p>
          </table:table-cell>
          <table:table-cell table:formula="of:=&quot;|&quot;&amp;[.A22]&amp;&quot; &quot;&amp;[.B22]&amp;&quot; &quot;&amp;[.C22]&amp;&quot;|&quot;&amp;[.D22]&amp;&quot;&amp;ensp;•&amp;ensp;&quot;&amp;[.E22]&amp;&quot;|&quot;&amp;[.F22]" office:value-type="string" office:string-value="|dringen drang gedrungen|dringt&amp;ensp;•&amp;ensp;hat/ist|проникать" calcext:value-type="string">
            <text:p>|dringen drang gedrungen|dringt&amp;ensp;•&amp;ensp;hat/ist|проник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dürfen</text:p>
          </table:table-cell>
          <table:table-cell table:style-name="ce1" office:value-type="string" calcext:value-type="string">
            <text:p>durfte</text:p>
          </table:table-cell>
          <table:table-cell table:style-name="ce1" office:value-type="string" calcext:value-type="string">
            <text:p>gedurft</text:p>
          </table:table-cell>
          <table:table-cell table:style-name="ce1" office:value-type="string" calcext:value-type="string">
            <text:p>darf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чь (иметь разрешение)</text:p>
          </table:table-cell>
          <table:table-cell table:formula="of:=&quot;|&quot;&amp;[.A23]&amp;&quot; &quot;&amp;[.B23]&amp;&quot; &quot;&amp;[.C23]&amp;&quot;|&quot;&amp;[.D23]&amp;&quot;&amp;ensp;•&amp;ensp;&quot;&amp;[.E23]&amp;&quot;|&quot;&amp;[.F23]" office:value-type="string" office:string-value="|dürfen durfte gedurft|darf&amp;ensp;•&amp;ensp;hat|мочь (иметь разрешение)" calcext:value-type="string">
            <text:p>|dürfen durfte gedurft|darf&amp;ensp;•&amp;ensp;hat|мочь (иметь разрешение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mpfangen</text:p>
          </table:table-cell>
          <table:table-cell table:style-name="ce1" office:value-type="string" calcext:value-type="string">
            <text:p>empfing</text:p>
          </table:table-cell>
          <table:table-cell table:style-name="ce1" office:value-type="string" calcext:value-type="string">
            <text:p>empfangen</text:p>
          </table:table-cell>
          <table:table-cell table:style-name="ce1" office:value-type="string" calcext:value-type="string">
            <text:p>empfä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инимать</text:p>
          </table:table-cell>
          <table:table-cell table:formula="of:=&quot;|&quot;&amp;[.A24]&amp;&quot; &quot;&amp;[.B24]&amp;&quot; &quot;&amp;[.C24]&amp;&quot;|&quot;&amp;[.D24]&amp;&quot;&amp;ensp;•&amp;ensp;&quot;&amp;[.E24]&amp;&quot;|&quot;&amp;[.F24]" office:value-type="string" office:string-value="|empfangen empfing empfangen|empfängt&amp;ensp;•&amp;ensp;hat|принимать" calcext:value-type="string">
            <text:p>|empfangen empfing empfangen|empfängt&amp;ensp;•&amp;ensp;hat|приним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mpfehlen</text:p>
          </table:table-cell>
          <table:table-cell table:style-name="ce1" office:value-type="string" calcext:value-type="string">
            <text:p>empfahl</text:p>
          </table:table-cell>
          <table:table-cell table:style-name="ce1" office:value-type="string" calcext:value-type="string">
            <text:p>empfohlen</text:p>
          </table:table-cell>
          <table:table-cell table:style-name="ce1" office:value-type="string" calcext:value-type="string">
            <text:p>empfieh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рекомендовать</text:p>
          </table:table-cell>
          <table:table-cell table:formula="of:=&quot;|&quot;&amp;[.A25]&amp;&quot; &quot;&amp;[.B25]&amp;&quot; &quot;&amp;[.C25]&amp;&quot;|&quot;&amp;[.D25]&amp;&quot;&amp;ensp;•&amp;ensp;&quot;&amp;[.E25]&amp;&quot;|&quot;&amp;[.F25]" office:value-type="string" office:string-value="|empfehlen empfahl empfohlen|empfiehlt&amp;ensp;•&amp;ensp;hat|рекомендовать" calcext:value-type="string">
            <text:p>|empfehlen empfahl empfohlen|empfiehlt&amp;ensp;•&amp;ensp;hat|рекомендов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rschallen</text:p>
          </table:table-cell>
          <table:table-cell office:value-type="string" calcext:value-type="string">
            <text:p>erscholl</text:p>
          </table:table-cell>
          <table:table-cell office:value-type="string" calcext:value-type="string">
            <text:p>erschollen</text:p>
          </table:table-cell>
          <table:table-cell office:value-type="string" calcext:value-type="string">
            <text:p>erschall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зазвучать</text:p>
          </table:table-cell>
          <table:table-cell table:formula="of:=&quot;|&quot;&amp;[.A26]&amp;&quot; &quot;&amp;[.B26]&amp;&quot; &quot;&amp;[.C26]&amp;&quot;|&quot;&amp;[.D26]&amp;&quot;&amp;ensp;•&amp;ensp;&quot;&amp;[.E26]&amp;&quot;|&quot;&amp;[.F26]" office:value-type="string" office:string-value="|erschallen erscholl erschollen|erschallt&amp;ensp;•&amp;ensp;ist|зазвучать" calcext:value-type="string">
            <text:p>|erschallen erscholl erschollen|erschallt&amp;ensp;•&amp;ensp;ist|зазвуч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rschallen</text:p>
          </table:table-cell>
          <table:table-cell office:value-type="string" calcext:value-type="string">
            <text:p>erschallte</text:p>
          </table:table-cell>
          <table:table-cell table:number-columns-repeated="2" office:value-type="string" calcext:value-type="string">
            <text:p>erschall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зазвучать</text:p>
          </table:table-cell>
          <table:table-cell table:formula="of:=&quot;|&quot;&amp;[.A27]&amp;&quot; &quot;&amp;[.B27]&amp;&quot; &quot;&amp;[.C27]&amp;&quot;|&quot;&amp;[.D27]&amp;&quot;&amp;ensp;•&amp;ensp;&quot;&amp;[.E27]&amp;&quot;|&quot;&amp;[.F27]" office:value-type="string" office:string-value="|erschallen erschallte erschallt|erschallt&amp;ensp;•&amp;ensp;ist|зазвучать" calcext:value-type="string">
            <text:p>|erschallen erschallte erschallt|erschallt&amp;ensp;•&amp;ensp;ist|зазвуч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rlöschen</text:p>
          </table:table-cell>
          <table:table-cell table:style-name="ce1" office:value-type="string" calcext:value-type="string">
            <text:p>erlosch</text:p>
          </table:table-cell>
          <table:table-cell table:style-name="ce1" office:value-type="string" calcext:value-type="string">
            <text:p>erloschen</text:p>
          </table:table-cell>
          <table:table-cell table:style-name="ce1" office:value-type="string" calcext:value-type="string">
            <text:p>erlisc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отухать, прекращаться</text:p>
          </table:table-cell>
          <table:table-cell table:formula="of:=&quot;|&quot;&amp;[.A28]&amp;&quot; &quot;&amp;[.B28]&amp;&quot; &quot;&amp;[.C28]&amp;&quot;|&quot;&amp;[.D28]&amp;&quot;&amp;ensp;•&amp;ensp;&quot;&amp;[.E28]&amp;&quot;|&quot;&amp;[.F28]" office:value-type="string" office:string-value="|erlöschen erlosch erloschen|erlischt&amp;ensp;•&amp;ensp;ist|потухать, прекращаться" calcext:value-type="string">
            <text:p>|erlöschen erlosch erloschen|erlischt&amp;ensp;•&amp;ensp;ist|потухать, прекращ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rschrecken</text:p>
          </table:table-cell>
          <table:table-cell table:style-name="ce1" office:value-type="string" calcext:value-type="string">
            <text:p>erschrak</text:p>
          </table:table-cell>
          <table:table-cell table:style-name="ce1" office:value-type="string" calcext:value-type="string">
            <text:p>erschrocken</text:p>
          </table:table-cell>
          <table:table-cell table:style-name="ce1" office:value-type="string" calcext:value-type="string">
            <text:p>erschrick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угаться</text:p>
          </table:table-cell>
          <table:table-cell table:formula="of:=&quot;|&quot;&amp;[.A29]&amp;&quot; &quot;&amp;[.B29]&amp;&quot; &quot;&amp;[.C29]&amp;&quot;|&quot;&amp;[.D29]&amp;&quot;&amp;ensp;•&amp;ensp;&quot;&amp;[.E29]&amp;&quot;|&quot;&amp;[.F29]" office:value-type="string" office:string-value="|erschrecken erschrak erschrocken|erschrickt&amp;ensp;•&amp;ensp;ist|пугаться" calcext:value-type="string">
            <text:p>|erschrecken erschrak erschrocken|erschrickt&amp;ensp;•&amp;ensp;ist|пугаться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rwägen</text:p>
          </table:table-cell>
          <table:table-cell table:style-name="Default" office:value-type="string" calcext:value-type="string">
            <text:p>erwog</text:p>
          </table:table-cell>
          <table:table-cell table:style-name="Default" office:value-type="string" calcext:value-type="string">
            <text:p>erwogen</text:p>
          </table:table-cell>
          <table:table-cell table:style-name="Default" office:value-type="string" calcext:value-type="string">
            <text:p>erwägt</text:p>
          </table:table-cell>
          <table:table-cell office:value-type="string" calcext:value-type="string">
            <text:p>hat</text:p>
          </table:table-cell>
          <table:table-cell table:style-name="Default" office:value-type="string" calcext:value-type="string">
            <text:p>взвешивать</text:p>
          </table:table-cell>
          <table:table-cell table:formula="of:=&quot;|&quot;&amp;[.A30]&amp;&quot; &quot;&amp;[.B30]&amp;&quot; &quot;&amp;[.C30]&amp;&quot;|&quot;&amp;[.D30]&amp;&quot;&amp;ensp;•&amp;ensp;&quot;&amp;[.E30]&amp;&quot;|&quot;&amp;[.F30]" office:value-type="string" office:string-value="|erwägen erwog erwogen|erwägt&amp;ensp;•&amp;ensp;hat|взвешивать" calcext:value-type="string">
            <text:p>|erwägen erwog erwogen|erwägt&amp;ensp;•&amp;ensp;hat|взвеш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aß</text:p>
          </table:table-cell>
          <table:table-cell table:style-name="ce1" office:value-type="string" calcext:value-type="string">
            <text:p>gegessen</text:p>
          </table:table-cell>
          <table:table-cell table:style-name="ce1" office:value-type="string" calcext:value-type="string">
            <text:p>is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есть, кушать</text:p>
          </table:table-cell>
          <table:table-cell table:formula="of:=&quot;|&quot;&amp;[.A31]&amp;&quot; &quot;&amp;[.B31]&amp;&quot; &quot;&amp;[.C31]&amp;&quot;|&quot;&amp;[.D31]&amp;&quot;&amp;ensp;•&amp;ensp;&quot;&amp;[.E31]&amp;&quot;|&quot;&amp;[.F31]" office:value-type="string" office:string-value="|essen aß gegessen|isst&amp;ensp;•&amp;ensp;hat|есть, кушать" calcext:value-type="string">
            <text:p>|essen aß gegessen|isst&amp;ensp;•&amp;ensp;hat|есть, куш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ahren</text:p>
          </table:table-cell>
          <table:table-cell table:style-name="ce1" office:value-type="string" calcext:value-type="string">
            <text:p>fuhr</text:p>
          </table:table-cell>
          <table:table-cell table:style-name="ce1" office:value-type="string" calcext:value-type="string">
            <text:p>gefahren</text:p>
          </table:table-cell>
          <table:table-cell table:style-name="ce1" office:value-type="string" calcext:value-type="string">
            <text:p>fähr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ехать, ездить</text:p>
          </table:table-cell>
          <table:table-cell table:formula="of:=&quot;|&quot;&amp;[.A32]&amp;&quot; &quot;&amp;[.B32]&amp;&quot; &quot;&amp;[.C32]&amp;&quot;|&quot;&amp;[.D32]&amp;&quot;&amp;ensp;•&amp;ensp;&quot;&amp;[.E32]&amp;&quot;|&quot;&amp;[.F32]" office:value-type="string" office:string-value="|fahren fuhr gefahren|fährt&amp;ensp;•&amp;ensp;hat/ist|ехать, ездить" calcext:value-type="string">
            <text:p>|fahren fuhr gefahren|fährt&amp;ensp;•&amp;ensp;hat/ist|ехать, ез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allen</text:p>
          </table:table-cell>
          <table:table-cell table:style-name="ce1" office:value-type="string" calcext:value-type="string">
            <text:p>fiel</text:p>
          </table:table-cell>
          <table:table-cell table:style-name="ce1" office:value-type="string" calcext:value-type="string">
            <text:p>gefallen</text:p>
          </table:table-cell>
          <table:table-cell table:style-name="ce1" office:value-type="string" calcext:value-type="string">
            <text:p>fäll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адать</text:p>
          </table:table-cell>
          <table:table-cell table:formula="of:=&quot;|&quot;&amp;[.A33]&amp;&quot; &quot;&amp;[.B33]&amp;&quot; &quot;&amp;[.C33]&amp;&quot;|&quot;&amp;[.D33]&amp;&quot;&amp;ensp;•&amp;ensp;&quot;&amp;[.E33]&amp;&quot;|&quot;&amp;[.F33]" office:value-type="string" office:string-value="|fallen fiel gefallen|fällt&amp;ensp;•&amp;ensp;ist|падать" calcext:value-type="string">
            <text:p>|fallen fiel gefallen|fällt&amp;ensp;•&amp;ensp;ist|пад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angen</text:p>
          </table:table-cell>
          <table:table-cell table:style-name="ce1" office:value-type="string" calcext:value-type="string">
            <text:p>fing</text:p>
          </table:table-cell>
          <table:table-cell table:style-name="ce1" office:value-type="string" calcext:value-type="string">
            <text:p>gefangen</text:p>
          </table:table-cell>
          <table:table-cell table:style-name="ce1" office:value-type="string" calcext:value-type="string">
            <text:p>fä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ловить</text:p>
          </table:table-cell>
          <table:table-cell table:formula="of:=&quot;|&quot;&amp;[.A34]&amp;&quot; &quot;&amp;[.B34]&amp;&quot; &quot;&amp;[.C34]&amp;&quot;|&quot;&amp;[.D34]&amp;&quot;&amp;ensp;•&amp;ensp;&quot;&amp;[.E34]&amp;&quot;|&quot;&amp;[.F34]" office:value-type="string" office:string-value="|fangen fing gefangen|fängt&amp;ensp;•&amp;ensp;hat|ловить" calcext:value-type="string">
            <text:p>|fangen fing gefangen|fängt&amp;ensp;•&amp;ensp;hat|лов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echten</text:p>
          </table:table-cell>
          <table:table-cell table:style-name="ce1" office:value-type="string" calcext:value-type="string">
            <text:p>focht</text:p>
          </table:table-cell>
          <table:table-cell table:style-name="ce1" office:value-type="string" calcext:value-type="string">
            <text:p>gefochten</text:p>
          </table:table-cell>
          <table:table-cell table:style-name="ce1" office:value-type="string" calcext:value-type="string">
            <text:p>fi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фехтовать</text:p>
          </table:table-cell>
          <table:table-cell table:formula="of:=&quot;|&quot;&amp;[.A35]&amp;&quot; &quot;&amp;[.B35]&amp;&quot; &quot;&amp;[.C35]&amp;&quot;|&quot;&amp;[.D35]&amp;&quot;&amp;ensp;•&amp;ensp;&quot;&amp;[.E35]&amp;&quot;|&quot;&amp;[.F35]" office:value-type="string" office:string-value="|fechten focht gefochten|ficht&amp;ensp;•&amp;ensp;hat|фехтовать" calcext:value-type="string">
            <text:p>|fechten focht gefochten|ficht&amp;ensp;•&amp;ensp;hat|фехт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inden</text:p>
          </table:table-cell>
          <table:table-cell table:style-name="ce1" office:value-type="string" calcext:value-type="string">
            <text:p>fand</text:p>
          </table:table-cell>
          <table:table-cell table:style-name="ce1" office:value-type="string" calcext:value-type="string">
            <text:p>gefunden</text:p>
          </table:table-cell>
          <table:table-cell table:style-name="ce1" office:value-type="string" calcext:value-type="string">
            <text:p>fi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аходить</text:p>
          </table:table-cell>
          <table:table-cell table:formula="of:=&quot;|&quot;&amp;[.A36]&amp;&quot; &quot;&amp;[.B36]&amp;&quot; &quot;&amp;[.C36]&amp;&quot;|&quot;&amp;[.D36]&amp;&quot;&amp;ensp;•&amp;ensp;&quot;&amp;[.E36]&amp;&quot;|&quot;&amp;[.F36]" office:value-type="string" office:string-value="|finden fand gefunden|findet&amp;ensp;•&amp;ensp;hat|находить" calcext:value-type="string">
            <text:p>|finden fand gefunden|findet&amp;ensp;•&amp;ensp;hat|нах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lechten</text:p>
          </table:table-cell>
          <table:table-cell table:style-name="ce1" office:value-type="string" calcext:value-type="string">
            <text:p>flocht</text:p>
          </table:table-cell>
          <table:table-cell table:style-name="ce1" office:value-type="string" calcext:value-type="string">
            <text:p>geflochten</text:p>
          </table:table-cell>
          <table:table-cell table:style-name="ce1" office:value-type="string" calcext:value-type="string">
            <text:p>fli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лести</text:p>
          </table:table-cell>
          <table:table-cell table:formula="of:=&quot;|&quot;&amp;[.A37]&amp;&quot; &quot;&amp;[.B37]&amp;&quot; &quot;&amp;[.C37]&amp;&quot;|&quot;&amp;[.D37]&amp;&quot;&amp;ensp;•&amp;ensp;&quot;&amp;[.E37]&amp;&quot;|&quot;&amp;[.F37]" office:value-type="string" office:string-value="|flechten flocht geflochten|flicht&amp;ensp;•&amp;ensp;hat|плести" calcext:value-type="string">
            <text:p>|flechten flocht geflochten|flicht&amp;ensp;•&amp;ensp;hat|плести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liegen</text:p>
          </table:table-cell>
          <table:table-cell table:style-name="ce1" office:value-type="string" calcext:value-type="string">
            <text:p>flog</text:p>
          </table:table-cell>
          <table:table-cell table:style-name="ce1" office:value-type="string" calcext:value-type="string">
            <text:p>geflogen</text:p>
          </table:table-cell>
          <table:table-cell table:style-name="ce1" office:value-type="string" calcext:value-type="string">
            <text:p>flieg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летать</text:p>
          </table:table-cell>
          <table:table-cell table:formula="of:=&quot;|&quot;&amp;[.A38]&amp;&quot; &quot;&amp;[.B38]&amp;&quot; &quot;&amp;[.C38]&amp;&quot;|&quot;&amp;[.D38]&amp;&quot;&amp;ensp;•&amp;ensp;&quot;&amp;[.E38]&amp;&quot;|&quot;&amp;[.F38]" office:value-type="string" office:string-value="|fliegen flog geflogen|fliegt&amp;ensp;•&amp;ensp;hat/ist|летать" calcext:value-type="string">
            <text:p>|fliegen flog geflogen|fliegt&amp;ensp;•&amp;ensp;hat/ist|лет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liehen</text:p>
          </table:table-cell>
          <table:table-cell table:style-name="ce1" office:value-type="string" calcext:value-type="string">
            <text:p>floh</text:p>
          </table:table-cell>
          <table:table-cell table:style-name="ce1" office:value-type="string" calcext:value-type="string">
            <text:p>geflohen</text:p>
          </table:table-cell>
          <table:table-cell table:style-name="ce1" office:value-type="string" calcext:value-type="string">
            <text:p>flie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убегать, удирать</text:p>
          </table:table-cell>
          <table:table-cell table:formula="of:=&quot;|&quot;&amp;[.A39]&amp;&quot; &quot;&amp;[.B39]&amp;&quot; &quot;&amp;[.C39]&amp;&quot;|&quot;&amp;[.D39]&amp;&quot;&amp;ensp;•&amp;ensp;&quot;&amp;[.E39]&amp;&quot;|&quot;&amp;[.F39]" office:value-type="string" office:string-value="|fliehen floh geflohen|flieht&amp;ensp;•&amp;ensp;ist|убегать, удирать" calcext:value-type="string">
            <text:p>|fliehen floh geflohen|flieht&amp;ensp;•&amp;ensp;ist|убегать, удир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ließen</text:p>
          </table:table-cell>
          <table:table-cell table:style-name="ce1" office:value-type="string" calcext:value-type="string">
            <text:p>floss</text:p>
          </table:table-cell>
          <table:table-cell table:style-name="ce1" office:value-type="string" calcext:value-type="string">
            <text:p>geflossen</text:p>
          </table:table-cell>
          <table:table-cell table:style-name="ce1" office:value-type="string" calcext:value-type="string">
            <text:p>fließ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течь, литься</text:p>
          </table:table-cell>
          <table:table-cell table:formula="of:=&quot;|&quot;&amp;[.A40]&amp;&quot; &quot;&amp;[.B40]&amp;&quot; &quot;&amp;[.C40]&amp;&quot;|&quot;&amp;[.D40]&amp;&quot;&amp;ensp;•&amp;ensp;&quot;&amp;[.E40]&amp;&quot;|&quot;&amp;[.F40]" office:value-type="string" office:string-value="|fließen floss geflossen|fließt&amp;ensp;•&amp;ensp;ist|течь, литься" calcext:value-type="string">
            <text:p>|fließen floss geflossen|fließt&amp;ensp;•&amp;ensp;ist|течь, ли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ressen</text:p>
          </table:table-cell>
          <table:table-cell table:style-name="ce1" office:value-type="string" calcext:value-type="string">
            <text:p>fraß</text:p>
          </table:table-cell>
          <table:table-cell table:style-name="ce1" office:value-type="string" calcext:value-type="string">
            <text:p>gefressen</text:p>
          </table:table-cell>
          <table:table-cell table:style-name="ce1" office:value-type="string" calcext:value-type="string">
            <text:p>fris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жрать, лопать</text:p>
          </table:table-cell>
          <table:table-cell table:formula="of:=&quot;|&quot;&amp;[.A41]&amp;&quot; &quot;&amp;[.B41]&amp;&quot; &quot;&amp;[.C41]&amp;&quot;|&quot;&amp;[.D41]&amp;&quot;&amp;ensp;•&amp;ensp;&quot;&amp;[.E41]&amp;&quot;|&quot;&amp;[.F41]" office:value-type="string" office:string-value="|fressen fraß gefressen|frisst&amp;ensp;•&amp;ensp;hat|жрать, лопать" calcext:value-type="string">
            <text:p>|fressen fraß gefressen|frisst&amp;ensp;•&amp;ensp;hat|жрать, лоп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frieren</text:p>
          </table:table-cell>
          <table:table-cell table:style-name="ce1" office:value-type="string" calcext:value-type="string">
            <text:p>fror</text:p>
          </table:table-cell>
          <table:table-cell table:style-name="ce1" office:value-type="string" calcext:value-type="string">
            <text:p>gefroren</text:p>
          </table:table-cell>
          <table:table-cell table:style-name="ce1" office:value-type="string" calcext:value-type="string">
            <text:p>frier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амерзать</text:p>
          </table:table-cell>
          <table:table-cell table:formula="of:=&quot;|&quot;&amp;[.A42]&amp;&quot; &quot;&amp;[.B42]&amp;&quot; &quot;&amp;[.C42]&amp;&quot;|&quot;&amp;[.D42]&amp;&quot;&amp;ensp;•&amp;ensp;&quot;&amp;[.E42]&amp;&quot;|&quot;&amp;[.F42]" office:value-type="string" office:string-value="|frieren fror gefroren|friert&amp;ensp;•&amp;ensp;hat|замерзать" calcext:value-type="string">
            <text:p>|frieren fror gefroren|friert&amp;ensp;•&amp;ensp;hat|замерз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ären</text:p>
          </table:table-cell>
          <table:table-cell table:style-name="ce1" office:value-type="string" calcext:value-type="string">
            <text:p>gor</text:p>
          </table:table-cell>
          <table:table-cell table:style-name="ce1" office:value-type="string" calcext:value-type="string">
            <text:p>gegoren</text:p>
          </table:table-cell>
          <table:table-cell table:style-name="ce1" office:value-type="string" calcext:value-type="string">
            <text:p>gär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бродить</text:p>
          </table:table-cell>
          <table:table-cell table:formula="of:=&quot;|&quot;&amp;[.A43]&amp;&quot; &quot;&amp;[.B43]&amp;&quot; &quot;&amp;[.C43]&amp;&quot;|&quot;&amp;[.D43]&amp;&quot;&amp;ensp;•&amp;ensp;&quot;&amp;[.E43]&amp;&quot;|&quot;&amp;[.F43]" office:value-type="string" office:string-value="|gären gor gegoren|gärt&amp;ensp;•&amp;ensp;ist|бродить" calcext:value-type="string">
            <text:p>|gären gor gegoren|gärt&amp;ensp;•&amp;ensp;ist|бр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bären</text:p>
          </table:table-cell>
          <table:table-cell table:style-name="ce1" office:value-type="string" calcext:value-type="string">
            <text:p>gebar</text:p>
          </table:table-cell>
          <table:table-cell table:style-name="ce1" office:value-type="string" calcext:value-type="string">
            <text:p>geboren</text:p>
          </table:table-cell>
          <table:table-cell table:style-name="ce1" office:value-type="string" calcext:value-type="string">
            <text:p>gebär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родить</text:p>
          </table:table-cell>
          <table:table-cell table:formula="of:=&quot;|&quot;&amp;[.A44]&amp;&quot; &quot;&amp;[.B44]&amp;&quot; &quot;&amp;[.C44]&amp;&quot;|&quot;&amp;[.D44]&amp;&quot;&amp;ensp;•&amp;ensp;&quot;&amp;[.E44]&amp;&quot;|&quot;&amp;[.F44]" office:value-type="string" office:string-value="|gebären gebar geboren|gebärt&amp;ensp;•&amp;ensp;hat/ist|родить" calcext:value-type="string">
            <text:p>|gebären gebar geboren|gebärt&amp;ensp;•&amp;ensp;hat/ist|р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bären</text:p>
          </table:table-cell>
          <table:table-cell table:style-name="ce1" office:value-type="string" calcext:value-type="string">
            <text:p>gebar</text:p>
          </table:table-cell>
          <table:table-cell table:style-name="ce1" office:value-type="string" calcext:value-type="string">
            <text:p>geboren</text:p>
          </table:table-cell>
          <table:table-cell table:style-name="ce1" office:value-type="string" calcext:value-type="string">
            <text:p>gebier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родить</text:p>
          </table:table-cell>
          <table:table-cell table:formula="of:=&quot;|&quot;&amp;[.A45]&amp;&quot; &quot;&amp;[.B45]&amp;&quot; &quot;&amp;[.C45]&amp;&quot;|&quot;&amp;[.D45]&amp;&quot;&amp;ensp;•&amp;ensp;&quot;&amp;[.E45]&amp;&quot;|&quot;&amp;[.F45]" office:value-type="string" office:string-value="|gebären gebar geboren|gebiert&amp;ensp;•&amp;ensp;hat/ist|родить" calcext:value-type="string">
            <text:p>|gebären gebar geboren|gebiert&amp;ensp;•&amp;ensp;hat/ist|р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ben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gegeben</text:p>
          </table:table-cell>
          <table:table-cell table:style-name="ce1" office:value-type="string" calcext:value-type="string">
            <text:p>gi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авать</text:p>
          </table:table-cell>
          <table:table-cell table:formula="of:=&quot;|&quot;&amp;[.A46]&amp;&quot; &quot;&amp;[.B46]&amp;&quot; &quot;&amp;[.C46]&amp;&quot;|&quot;&amp;[.D46]&amp;&quot;&amp;ensp;•&amp;ensp;&quot;&amp;[.E46]&amp;&quot;|&quot;&amp;[.F46]" office:value-type="string" office:string-value="|geben gab gegeben|gibt&amp;ensp;•&amp;ensp;hat|давать" calcext:value-type="string">
            <text:p>|geben gab gegeben|gibt&amp;ensp;•&amp;ensp;hat|да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deihen</text:p>
          </table:table-cell>
          <table:table-cell table:style-name="ce1" office:value-type="string" calcext:value-type="string">
            <text:p>gedieh</text:p>
          </table:table-cell>
          <table:table-cell table:style-name="ce1" office:value-type="string" calcext:value-type="string">
            <text:p>gediehen</text:p>
          </table:table-cell>
          <table:table-cell table:style-name="ce1" office:value-type="string" calcext:value-type="string">
            <text:p>gedei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расти, преуспевать</text:p>
          </table:table-cell>
          <table:table-cell table:formula="of:=&quot;|&quot;&amp;[.A47]&amp;&quot; &quot;&amp;[.B47]&amp;&quot; &quot;&amp;[.C47]&amp;&quot;|&quot;&amp;[.D47]&amp;&quot;&amp;ensp;•&amp;ensp;&quot;&amp;[.E47]&amp;&quot;|&quot;&amp;[.F47]" office:value-type="string" office:string-value="|gedeihen gedieh gediehen|gedeiht&amp;ensp;•&amp;ensp;ist|расти, преуспевать" calcext:value-type="string">
            <text:p>|gedeihen gedieh gediehen|gedeiht&amp;ensp;•&amp;ensp;ist|расти, преуспе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hen</text:p>
          </table:table-cell>
          <table:table-cell table:style-name="ce1" office:value-type="string" calcext:value-type="string">
            <text:p>ging</text:p>
          </table:table-cell>
          <table:table-cell table:style-name="ce1" office:value-type="string" calcext:value-type="string">
            <text:p>gegangen</text:p>
          </table:table-cell>
          <table:table-cell table:style-name="ce1" office:value-type="string" calcext:value-type="string">
            <text:p>ge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идти, ходить</text:p>
          </table:table-cell>
          <table:table-cell table:formula="of:=&quot;|&quot;&amp;[.A48]&amp;&quot; &quot;&amp;[.B48]&amp;&quot; &quot;&amp;[.C48]&amp;&quot;|&quot;&amp;[.D48]&amp;&quot;&amp;ensp;•&amp;ensp;&quot;&amp;[.E48]&amp;&quot;|&quot;&amp;[.F48]" office:value-type="string" office:string-value="|gehen ging gegangen|geht&amp;ensp;•&amp;ensp;ist|идти, ходить" calcext:value-type="string">
            <text:p>|gehen ging gegangen|geht&amp;ensp;•&amp;ensp;ist|идти, х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lingen</text:p>
          </table:table-cell>
          <table:table-cell table:style-name="ce1" office:value-type="string" calcext:value-type="string">
            <text:p>gelang</text:p>
          </table:table-cell>
          <table:table-cell table:style-name="ce1" office:value-type="string" calcext:value-type="string">
            <text:p>gelungen</text:p>
          </table:table-cell>
          <table:table-cell table:style-name="ce1" office:value-type="string" calcext:value-type="string">
            <text:p>geling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удаваться</text:p>
          </table:table-cell>
          <table:table-cell table:formula="of:=&quot;|&quot;&amp;[.A49]&amp;&quot; &quot;&amp;[.B49]&amp;&quot; &quot;&amp;[.C49]&amp;&quot;|&quot;&amp;[.D49]&amp;&quot;&amp;ensp;•&amp;ensp;&quot;&amp;[.E49]&amp;&quot;|&quot;&amp;[.F49]" office:value-type="string" office:string-value="|gelingen gelang gelungen|gelingt&amp;ensp;•&amp;ensp;ist|удаваться" calcext:value-type="string">
            <text:p>|gelingen gelang gelungen|gelingt&amp;ensp;•&amp;ensp;ist|удав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lten</text:p>
          </table:table-cell>
          <table:table-cell table:style-name="ce1" office:value-type="string" calcext:value-type="string">
            <text:p>galt</text:p>
          </table:table-cell>
          <table:table-cell table:style-name="ce1" office:value-type="string" calcext:value-type="string">
            <text:p>gegolten</text:p>
          </table:table-cell>
          <table:table-cell table:style-name="ce1" office:value-type="string" calcext:value-type="string">
            <text:p>gi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тоить, цениться</text:p>
          </table:table-cell>
          <table:table-cell table:formula="of:=&quot;|&quot;&amp;[.A50]&amp;&quot; &quot;&amp;[.B50]&amp;&quot; &quot;&amp;[.C50]&amp;&quot;|&quot;&amp;[.D50]&amp;&quot;&amp;ensp;•&amp;ensp;&quot;&amp;[.E50]&amp;&quot;|&quot;&amp;[.F50]" office:value-type="string" office:string-value="|gelten galt gegolten|gilt&amp;ensp;•&amp;ensp;hat|стоить, цениться" calcext:value-type="string">
            <text:p>|gelten galt gegolten|gilt&amp;ensp;•&amp;ensp;hat|стоить, цени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nesen</text:p>
          </table:table-cell>
          <table:table-cell table:style-name="ce1" office:value-type="string" calcext:value-type="string">
            <text:p>genas</text:p>
          </table:table-cell>
          <table:table-cell table:style-name="ce1" office:value-type="string" calcext:value-type="string">
            <text:p>genesen</text:p>
          </table:table-cell>
          <table:table-cell table:style-name="ce1" office:value-type="string" calcext:value-type="string">
            <text:p>genes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выздоравливать</text:p>
          </table:table-cell>
          <table:table-cell table:formula="of:=&quot;|&quot;&amp;[.A51]&amp;&quot; &quot;&amp;[.B51]&amp;&quot; &quot;&amp;[.C51]&amp;&quot;|&quot;&amp;[.D51]&amp;&quot;&amp;ensp;•&amp;ensp;&quot;&amp;[.E51]&amp;&quot;|&quot;&amp;[.F51]" office:value-type="string" office:string-value="|genesen genas genesen|genest&amp;ensp;•&amp;ensp;ist|выздоравливать" calcext:value-type="string">
            <text:p>|genesen genas genesen|genest&amp;ensp;•&amp;ensp;ist|выздоравл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nießen</text:p>
          </table:table-cell>
          <table:table-cell table:style-name="ce1" office:value-type="string" calcext:value-type="string">
            <text:p>genoss</text:p>
          </table:table-cell>
          <table:table-cell table:style-name="ce1" office:value-type="string" calcext:value-type="string">
            <text:p>genossen</text:p>
          </table:table-cell>
          <table:table-cell table:style-name="ce1" office:value-type="string" calcext:value-type="string">
            <text:p>genie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аслаждаться</text:p>
          </table:table-cell>
          <table:table-cell table:formula="of:=&quot;|&quot;&amp;[.A52]&amp;&quot; &quot;&amp;[.B52]&amp;&quot; &quot;&amp;[.C52]&amp;&quot;|&quot;&amp;[.D52]&amp;&quot;&amp;ensp;•&amp;ensp;&quot;&amp;[.E52]&amp;&quot;|&quot;&amp;[.F52]" office:value-type="string" office:string-value="|genießen genoss genossen|genießt&amp;ensp;•&amp;ensp;hat|наслаждаться" calcext:value-type="string">
            <text:p>|genießen genoss genossen|genießt&amp;ensp;•&amp;ensp;hat|наслажд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schehen</text:p>
          </table:table-cell>
          <table:table-cell table:style-name="ce1" office:value-type="string" calcext:value-type="string">
            <text:p>geschah</text:p>
          </table:table-cell>
          <table:table-cell table:style-name="ce1" office:value-type="string" calcext:value-type="string">
            <text:p>geschehen</text:p>
          </table:table-cell>
          <table:table-cell table:style-name="ce1" office:value-type="string" calcext:value-type="string">
            <text:p>geschie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роисходить</text:p>
          </table:table-cell>
          <table:table-cell table:formula="of:=&quot;|&quot;&amp;[.A53]&amp;&quot; &quot;&amp;[.B53]&amp;&quot; &quot;&amp;[.C53]&amp;&quot;|&quot;&amp;[.D53]&amp;&quot;&amp;ensp;•&amp;ensp;&quot;&amp;[.E53]&amp;&quot;|&quot;&amp;[.F53]" office:value-type="string" office:string-value="|geschehen geschah geschehen|geschieht&amp;ensp;•&amp;ensp;ist|происходить" calcext:value-type="string">
            <text:p>|geschehen geschah geschehen|geschieht&amp;ensp;•&amp;ensp;ist|происх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ewinnen</text:p>
          </table:table-cell>
          <table:table-cell table:style-name="ce1" office:value-type="string" calcext:value-type="string">
            <text:p>gewann</text:p>
          </table:table-cell>
          <table:table-cell table:style-name="ce1" office:value-type="string" calcext:value-type="string">
            <text:p>gewonnen</text:p>
          </table:table-cell>
          <table:table-cell table:style-name="ce1" office:value-type="string" calcext:value-type="string">
            <text:p>gewi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ыигрывать</text:p>
          </table:table-cell>
          <table:table-cell table:formula="of:=&quot;|&quot;&amp;[.A54]&amp;&quot; &quot;&amp;[.B54]&amp;&quot; &quot;&amp;[.C54]&amp;&quot;|&quot;&amp;[.D54]&amp;&quot;&amp;ensp;•&amp;ensp;&quot;&amp;[.E54]&amp;&quot;|&quot;&amp;[.F54]" office:value-type="string" office:string-value="|gewinnen gewann gewonnen|gewinnt&amp;ensp;•&amp;ensp;hat|выигрывать" calcext:value-type="string">
            <text:p>|gewinnen gewann gewonnen|gewinnt&amp;ensp;•&amp;ensp;hat|выигр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ießen</text:p>
          </table:table-cell>
          <table:table-cell table:style-name="ce1" office:value-type="string" calcext:value-type="string">
            <text:p>goss</text:p>
          </table:table-cell>
          <table:table-cell table:style-name="ce1" office:value-type="string" calcext:value-type="string">
            <text:p>gegossen</text:p>
          </table:table-cell>
          <table:table-cell table:style-name="ce1" office:value-type="string" calcext:value-type="string">
            <text:p>gie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лить, наливать</text:p>
          </table:table-cell>
          <table:table-cell table:formula="of:=&quot;|&quot;&amp;[.A55]&amp;&quot; &quot;&amp;[.B55]&amp;&quot; &quot;&amp;[.C55]&amp;&quot;|&quot;&amp;[.D55]&amp;&quot;&amp;ensp;•&amp;ensp;&quot;&amp;[.E55]&amp;&quot;|&quot;&amp;[.F55]" office:value-type="string" office:string-value="|gießen goss gegossen|gießt&amp;ensp;•&amp;ensp;hat|лить, наливать" calcext:value-type="string">
            <text:p>|gießen goss gegossen|gießt&amp;ensp;•&amp;ensp;hat|лить, нал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leichen</text:p>
          </table:table-cell>
          <table:table-cell table:style-name="ce1" office:value-type="string" calcext:value-type="string">
            <text:p>glich</text:p>
          </table:table-cell>
          <table:table-cell table:style-name="ce1" office:value-type="string" calcext:value-type="string">
            <text:p>geglichen</text:p>
          </table:table-cell>
          <table:table-cell table:style-name="ce1" office:value-type="string" calcext:value-type="string">
            <text:p>glei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ыравнивать</text:p>
          </table:table-cell>
          <table:table-cell table:formula="of:=&quot;|&quot;&amp;[.A56]&amp;&quot; &quot;&amp;[.B56]&amp;&quot; &quot;&amp;[.C56]&amp;&quot;|&quot;&amp;[.D56]&amp;&quot;&amp;ensp;•&amp;ensp;&quot;&amp;[.E56]&amp;&quot;|&quot;&amp;[.F56]" office:value-type="string" office:string-value="|gleichen glich geglichen|gleicht&amp;ensp;•&amp;ensp;hat|выравнивать" calcext:value-type="string">
            <text:p>|gleichen glich geglichen|gleicht&amp;ensp;•&amp;ensp;hat|выравн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leiten</text:p>
          </table:table-cell>
          <table:table-cell table:style-name="ce1" office:value-type="string" calcext:value-type="string">
            <text:p>glitt</text:p>
          </table:table-cell>
          <table:table-cell table:style-name="ce1" office:value-type="string" calcext:value-type="string">
            <text:p>geglitten</text:p>
          </table:table-cell>
          <table:table-cell table:style-name="ce1" office:value-type="string" calcext:value-type="string">
            <text:p>gleite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скользить</text:p>
          </table:table-cell>
          <table:table-cell table:formula="of:=&quot;|&quot;&amp;[.A57]&amp;&quot; &quot;&amp;[.B57]&amp;&quot; &quot;&amp;[.C57]&amp;&quot;|&quot;&amp;[.D57]&amp;&quot;&amp;ensp;•&amp;ensp;&quot;&amp;[.E57]&amp;&quot;|&quot;&amp;[.F57]" office:value-type="string" office:string-value="|gleiten glitt geglitten|gleitet&amp;ensp;•&amp;ensp;ist|скользить" calcext:value-type="string">
            <text:p>|gleiten glitt geglitten|gleitet&amp;ensp;•&amp;ensp;ist|скользи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immen</text:p>
          </table:table-cell>
          <table:table-cell office:value-type="string" calcext:value-type="string">
            <text:p>glomm</text:p>
          </table:table-cell>
          <table:table-cell office:value-type="string" calcext:value-type="string">
            <text:p>geglommen</text:p>
          </table:table-cell>
          <table:table-cell office:value-type="string" calcext:value-type="string">
            <text:p>glimm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тлеть</text:p>
          </table:table-cell>
          <table:table-cell table:formula="of:=&quot;|&quot;&amp;[.A58]&amp;&quot; &quot;&amp;[.B58]&amp;&quot; &quot;&amp;[.C58]&amp;&quot;|&quot;&amp;[.D58]&amp;&quot;&amp;ensp;•&amp;ensp;&quot;&amp;[.E58]&amp;&quot;|&quot;&amp;[.F58]" office:value-type="string" office:string-value="|glimmen glomm geglommen|glimmt&amp;ensp;•&amp;ensp;hat|тлеть" calcext:value-type="string">
            <text:p>|glimmen glomm geglommen|glimmt&amp;ensp;•&amp;ensp;hat|тл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raben</text:p>
          </table:table-cell>
          <table:table-cell table:style-name="ce1" office:value-type="string" calcext:value-type="string">
            <text:p>grub</text:p>
          </table:table-cell>
          <table:table-cell table:style-name="ce1" office:value-type="string" calcext:value-type="string">
            <text:p>gegraben</text:p>
          </table:table-cell>
          <table:table-cell table:style-name="ce1" office:value-type="string" calcext:value-type="string">
            <text:p>grä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опать</text:p>
          </table:table-cell>
          <table:table-cell table:formula="of:=&quot;|&quot;&amp;[.A59]&amp;&quot; &quot;&amp;[.B59]&amp;&quot; &quot;&amp;[.C59]&amp;&quot;|&quot;&amp;[.D59]&amp;&quot;&amp;ensp;•&amp;ensp;&quot;&amp;[.E59]&amp;&quot;|&quot;&amp;[.F59]" office:value-type="string" office:string-value="|graben grub gegraben|gräbt&amp;ensp;•&amp;ensp;hat|копать" calcext:value-type="string">
            <text:p>|graben grub gegraben|gräbt&amp;ensp;•&amp;ensp;hat|коп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reifen</text:p>
          </table:table-cell>
          <table:table-cell table:style-name="ce1" office:value-type="string" calcext:value-type="string">
            <text:p>griff</text:p>
          </table:table-cell>
          <table:table-cell table:style-name="ce1" office:value-type="string" calcext:value-type="string">
            <text:p>gegriffen</text:p>
          </table:table-cell>
          <table:table-cell table:style-name="ce1" office:value-type="string" calcext:value-type="string">
            <text:p>grei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браться (за что-л.)</text:p>
          </table:table-cell>
          <table:table-cell table:formula="of:=&quot;|&quot;&amp;[.A60]&amp;&quot; &quot;&amp;[.B60]&amp;&quot; &quot;&amp;[.C60]&amp;&quot;|&quot;&amp;[.D60]&amp;&quot;&amp;ensp;•&amp;ensp;&quot;&amp;[.E60]&amp;&quot;|&quot;&amp;[.F60]" office:value-type="string" office:string-value="|greifen griff gegriffen|greift&amp;ensp;•&amp;ensp;hat|браться (за что-л.)" calcext:value-type="string">
            <text:p>|greifen griff gegriffen|greift&amp;ensp;•&amp;ensp;hat|браться (за что-л.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aben</text:p>
          </table:table-cell>
          <table:table-cell table:style-name="ce1" office:value-type="string" calcext:value-type="string">
            <text:p>hatte</text:p>
          </table:table-cell>
          <table:table-cell table:style-name="ce1" office:value-type="string" calcext:value-type="string">
            <text:p>gehabt</text:p>
          </table:table-cell>
          <table:table-cell table:style-name="ce1" office:value-type="string" calcext:value-type="string">
            <text:p>ha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иметь</text:p>
          </table:table-cell>
          <table:table-cell table:formula="of:=&quot;|&quot;&amp;[.A61]&amp;&quot; &quot;&amp;[.B61]&amp;&quot; &quot;&amp;[.C61]&amp;&quot;|&quot;&amp;[.D61]&amp;&quot;&amp;ensp;•&amp;ensp;&quot;&amp;[.E61]&amp;&quot;|&quot;&amp;[.F61]" office:value-type="string" office:string-value="|haben hatte gehabt|hat&amp;ensp;•&amp;ensp;hat|иметь" calcext:value-type="string">
            <text:p>|haben hatte gehabt|hat&amp;ensp;•&amp;ensp;hat|им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alten</text:p>
          </table:table-cell>
          <table:table-cell table:style-name="ce1" office:value-type="string" calcext:value-type="string">
            <text:p>hielt</text:p>
          </table:table-cell>
          <table:table-cell table:style-name="ce1" office:value-type="string" calcext:value-type="string">
            <text:p>gehalten</text:p>
          </table:table-cell>
          <table:table-cell table:style-name="ce1" office:value-type="string" calcext:value-type="string">
            <text:p>hä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ержать</text:p>
          </table:table-cell>
          <table:table-cell table:formula="of:=&quot;|&quot;&amp;[.A62]&amp;&quot; &quot;&amp;[.B62]&amp;&quot; &quot;&amp;[.C62]&amp;&quot;|&quot;&amp;[.D62]&amp;&quot;&amp;ensp;•&amp;ensp;&quot;&amp;[.E62]&amp;&quot;|&quot;&amp;[.F62]" office:value-type="string" office:string-value="|halten hielt gehalten|hält&amp;ensp;•&amp;ensp;hat|держать" calcext:value-type="string">
            <text:p>|halten hielt gehalten|hält&amp;ensp;•&amp;ensp;hat|держ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ängen</text:p>
          </table:table-cell>
          <table:table-cell table:style-name="ce1" office:value-type="string" calcext:value-type="string">
            <text:p>hing</text:p>
          </table:table-cell>
          <table:table-cell table:style-name="ce1" office:value-type="string" calcext:value-type="string">
            <text:p>gehangen</text:p>
          </table:table-cell>
          <table:table-cell table:style-name="ce1" office:value-type="string" calcext:value-type="string">
            <text:p>hä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исеть</text:p>
          </table:table-cell>
          <table:table-cell table:formula="of:=&quot;|&quot;&amp;[.A63]&amp;&quot; &quot;&amp;[.B63]&amp;&quot; &quot;&amp;[.C63]&amp;&quot;|&quot;&amp;[.D63]&amp;&quot;&amp;ensp;•&amp;ensp;&quot;&amp;[.E63]&amp;&quot;|&quot;&amp;[.F63]" office:value-type="string" office:string-value="|hängen hing gehangen|hängt&amp;ensp;•&amp;ensp;hat|висеть" calcext:value-type="string">
            <text:p>|hängen hing gehangen|hängt&amp;ensp;•&amp;ensp;hat|вис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auen</text:p>
          </table:table-cell>
          <table:table-cell table:style-name="ce1" office:value-type="string" calcext:value-type="string">
            <text:p>haute/hieb</text:p>
          </table:table-cell>
          <table:table-cell table:style-name="ce1" office:value-type="string" calcext:value-type="string">
            <text:p>gehauen</text:p>
          </table:table-cell>
          <table:table-cell table:style-name="ce1" office:value-type="string" calcext:value-type="string">
            <text:p>hau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рубить</text:p>
          </table:table-cell>
          <table:table-cell table:formula="of:=&quot;|&quot;&amp;[.A64]&amp;&quot; &quot;&amp;[.B64]&amp;&quot; &quot;&amp;[.C64]&amp;&quot;|&quot;&amp;[.D64]&amp;&quot;&amp;ensp;•&amp;ensp;&quot;&amp;[.E64]&amp;&quot;|&quot;&amp;[.F64]" office:value-type="string" office:string-value="|hauen haute/hieb gehauen|haut&amp;ensp;•&amp;ensp;hat/ist|рубить" calcext:value-type="string">
            <text:p>|hauen haute/hieb gehauen|haut&amp;ensp;•&amp;ensp;hat/ist|руб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eben</text:p>
          </table:table-cell>
          <table:table-cell table:style-name="ce1" office:value-type="string" calcext:value-type="string">
            <text:p>hob</text:p>
          </table:table-cell>
          <table:table-cell table:style-name="ce1" office:value-type="string" calcext:value-type="string">
            <text:p>gehoben</text:p>
          </table:table-cell>
          <table:table-cell table:style-name="ce1" office:value-type="string" calcext:value-type="string">
            <text:p>he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днимать</text:p>
          </table:table-cell>
          <table:table-cell table:formula="of:=&quot;|&quot;&amp;[.A65]&amp;&quot; &quot;&amp;[.B65]&amp;&quot; &quot;&amp;[.C65]&amp;&quot;|&quot;&amp;[.D65]&amp;&quot;&amp;ensp;•&amp;ensp;&quot;&amp;[.E65]&amp;&quot;|&quot;&amp;[.F65]" office:value-type="string" office:string-value="|heben hob gehoben|hebt&amp;ensp;•&amp;ensp;hat|поднимать" calcext:value-type="string">
            <text:p>|heben hob gehoben|hebt&amp;ensp;•&amp;ensp;hat|подним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eißen</text:p>
          </table:table-cell>
          <table:table-cell table:style-name="ce1" office:value-type="string" calcext:value-type="string">
            <text:p>hieß</text:p>
          </table:table-cell>
          <table:table-cell table:style-name="ce1" office:value-type="string" calcext:value-type="string">
            <text:p>geheißen</text:p>
          </table:table-cell>
          <table:table-cell table:style-name="ce1" office:value-type="string" calcext:value-type="string">
            <text:p>hei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азываться</text:p>
          </table:table-cell>
          <table:table-cell table:formula="of:=&quot;|&quot;&amp;[.A66]&amp;&quot; &quot;&amp;[.B66]&amp;&quot; &quot;&amp;[.C66]&amp;&quot;|&quot;&amp;[.D66]&amp;&quot;&amp;ensp;•&amp;ensp;&quot;&amp;[.E66]&amp;&quot;|&quot;&amp;[.F66]" office:value-type="string" office:string-value="|heißen hieß geheißen|heißt&amp;ensp;•&amp;ensp;hat|называться" calcext:value-type="string">
            <text:p>|heißen hieß geheißen|heißt&amp;ensp;•&amp;ensp;hat|назыв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helfen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geholfen</text:p>
          </table:table-cell>
          <table:table-cell table:style-name="ce1" office:value-type="string" calcext:value-type="string">
            <text:p>hil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могать</text:p>
          </table:table-cell>
          <table:table-cell table:formula="of:=&quot;|&quot;&amp;[.A67]&amp;&quot; &quot;&amp;[.B67]&amp;&quot; &quot;&amp;[.C67]&amp;&quot;|&quot;&amp;[.D67]&amp;&quot;&amp;ensp;•&amp;ensp;&quot;&amp;[.E67]&amp;&quot;|&quot;&amp;[.F67]" office:value-type="string" office:string-value="|helfen half geholfen|hilft&amp;ensp;•&amp;ensp;hat|помогать" calcext:value-type="string">
            <text:p>|helfen half geholfen|hilft&amp;ensp;•&amp;ensp;hat|помо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ennen</text:p>
          </table:table-cell>
          <table:table-cell table:style-name="ce1" office:value-type="string" calcext:value-type="string">
            <text:p>kannte</text:p>
          </table:table-cell>
          <table:table-cell table:style-name="ce1" office:value-type="string" calcext:value-type="string">
            <text:p>gekannt</text:p>
          </table:table-cell>
          <table:table-cell table:style-name="ce1" office:value-type="string" calcext:value-type="string">
            <text:p>ke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нать</text:p>
          </table:table-cell>
          <table:table-cell table:formula="of:=&quot;|&quot;&amp;[.A68]&amp;&quot; &quot;&amp;[.B68]&amp;&quot; &quot;&amp;[.C68]&amp;&quot;|&quot;&amp;[.D68]&amp;&quot;&amp;ensp;•&amp;ensp;&quot;&amp;[.E68]&amp;&quot;|&quot;&amp;[.F68]" office:value-type="string" office:string-value="|kennen kannte gekannt|kennt&amp;ensp;•&amp;ensp;hat|знать" calcext:value-type="string">
            <text:p>|kennen kannte gekannt|kennt&amp;ensp;•&amp;ensp;hat|зн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limmen</text:p>
          </table:table-cell>
          <table:table-cell office:value-type="string" calcext:value-type="string">
            <text:p>klomm</text:p>
          </table:table-cell>
          <table:table-cell office:value-type="string" calcext:value-type="string">
            <text:p>geklommen</text:p>
          </table:table-cell>
          <table:table-cell office:value-type="string" calcext:value-type="string">
            <text:p>klimm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взбираться</text:p>
          </table:table-cell>
          <table:table-cell table:formula="of:=&quot;|&quot;&amp;[.A69]&amp;&quot; &quot;&amp;[.B69]&amp;&quot; &quot;&amp;[.C69]&amp;&quot;|&quot;&amp;[.D69]&amp;&quot;&amp;ensp;•&amp;ensp;&quot;&amp;[.E69]&amp;&quot;|&quot;&amp;[.F69]" office:value-type="string" office:string-value="|klimmen klomm geklommen|klimmt&amp;ensp;•&amp;ensp;ist|взбираться" calcext:value-type="string">
            <text:p>|klimmen klomm geklommen|klimmt&amp;ensp;•&amp;ensp;ist|взбир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lingen</text:p>
          </table:table-cell>
          <table:table-cell table:style-name="ce1" office:value-type="string" calcext:value-type="string">
            <text:p>klang</text:p>
          </table:table-cell>
          <table:table-cell table:style-name="ce1" office:value-type="string" calcext:value-type="string">
            <text:p>geklungen</text:p>
          </table:table-cell>
          <table:table-cell table:style-name="ce1" office:value-type="string" calcext:value-type="string">
            <text:p>kl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венеть</text:p>
          </table:table-cell>
          <table:table-cell table:formula="of:=&quot;|&quot;&amp;[.A70]&amp;&quot; &quot;&amp;[.B70]&amp;&quot; &quot;&amp;[.C70]&amp;&quot;|&quot;&amp;[.D70]&amp;&quot;&amp;ensp;•&amp;ensp;&quot;&amp;[.E70]&amp;&quot;|&quot;&amp;[.F70]" office:value-type="string" office:string-value="|klingen klang geklungen|klingt&amp;ensp;•&amp;ensp;hat|звенеть" calcext:value-type="string">
            <text:p>|klingen klang geklungen|klingt&amp;ensp;•&amp;ensp;hat|звен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neifen</text:p>
          </table:table-cell>
          <table:table-cell table:style-name="ce1" office:value-type="string" calcext:value-type="string">
            <text:p>kniff</text:p>
          </table:table-cell>
          <table:table-cell table:style-name="ce1" office:value-type="string" calcext:value-type="string">
            <text:p>gekniffen</text:p>
          </table:table-cell>
          <table:table-cell table:style-name="ce1" office:value-type="string" calcext:value-type="string">
            <text:p>knei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щипать</text:p>
          </table:table-cell>
          <table:table-cell table:formula="of:=&quot;|&quot;&amp;[.A71]&amp;&quot; &quot;&amp;[.B71]&amp;&quot; &quot;&amp;[.C71]&amp;&quot;|&quot;&amp;[.D71]&amp;&quot;&amp;ensp;•&amp;ensp;&quot;&amp;[.E71]&amp;&quot;|&quot;&amp;[.F71]" office:value-type="string" office:string-value="|kneifen kniff gekniffen|kneift&amp;ensp;•&amp;ensp;hat|щипать" calcext:value-type="string">
            <text:p>|kneifen kniff gekniffen|kneift&amp;ensp;•&amp;ensp;hat|щип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ommen</text:p>
          </table:table-cell>
          <table:table-cell table:style-name="ce1" office:value-type="string" calcext:value-type="string">
            <text:p>kam</text:p>
          </table:table-cell>
          <table:table-cell table:style-name="ce1" office:value-type="string" calcext:value-type="string">
            <text:p>gekommen</text:p>
          </table:table-cell>
          <table:table-cell table:style-name="ce1" office:value-type="string" calcext:value-type="string">
            <text:p>komm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риходить</text:p>
          </table:table-cell>
          <table:table-cell table:formula="of:=&quot;|&quot;&amp;[.A72]&amp;&quot; &quot;&amp;[.B72]&amp;&quot; &quot;&amp;[.C72]&amp;&quot;|&quot;&amp;[.D72]&amp;&quot;&amp;ensp;•&amp;ensp;&quot;&amp;[.E72]&amp;&quot;|&quot;&amp;[.F72]" office:value-type="string" office:string-value="|kommen kam gekommen|kommt&amp;ensp;•&amp;ensp;ist|приходить" calcext:value-type="string">
            <text:p>|kommen kam gekommen|kommt&amp;ensp;•&amp;ensp;ist|прихо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önnen</text:p>
          </table:table-cell>
          <table:table-cell table:style-name="ce1" office:value-type="string" calcext:value-type="string">
            <text:p>konnte</text:p>
          </table:table-cell>
          <table:table-cell table:style-name="ce1" office:value-type="string" calcext:value-type="string">
            <text:p>gekonnt</text:p>
          </table:table-cell>
          <table:table-cell table:style-name="ce1" office:value-type="string" calcext:value-type="string">
            <text:p>kann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чь</text:p>
          </table:table-cell>
          <table:table-cell table:formula="of:=&quot;|&quot;&amp;[.A73]&amp;&quot; &quot;&amp;[.B73]&amp;&quot; &quot;&amp;[.C73]&amp;&quot;|&quot;&amp;[.D73]&amp;&quot;&amp;ensp;•&amp;ensp;&quot;&amp;[.E73]&amp;&quot;|&quot;&amp;[.F73]" office:value-type="string" office:string-value="|können konnte gekonnt|kann&amp;ensp;•&amp;ensp;hat|мочь" calcext:value-type="string">
            <text:p>|können konnte gekonnt|kann&amp;ensp;•&amp;ensp;hat|моч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kriechen</text:p>
          </table:table-cell>
          <table:table-cell table:style-name="ce1" office:value-type="string" calcext:value-type="string">
            <text:p>kroch</text:p>
          </table:table-cell>
          <table:table-cell table:style-name="ce1" office:value-type="string" calcext:value-type="string">
            <text:p>gekrochen</text:p>
          </table:table-cell>
          <table:table-cell table:style-name="ce1" office:value-type="string" calcext:value-type="string">
            <text:p>kriec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олзать</text:p>
          </table:table-cell>
          <table:table-cell table:formula="of:=&quot;|&quot;&amp;[.A74]&amp;&quot; &quot;&amp;[.B74]&amp;&quot; &quot;&amp;[.C74]&amp;&quot;|&quot;&amp;[.D74]&amp;&quot;&amp;ensp;•&amp;ensp;&quot;&amp;[.E74]&amp;&quot;|&quot;&amp;[.F74]" office:value-type="string" office:string-value="|kriechen kroch gekrochen|kriecht&amp;ensp;•&amp;ensp;ist|ползать" calcext:value-type="string">
            <text:p>|kriechen kroch gekrochen|kriecht&amp;ensp;•&amp;ensp;ist|полз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aden</text:p>
          </table:table-cell>
          <table:table-cell table:style-name="ce1" office:value-type="string" calcext:value-type="string">
            <text:p>lud</text:p>
          </table:table-cell>
          <table:table-cell table:style-name="ce1" office:value-type="string" calcext:value-type="string">
            <text:p>geladen</text:p>
          </table:table-cell>
          <table:table-cell table:style-name="ce1" office:value-type="string" calcext:value-type="string">
            <text:p>läd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грузить, приглашать</text:p>
          </table:table-cell>
          <table:table-cell table:formula="of:=&quot;|&quot;&amp;[.A75]&amp;&quot; &quot;&amp;[.B75]&amp;&quot; &quot;&amp;[.C75]&amp;&quot;|&quot;&amp;[.D75]&amp;&quot;&amp;ensp;•&amp;ensp;&quot;&amp;[.E75]&amp;&quot;|&quot;&amp;[.F75]" office:value-type="string" office:string-value="|laden lud geladen|lädt&amp;ensp;•&amp;ensp;hat|грузить, приглашать" calcext:value-type="string">
            <text:p>|laden lud geladen|lädt&amp;ensp;•&amp;ensp;hat|грузить, приглаш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assen</text:p>
          </table:table-cell>
          <table:table-cell table:style-name="ce1" office:value-type="string" calcext:value-type="string">
            <text:p>ließ</text:p>
          </table:table-cell>
          <table:table-cell table:style-name="ce1" office:value-type="string" calcext:value-type="string">
            <text:p>gelassen</text:p>
          </table:table-cell>
          <table:table-cell table:style-name="ce1" office:value-type="string" calcext:value-type="string">
            <text:p>läs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зволять, велеть</text:p>
          </table:table-cell>
          <table:table-cell table:formula="of:=&quot;|&quot;&amp;[.A76]&amp;&quot; &quot;&amp;[.B76]&amp;&quot; &quot;&amp;[.C76]&amp;&quot;|&quot;&amp;[.D76]&amp;&quot;&amp;ensp;•&amp;ensp;&quot;&amp;[.E76]&amp;&quot;|&quot;&amp;[.F76]" office:value-type="string" office:string-value="|lassen ließ gelassen|lässt&amp;ensp;•&amp;ensp;hat|позволять, велеть" calcext:value-type="string">
            <text:p>|lassen ließ gelassen|lässt&amp;ensp;•&amp;ensp;hat|позволять, вел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aufen</text:p>
          </table:table-cell>
          <table:table-cell table:style-name="ce1" office:value-type="string" calcext:value-type="string">
            <text:p>lief</text:p>
          </table:table-cell>
          <table:table-cell table:style-name="ce1" office:value-type="string" calcext:value-type="string">
            <text:p>gelaufen</text:p>
          </table:table-cell>
          <table:table-cell table:style-name="ce1" office:value-type="string" calcext:value-type="string">
            <text:p>läuf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бегать</text:p>
          </table:table-cell>
          <table:table-cell table:formula="of:=&quot;|&quot;&amp;[.A77]&amp;&quot; &quot;&amp;[.B77]&amp;&quot; &quot;&amp;[.C77]&amp;&quot;|&quot;&amp;[.D77]&amp;&quot;&amp;ensp;•&amp;ensp;&quot;&amp;[.E77]&amp;&quot;|&quot;&amp;[.F77]" office:value-type="string" office:string-value="|laufen lief gelaufen|läuft&amp;ensp;•&amp;ensp;ist|бегать" calcext:value-type="string">
            <text:p>|laufen lief gelaufen|läuft&amp;ensp;•&amp;ensp;ist|бе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eiden</text:p>
          </table:table-cell>
          <table:table-cell table:style-name="ce1" office:value-type="string" calcext:value-type="string">
            <text:p>litt</text:p>
          </table:table-cell>
          <table:table-cell table:style-name="ce1" office:value-type="string" calcext:value-type="string">
            <text:p>gelitten</text:p>
          </table:table-cell>
          <table:table-cell table:style-name="ce1" office:value-type="string" calcext:value-type="string">
            <text:p>lei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традать, терпеть</text:p>
          </table:table-cell>
          <table:table-cell table:formula="of:=&quot;|&quot;&amp;[.A78]&amp;&quot; &quot;&amp;[.B78]&amp;&quot; &quot;&amp;[.C78]&amp;&quot;|&quot;&amp;[.D78]&amp;&quot;&amp;ensp;•&amp;ensp;&quot;&amp;[.E78]&amp;&quot;|&quot;&amp;[.F78]" office:value-type="string" office:string-value="|leiden litt gelitten|leidet&amp;ensp;•&amp;ensp;hat|страдать, терпеть" calcext:value-type="string">
            <text:p>|leiden litt gelitten|leidet&amp;ensp;•&amp;ensp;hat|страдать, терп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eihen</text:p>
          </table:table-cell>
          <table:table-cell table:style-name="ce1" office:value-type="string" calcext:value-type="string">
            <text:p>lieh</text:p>
          </table:table-cell>
          <table:table-cell table:style-name="ce1" office:value-type="string" calcext:value-type="string">
            <text:p>geliehen</text:p>
          </table:table-cell>
          <table:table-cell table:style-name="ce1" office:value-type="string" calcext:value-type="string">
            <text:p>lei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одалживать</text:p>
          </table:table-cell>
          <table:table-cell table:formula="of:=&quot;|&quot;&amp;[.A79]&amp;&quot; &quot;&amp;[.B79]&amp;&quot; &quot;&amp;[.C79]&amp;&quot;|&quot;&amp;[.D79]&amp;&quot;&amp;ensp;•&amp;ensp;&quot;&amp;[.E79]&amp;&quot;|&quot;&amp;[.F79]" office:value-type="string" office:string-value="|leihen lieh geliehen|leiht&amp;ensp;•&amp;ensp;hat|одалживать" calcext:value-type="string">
            <text:p>|leihen lieh geliehen|leiht&amp;ensp;•&amp;ensp;hat|одалж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esen</text:p>
          </table:table-cell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gelesen</text:p>
          </table:table-cell>
          <table:table-cell table:style-name="ce1" office:value-type="string" calcext:value-type="string">
            <text:p>lie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читать</text:p>
          </table:table-cell>
          <table:table-cell table:formula="of:=&quot;|&quot;&amp;[.A80]&amp;&quot; &quot;&amp;[.B80]&amp;&quot; &quot;&amp;[.C80]&amp;&quot;|&quot;&amp;[.D80]&amp;&quot;&amp;ensp;•&amp;ensp;&quot;&amp;[.E80]&amp;&quot;|&quot;&amp;[.F80]" office:value-type="string" office:string-value="|lesen las gelesen|liest&amp;ensp;•&amp;ensp;hat|читать" calcext:value-type="string">
            <text:p>|lesen las gelesen|liest&amp;ensp;•&amp;ensp;hat|чит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iegen</text:p>
          </table:table-cell>
          <table:table-cell table:style-name="ce1" office:value-type="string" calcext:value-type="string">
            <text:p>lag</text:p>
          </table:table-cell>
          <table:table-cell table:style-name="ce1" office:value-type="string" calcext:value-type="string">
            <text:p>gelegen</text:p>
          </table:table-cell>
          <table:table-cell table:style-name="ce1" office:value-type="string" calcext:value-type="string">
            <text:p>lie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лежать</text:p>
          </table:table-cell>
          <table:table-cell table:formula="of:=&quot;|&quot;&amp;[.A81]&amp;&quot; &quot;&amp;[.B81]&amp;&quot; &quot;&amp;[.C81]&amp;&quot;|&quot;&amp;[.D81]&amp;&quot;&amp;ensp;•&amp;ensp;&quot;&amp;[.E81]&amp;&quot;|&quot;&amp;[.F81]" office:value-type="string" office:string-value="|liegen lag gelegen|liegt&amp;ensp;•&amp;ensp;hat|лежать" calcext:value-type="string">
            <text:p>|liegen lag gelegen|liegt&amp;ensp;•&amp;ensp;hat|леж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öschen</text:p>
          </table:table-cell>
          <table:table-cell table:style-name="ce1" office:value-type="string" calcext:value-type="string">
            <text:p>losch</text:p>
          </table:table-cell>
          <table:table-cell table:style-name="ce1" office:value-type="string" calcext:value-type="string">
            <text:p>geloschen</text:p>
          </table:table-cell>
          <table:table-cell table:style-name="ce1" office:value-type="string" calcext:value-type="string">
            <text:p>lös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тушить, стирать</text:p>
          </table:table-cell>
          <table:table-cell table:formula="of:=&quot;|&quot;&amp;[.A82]&amp;&quot; &quot;&amp;[.B82]&amp;&quot; &quot;&amp;[.C82]&amp;&quot;|&quot;&amp;[.D82]&amp;&quot;&amp;ensp;•&amp;ensp;&quot;&amp;[.E82]&amp;&quot;|&quot;&amp;[.F82]" office:value-type="string" office:string-value="|löschen losch geloschen|löscht&amp;ensp;•&amp;ensp;hat|тушить, стирать" calcext:value-type="string">
            <text:p>|löschen losch geloschen|löscht&amp;ensp;•&amp;ensp;hat|тушить, стир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ügen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gelogen</text:p>
          </table:table-cell>
          <table:table-cell table:style-name="ce1" office:value-type="string" calcext:value-type="string">
            <text:p>lü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лгать</text:p>
          </table:table-cell>
          <table:table-cell table:formula="of:=&quot;|&quot;&amp;[.A83]&amp;&quot; &quot;&amp;[.B83]&amp;&quot; &quot;&amp;[.C83]&amp;&quot;|&quot;&amp;[.D83]&amp;&quot;&amp;ensp;•&amp;ensp;&quot;&amp;[.E83]&amp;&quot;|&quot;&amp;[.F83]" office:value-type="string" office:string-value="|lügen log gelogen|lügt&amp;ensp;•&amp;ensp;hat|лгать" calcext:value-type="string">
            <text:p>|lügen log gelogen|lügt&amp;ensp;•&amp;ensp;hat|л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ahlen</text:p>
          </table:table-cell>
          <table:table-cell table:style-name="ce1" office:value-type="string" calcext:value-type="string">
            <text:p>mahlte</text:p>
          </table:table-cell>
          <table:table-cell table:style-name="ce1" office:value-type="string" calcext:value-type="string">
            <text:p>gemahlen</text:p>
          </table:table-cell>
          <table:table-cell table:style-name="ce1" office:value-type="string" calcext:value-type="string">
            <text:p>mah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лоть</text:p>
          </table:table-cell>
          <table:table-cell table:formula="of:=&quot;|&quot;&amp;[.A84]&amp;&quot; &quot;&amp;[.B84]&amp;&quot; &quot;&amp;[.C84]&amp;&quot;|&quot;&amp;[.D84]&amp;&quot;&amp;ensp;•&amp;ensp;&quot;&amp;[.E84]&amp;&quot;|&quot;&amp;[.F84]" office:value-type="string" office:string-value="|mahlen mahlte gemahlen|mahlt&amp;ensp;•&amp;ensp;hat|молоть" calcext:value-type="string">
            <text:p>|mahlen mahlte gemahlen|mahlt&amp;ensp;•&amp;ensp;hat|моло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eiden</text:p>
          </table:table-cell>
          <table:table-cell table:style-name="ce1" office:value-type="string" calcext:value-type="string">
            <text:p>mied</text:p>
          </table:table-cell>
          <table:table-cell table:style-name="ce1" office:value-type="string" calcext:value-type="string">
            <text:p>gemieden</text:p>
          </table:table-cell>
          <table:table-cell table:style-name="ce1" office:value-type="string" calcext:value-type="string">
            <text:p>mei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избегать</text:p>
          </table:table-cell>
          <table:table-cell table:formula="of:=&quot;|&quot;&amp;[.A85]&amp;&quot; &quot;&amp;[.B85]&amp;&quot; &quot;&amp;[.C85]&amp;&quot;|&quot;&amp;[.D85]&amp;&quot;&amp;ensp;•&amp;ensp;&quot;&amp;[.E85]&amp;&quot;|&quot;&amp;[.F85]" office:value-type="string" office:string-value="|meiden mied gemieden|meidet&amp;ensp;•&amp;ensp;hat|избегать" calcext:value-type="string">
            <text:p>|meiden mied gemieden|meidet&amp;ensp;•&amp;ensp;hat|избе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elken</text:p>
          </table:table-cell>
          <table:table-cell table:style-name="ce1" office:value-type="string" calcext:value-type="string">
            <text:p>melkte</text:p>
          </table:table-cell>
          <table:table-cell table:style-name="ce1" office:value-type="string" calcext:value-type="string">
            <text:p>gemolken</text:p>
          </table:table-cell>
          <table:table-cell table:style-name="ce1" office:value-type="string" calcext:value-type="string">
            <text:p>mel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оить</text:p>
          </table:table-cell>
          <table:table-cell table:formula="of:=&quot;|&quot;&amp;[.A86]&amp;&quot; &quot;&amp;[.B86]&amp;&quot; &quot;&amp;[.C86]&amp;&quot;|&quot;&amp;[.D86]&amp;&quot;&amp;ensp;•&amp;ensp;&quot;&amp;[.E86]&amp;&quot;|&quot;&amp;[.F86]" office:value-type="string" office:string-value="|melken melkte gemolken|melkt&amp;ensp;•&amp;ensp;hat|доить" calcext:value-type="string">
            <text:p>|melken melkte gemolken|melkt&amp;ensp;•&amp;ensp;hat|до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elken</text:p>
          </table:table-cell>
          <table:table-cell table:style-name="ce1" office:value-type="string" calcext:value-type="string">
            <text:p>melkte</text:p>
          </table:table-cell>
          <table:table-cell table:style-name="ce1" office:value-type="string" calcext:value-type="string">
            <text:p>gemelkt</text:p>
          </table:table-cell>
          <table:table-cell table:style-name="ce1" office:value-type="string" calcext:value-type="string">
            <text:p>mel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оить</text:p>
          </table:table-cell>
          <table:table-cell table:formula="of:=&quot;|&quot;&amp;[.A87]&amp;&quot; &quot;&amp;[.B87]&amp;&quot; &quot;&amp;[.C87]&amp;&quot;|&quot;&amp;[.D87]&amp;&quot;&amp;ensp;•&amp;ensp;&quot;&amp;[.E87]&amp;&quot;|&quot;&amp;[.F87]" office:value-type="string" office:string-value="|melken melkte gemelkt|melkt&amp;ensp;•&amp;ensp;hat|доить" calcext:value-type="string">
            <text:p>|melken melkte gemelkt|melkt&amp;ensp;•&amp;ensp;hat|до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essen</text:p>
          </table:table-cell>
          <table:table-cell table:style-name="ce1" office:value-type="string" calcext:value-type="string">
            <text:p>maß</text:p>
          </table:table-cell>
          <table:table-cell table:style-name="ce1" office:value-type="string" calcext:value-type="string">
            <text:p>gemessen</text:p>
          </table:table-cell>
          <table:table-cell table:style-name="ce1" office:value-type="string" calcext:value-type="string">
            <text:p>mis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измерять</text:p>
          </table:table-cell>
          <table:table-cell table:formula="of:=&quot;|&quot;&amp;[.A88]&amp;&quot; &quot;&amp;[.B88]&amp;&quot; &quot;&amp;[.C88]&amp;&quot;|&quot;&amp;[.D88]&amp;&quot;&amp;ensp;•&amp;ensp;&quot;&amp;[.E88]&amp;&quot;|&quot;&amp;[.F88]" office:value-type="string" office:string-value="|messen maß gemessen|misst&amp;ensp;•&amp;ensp;hat|измерять" calcext:value-type="string">
            <text:p>|messen maß gemessen|misst&amp;ensp;•&amp;ensp;hat|измер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ißlingen</text:p>
          </table:table-cell>
          <table:table-cell table:style-name="ce1" office:value-type="string" calcext:value-type="string">
            <text:p>mißlang</text:p>
          </table:table-cell>
          <table:table-cell table:style-name="ce1" office:value-type="string" calcext:value-type="string">
            <text:p>mißlungen</text:p>
          </table:table-cell>
          <table:table-cell table:style-name="ce1" office:value-type="string" calcext:value-type="string">
            <text:p>mißling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не удаваться</text:p>
          </table:table-cell>
          <table:table-cell table:formula="of:=&quot;|&quot;&amp;[.A89]&amp;&quot; &quot;&amp;[.B89]&amp;&quot; &quot;&amp;[.C89]&amp;&quot;|&quot;&amp;[.D89]&amp;&quot;&amp;ensp;•&amp;ensp;&quot;&amp;[.E89]&amp;&quot;|&quot;&amp;[.F89]" office:value-type="string" office:string-value="|mißlingen mißlang mißlungen|mißlingt&amp;ensp;•&amp;ensp;ist|не удаваться" calcext:value-type="string">
            <text:p>|mißlingen mißlang mißlungen|mißlingt&amp;ensp;•&amp;ensp;ist|не удав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ögen</text:p>
          </table:table-cell>
          <table:table-cell table:style-name="ce1" office:value-type="string" calcext:value-type="string">
            <text:p>mochte</text:p>
          </table:table-cell>
          <table:table-cell table:style-name="ce1" office:value-type="string" calcext:value-type="string">
            <text:p>gemocht</text:p>
          </table:table-cell>
          <table:table-cell table:style-name="ce1" office:value-type="string" calcext:value-type="string">
            <text:p>mag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любить, хотеть</text:p>
          </table:table-cell>
          <table:table-cell table:formula="of:=&quot;|&quot;&amp;[.A90]&amp;&quot; &quot;&amp;[.B90]&amp;&quot; &quot;&amp;[.C90]&amp;&quot;|&quot;&amp;[.D90]&amp;&quot;&amp;ensp;•&amp;ensp;&quot;&amp;[.E90]&amp;&quot;|&quot;&amp;[.F90]" office:value-type="string" office:string-value="|mögen mochte gemocht|mag&amp;ensp;•&amp;ensp;hat|любить, хотеть" calcext:value-type="string">
            <text:p>|mögen mochte gemocht|mag&amp;ensp;•&amp;ensp;hat|любить, хот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müssen</text:p>
          </table:table-cell>
          <table:table-cell table:style-name="ce1" office:value-type="string" calcext:value-type="string">
            <text:p>musste</text:p>
          </table:table-cell>
          <table:table-cell table:style-name="ce1" office:value-type="string" calcext:value-type="string">
            <text:p>gemusst</text:p>
          </table:table-cell>
          <table:table-cell table:style-name="ce1" office:value-type="string" calcext:value-type="string">
            <text:p>muss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олженствовать</text:p>
          </table:table-cell>
          <table:table-cell table:formula="of:=&quot;|&quot;&amp;[.A91]&amp;&quot; &quot;&amp;[.B91]&amp;&quot; &quot;&amp;[.C91]&amp;&quot;|&quot;&amp;[.D91]&amp;&quot;&amp;ensp;•&amp;ensp;&quot;&amp;[.E91]&amp;&quot;|&quot;&amp;[.F91]" office:value-type="string" office:string-value="|müssen musste gemusst|muss&amp;ensp;•&amp;ensp;hat|долженствовать" calcext:value-type="string">
            <text:p>|müssen musste gemusst|muss&amp;ensp;•&amp;ensp;hat|долженств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nehmen</text:p>
          </table:table-cell>
          <table:table-cell table:style-name="ce1" office:value-type="string" calcext:value-type="string">
            <text:p>nahm</text:p>
          </table:table-cell>
          <table:table-cell table:style-name="ce1" office:value-type="string" calcext:value-type="string">
            <text:p>genommen</text:p>
          </table:table-cell>
          <table:table-cell table:style-name="ce1" office:value-type="string" calcext:value-type="string">
            <text:p>nimm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брать</text:p>
          </table:table-cell>
          <table:table-cell table:formula="of:=&quot;|&quot;&amp;[.A92]&amp;&quot; &quot;&amp;[.B92]&amp;&quot; &quot;&amp;[.C92]&amp;&quot;|&quot;&amp;[.D92]&amp;&quot;&amp;ensp;•&amp;ensp;&quot;&amp;[.E92]&amp;&quot;|&quot;&amp;[.F92]" office:value-type="string" office:string-value="|nehmen nahm genommen|nimmt&amp;ensp;•&amp;ensp;hat|брать" calcext:value-type="string">
            <text:p>|nehmen nahm genommen|nimmt&amp;ensp;•&amp;ensp;hat|бр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nennen</text:p>
          </table:table-cell>
          <table:table-cell table:style-name="ce1" office:value-type="string" calcext:value-type="string">
            <text:p>nannte</text:p>
          </table:table-cell>
          <table:table-cell table:style-name="ce1" office:value-type="string" calcext:value-type="string">
            <text:p>genannt</text:p>
          </table:table-cell>
          <table:table-cell table:style-name="ce1" office:value-type="string" calcext:value-type="string">
            <text:p>ne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азывать</text:p>
          </table:table-cell>
          <table:table-cell table:formula="of:=&quot;|&quot;&amp;[.A93]&amp;&quot; &quot;&amp;[.B93]&amp;&quot; &quot;&amp;[.C93]&amp;&quot;|&quot;&amp;[.D93]&amp;&quot;&amp;ensp;•&amp;ensp;&quot;&amp;[.E93]&amp;&quot;|&quot;&amp;[.F93]" office:value-type="string" office:string-value="|nennen nannte genannt|nennt&amp;ensp;•&amp;ensp;hat|называть" calcext:value-type="string">
            <text:p>|nennen nannte genannt|nennt&amp;ensp;•&amp;ensp;hat|наз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feifen</text:p>
          </table:table-cell>
          <table:table-cell table:style-name="ce1" office:value-type="string" calcext:value-type="string">
            <text:p>pfiff</text:p>
          </table:table-cell>
          <table:table-cell table:style-name="ce1" office:value-type="string" calcext:value-type="string">
            <text:p>gepfiffen</text:p>
          </table:table-cell>
          <table:table-cell table:style-name="ce1" office:value-type="string" calcext:value-type="string">
            <text:p>pfei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вистеть</text:p>
          </table:table-cell>
          <table:table-cell table:formula="of:=&quot;|&quot;&amp;[.A94]&amp;&quot; &quot;&amp;[.B94]&amp;&quot; &quot;&amp;[.C94]&amp;&quot;|&quot;&amp;[.D94]&amp;&quot;&amp;ensp;•&amp;ensp;&quot;&amp;[.E94]&amp;&quot;|&quot;&amp;[.F94]" office:value-type="string" office:string-value="|pfeifen pfiff gepfiffen|pfeift&amp;ensp;•&amp;ensp;hat|свистеть" calcext:value-type="string">
            <text:p>|pfeifen pfiff gepfiffen|pfeift&amp;ensp;•&amp;ensp;hat|свист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reisen</text:p>
          </table:table-cell>
          <table:table-cell table:style-name="ce1" office:value-type="string" calcext:value-type="string">
            <text:p>pries</text:p>
          </table:table-cell>
          <table:table-cell table:style-name="ce1" office:value-type="string" calcext:value-type="string">
            <text:p>gepriesen</text:p>
          </table:table-cell>
          <table:table-cell table:style-name="ce1" office:value-type="string" calcext:value-type="string">
            <text:p>prei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хвалить</text:p>
          </table:table-cell>
          <table:table-cell table:formula="of:=&quot;|&quot;&amp;[.A95]&amp;&quot; &quot;&amp;[.B95]&amp;&quot; &quot;&amp;[.C95]&amp;&quot;|&quot;&amp;[.D95]&amp;&quot;&amp;ensp;•&amp;ensp;&quot;&amp;[.E95]&amp;&quot;|&quot;&amp;[.F95]" office:value-type="string" office:string-value="|preisen pries gepriesen|preist&amp;ensp;•&amp;ensp;hat|хвалить" calcext:value-type="string">
            <text:p>|preisen pries gepriesen|preist&amp;ensp;•&amp;ensp;hat|хвал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quellen</text:p>
          </table:table-cell>
          <table:table-cell table:style-name="ce1" office:value-type="string" calcext:value-type="string">
            <text:p>quoll</text:p>
          </table:table-cell>
          <table:table-cell table:style-name="ce1" office:value-type="string" calcext:value-type="string">
            <text:p>gequollen</text:p>
          </table:table-cell>
          <table:table-cell table:style-name="ce1" office:value-type="string" calcext:value-type="string">
            <text:p>quill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бить ключом</text:p>
          </table:table-cell>
          <table:table-cell table:formula="of:=&quot;|&quot;&amp;[.A96]&amp;&quot; &quot;&amp;[.B96]&amp;&quot; &quot;&amp;[.C96]&amp;&quot;|&quot;&amp;[.D96]&amp;&quot;&amp;ensp;•&amp;ensp;&quot;&amp;[.E96]&amp;&quot;|&quot;&amp;[.F96]" office:value-type="string" office:string-value="|quellen quoll gequollen|quillt&amp;ensp;•&amp;ensp;ist|бить ключом" calcext:value-type="string">
            <text:p>|quellen quoll gequollen|quillt&amp;ensp;•&amp;ensp;ist|бить ключом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aten</text:p>
          </table:table-cell>
          <table:table-cell table:style-name="ce1" office:value-type="string" calcext:value-type="string">
            <text:p>riet</text:p>
          </table:table-cell>
          <table:table-cell table:style-name="ce1" office:value-type="string" calcext:value-type="string">
            <text:p>geraten</text:p>
          </table:table-cell>
          <table:table-cell table:style-name="ce1" office:value-type="string" calcext:value-type="string">
            <text:p>rä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ветовать</text:p>
          </table:table-cell>
          <table:table-cell table:formula="of:=&quot;|&quot;&amp;[.A97]&amp;&quot; &quot;&amp;[.B97]&amp;&quot; &quot;&amp;[.C97]&amp;&quot;|&quot;&amp;[.D97]&amp;&quot;&amp;ensp;•&amp;ensp;&quot;&amp;[.E97]&amp;&quot;|&quot;&amp;[.F97]" office:value-type="string" office:string-value="|raten riet geraten|rät&amp;ensp;•&amp;ensp;hat|советовать" calcext:value-type="string">
            <text:p>|raten riet geraten|rät&amp;ensp;•&amp;ensp;hat|совет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eiben</text:p>
          </table:table-cell>
          <table:table-cell table:style-name="ce1" office:value-type="string" calcext:value-type="string">
            <text:p>rieb</text:p>
          </table:table-cell>
          <table:table-cell table:style-name="ce1" office:value-type="string" calcext:value-type="string">
            <text:p>gerieben</text:p>
          </table:table-cell>
          <table:table-cell table:style-name="ce1" office:value-type="string" calcext:value-type="string">
            <text:p>rei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тереть</text:p>
          </table:table-cell>
          <table:table-cell table:formula="of:=&quot;|&quot;&amp;[.A98]&amp;&quot; &quot;&amp;[.B98]&amp;&quot; &quot;&amp;[.C98]&amp;&quot;|&quot;&amp;[.D98]&amp;&quot;&amp;ensp;•&amp;ensp;&quot;&amp;[.E98]&amp;&quot;|&quot;&amp;[.F98]" office:value-type="string" office:string-value="|reiben rieb gerieben|reibt&amp;ensp;•&amp;ensp;hat|тереть" calcext:value-type="string">
            <text:p>|reiben rieb gerieben|reibt&amp;ensp;•&amp;ensp;hat|тер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eißen</text:p>
          </table:table-cell>
          <table:table-cell table:style-name="ce1" office:value-type="string" calcext:value-type="string">
            <text:p>riss</text:p>
          </table:table-cell>
          <table:table-cell table:style-name="ce1" office:value-type="string" calcext:value-type="string">
            <text:p>gerissen</text:p>
          </table:table-cell>
          <table:table-cell table:style-name="ce1" office:value-type="string" calcext:value-type="string">
            <text:p>reiß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рвать</text:p>
          </table:table-cell>
          <table:table-cell table:formula="of:=&quot;|&quot;&amp;[.A99]&amp;&quot; &quot;&amp;[.B99]&amp;&quot; &quot;&amp;[.C99]&amp;&quot;|&quot;&amp;[.D99]&amp;&quot;&amp;ensp;•&amp;ensp;&quot;&amp;[.E99]&amp;&quot;|&quot;&amp;[.F99]" office:value-type="string" office:string-value="|reißen riss gerissen|reißt&amp;ensp;•&amp;ensp;hat/ist|рвать" calcext:value-type="string">
            <text:p>|reißen riss gerissen|reißt&amp;ensp;•&amp;ensp;hat/ist|р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eiten</text:p>
          </table:table-cell>
          <table:table-cell table:style-name="ce1" office:value-type="string" calcext:value-type="string">
            <text:p>ritt</text:p>
          </table:table-cell>
          <table:table-cell table:style-name="ce1" office:value-type="string" calcext:value-type="string">
            <text:p>geritten</text:p>
          </table:table-cell>
          <table:table-cell table:style-name="ce1" office:value-type="string" calcext:value-type="string">
            <text:p>reite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ездить верхом</text:p>
          </table:table-cell>
          <table:table-cell table:formula="of:=&quot;|&quot;&amp;[.A100]&amp;&quot; &quot;&amp;[.B100]&amp;&quot; &quot;&amp;[.C100]&amp;&quot;|&quot;&amp;[.D100]&amp;&quot;&amp;ensp;•&amp;ensp;&quot;&amp;[.E100]&amp;&quot;|&quot;&amp;[.F100]" office:value-type="string" office:string-value="|reiten ritt geritten|reitet&amp;ensp;•&amp;ensp;hat/ist|ездить верхом" calcext:value-type="string">
            <text:p>|reiten ritt geritten|reitet&amp;ensp;•&amp;ensp;hat/ist|ездить верхом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ennen</text:p>
          </table:table-cell>
          <table:table-cell table:style-name="ce1" office:value-type="string" calcext:value-type="string">
            <text:p>rannte</text:p>
          </table:table-cell>
          <table:table-cell table:style-name="ce1" office:value-type="string" calcext:value-type="string">
            <text:p>gerannt</text:p>
          </table:table-cell>
          <table:table-cell table:style-name="ce1" office:value-type="string" calcext:value-type="string">
            <text:p>renn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бежать</text:p>
          </table:table-cell>
          <table:table-cell table:formula="of:=&quot;|&quot;&amp;[.A101]&amp;&quot; &quot;&amp;[.B101]&amp;&quot; &quot;&amp;[.C101]&amp;&quot;|&quot;&amp;[.D101]&amp;&quot;&amp;ensp;•&amp;ensp;&quot;&amp;[.E101]&amp;&quot;|&quot;&amp;[.F101]" office:value-type="string" office:string-value="|rennen rannte gerannt|rennt&amp;ensp;•&amp;ensp;ist|бежать" calcext:value-type="string">
            <text:p>|rennen rannte gerannt|rennt&amp;ensp;•&amp;ensp;ist|беж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iechen</text:p>
          </table:table-cell>
          <table:table-cell table:style-name="ce1" office:value-type="string" calcext:value-type="string">
            <text:p>roch</text:p>
          </table:table-cell>
          <table:table-cell table:style-name="ce1" office:value-type="string" calcext:value-type="string">
            <text:p>gerochen</text:p>
          </table:table-cell>
          <table:table-cell table:style-name="ce1" office:value-type="string" calcext:value-type="string">
            <text:p>rie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юхать</text:p>
          </table:table-cell>
          <table:table-cell table:formula="of:=&quot;|&quot;&amp;[.A102]&amp;&quot; &quot;&amp;[.B102]&amp;&quot; &quot;&amp;[.C102]&amp;&quot;|&quot;&amp;[.D102]&amp;&quot;&amp;ensp;•&amp;ensp;&quot;&amp;[.E102]&amp;&quot;|&quot;&amp;[.F102]" office:value-type="string" office:string-value="|riechen roch gerochen|riecht&amp;ensp;•&amp;ensp;hat|нюхать" calcext:value-type="string">
            <text:p>|riechen roch gerochen|riecht&amp;ensp;•&amp;ensp;hat|нюх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ingen</text:p>
          </table:table-cell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gerungen</text:p>
          </table:table-cell>
          <table:table-cell table:style-name="ce1" office:value-type="string" calcext:value-type="string">
            <text:p>r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бороться, добиваться</text:p>
          </table:table-cell>
          <table:table-cell table:formula="of:=&quot;|&quot;&amp;[.A103]&amp;&quot; &quot;&amp;[.B103]&amp;&quot; &quot;&amp;[.C103]&amp;&quot;|&quot;&amp;[.D103]&amp;&quot;&amp;ensp;•&amp;ensp;&quot;&amp;[.E103]&amp;&quot;|&quot;&amp;[.F103]" office:value-type="string" office:string-value="|ringen rang gerungen|ringt&amp;ensp;•&amp;ensp;hat|бороться, добиваться" calcext:value-type="string">
            <text:p>|ringen rang gerungen|ringt&amp;ensp;•&amp;ensp;hat|бороться, добив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innen</text:p>
          </table:table-cell>
          <table:table-cell table:style-name="ce1" office:value-type="string" calcext:value-type="string">
            <text:p>rann</text:p>
          </table:table-cell>
          <table:table-cell table:style-name="ce1" office:value-type="string" calcext:value-type="string">
            <text:p>geronnen</text:p>
          </table:table-cell>
          <table:table-cell table:style-name="ce1" office:value-type="string" calcext:value-type="string">
            <text:p>rinn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течь</text:p>
          </table:table-cell>
          <table:table-cell table:formula="of:=&quot;|&quot;&amp;[.A104]&amp;&quot; &quot;&amp;[.B104]&amp;&quot; &quot;&amp;[.C104]&amp;&quot;|&quot;&amp;[.D104]&amp;&quot;&amp;ensp;•&amp;ensp;&quot;&amp;[.E104]&amp;&quot;|&quot;&amp;[.F104]" office:value-type="string" office:string-value="|rinnen rann geronnen|rinnt&amp;ensp;•&amp;ensp;ist|течь" calcext:value-type="string">
            <text:p>|rinnen rann geronnen|rinnt&amp;ensp;•&amp;ensp;ist|теч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ufen</text:p>
          </table:table-cell>
          <table:table-cell table:style-name="ce1" office:value-type="string" calcext:value-type="string">
            <text:p>rief</text:p>
          </table:table-cell>
          <table:table-cell table:style-name="ce1" office:value-type="string" calcext:value-type="string">
            <text:p>gerufen</text:p>
          </table:table-cell>
          <table:table-cell table:style-name="ce1" office:value-type="string" calcext:value-type="string">
            <text:p>ru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ричать, звать</text:p>
          </table:table-cell>
          <table:table-cell table:formula="of:=&quot;|&quot;&amp;[.A105]&amp;&quot; &quot;&amp;[.B105]&amp;&quot; &quot;&amp;[.C105]&amp;&quot;|&quot;&amp;[.D105]&amp;&quot;&amp;ensp;•&amp;ensp;&quot;&amp;[.E105]&amp;&quot;|&quot;&amp;[.F105]" office:value-type="string" office:string-value="|rufen rief gerufen|ruft&amp;ensp;•&amp;ensp;hat|кричать, звать" calcext:value-type="string">
            <text:p>|rufen rief gerufen|ruft&amp;ensp;•&amp;ensp;hat|кричать, з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alzen</text:p>
          </table:table-cell>
          <table:table-cell table:style-name="ce1" office:value-type="string" calcext:value-type="string">
            <text:p>salzte</text:p>
          </table:table-cell>
          <table:table-cell table:style-name="ce1" office:value-type="string" calcext:value-type="string">
            <text:p>gesalzen</text:p>
          </table:table-cell>
          <table:table-cell table:style-name="ce1" office:value-type="string" calcext:value-type="string">
            <text:p>salz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лить</text:p>
          </table:table-cell>
          <table:table-cell table:formula="of:=&quot;|&quot;&amp;[.A106]&amp;&quot; &quot;&amp;[.B106]&amp;&quot; &quot;&amp;[.C106]&amp;&quot;|&quot;&amp;[.D106]&amp;&quot;&amp;ensp;•&amp;ensp;&quot;&amp;[.E106]&amp;&quot;|&quot;&amp;[.F106]" office:value-type="string" office:string-value="|salzen salzte gesalzen|salzt&amp;ensp;•&amp;ensp;hat|солить" calcext:value-type="string">
            <text:p>|salzen salzte gesalzen|salzt&amp;ensp;•&amp;ensp;hat|сол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alzen</text:p>
          </table:table-cell>
          <table:table-cell table:style-name="ce1" office:value-type="string" calcext:value-type="string">
            <text:p>salzte</text:p>
          </table:table-cell>
          <table:table-cell table:style-name="ce1" office:value-type="string" calcext:value-type="string">
            <text:p>gesalzt</text:p>
          </table:table-cell>
          <table:table-cell table:style-name="ce1" office:value-type="string" calcext:value-type="string">
            <text:p>salz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лить</text:p>
          </table:table-cell>
          <table:table-cell table:formula="of:=&quot;|&quot;&amp;[.A107]&amp;&quot; &quot;&amp;[.B107]&amp;&quot; &quot;&amp;[.C107]&amp;&quot;|&quot;&amp;[.D107]&amp;&quot;&amp;ensp;•&amp;ensp;&quot;&amp;[.E107]&amp;&quot;|&quot;&amp;[.F107]" office:value-type="string" office:string-value="|salzen salzte gesalzt|salzt&amp;ensp;•&amp;ensp;hat|солить" calcext:value-type="string">
            <text:p>|salzen salzte gesalzt|salzt&amp;ensp;•&amp;ensp;hat|сол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aufen</text:p>
          </table:table-cell>
          <table:table-cell table:style-name="ce1" office:value-type="string" calcext:value-type="string">
            <text:p>soff</text:p>
          </table:table-cell>
          <table:table-cell table:style-name="ce1" office:value-type="string" calcext:value-type="string">
            <text:p>gesoffen</text:p>
          </table:table-cell>
          <table:table-cell table:style-name="ce1" office:value-type="string" calcext:value-type="string">
            <text:p>säu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ить, пьянствовать</text:p>
          </table:table-cell>
          <table:table-cell table:formula="of:=&quot;|&quot;&amp;[.A108]&amp;&quot; &quot;&amp;[.B108]&amp;&quot; &quot;&amp;[.C108]&amp;&quot;|&quot;&amp;[.D108]&amp;&quot;&amp;ensp;•&amp;ensp;&quot;&amp;[.E108]&amp;&quot;|&quot;&amp;[.F108]" office:value-type="string" office:string-value="|saufen soff gesoffen|säuft&amp;ensp;•&amp;ensp;hat|пить, пьянствовать" calcext:value-type="string">
            <text:p>|saufen soff gesoffen|säuft&amp;ensp;•&amp;ensp;hat|пить, пьянств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augen</text:p>
          </table:table-cell>
          <table:table-cell table:style-name="ce1" office:value-type="string" calcext:value-type="string">
            <text:p>saugte</text:p>
          </table:table-cell>
          <table:table-cell table:style-name="ce1" office:value-type="string" calcext:value-type="string">
            <text:p>gesaugt</text:p>
          </table:table-cell>
          <table:table-cell table:style-name="ce1" office:value-type="string" calcext:value-type="string">
            <text:p>sau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сать</text:p>
          </table:table-cell>
          <table:table-cell table:formula="of:=&quot;|&quot;&amp;[.A109]&amp;&quot; &quot;&amp;[.B109]&amp;&quot; &quot;&amp;[.C109]&amp;&quot;|&quot;&amp;[.D109]&amp;&quot;&amp;ensp;•&amp;ensp;&quot;&amp;[.E109]&amp;&quot;|&quot;&amp;[.F109]" office:value-type="string" office:string-value="|saugen saugte gesaugt|saugt&amp;ensp;•&amp;ensp;hat|сосать" calcext:value-type="string">
            <text:p>|saugen saugte gesaugt|saugt&amp;ensp;•&amp;ensp;hat|со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augen</text:p>
          </table:table-cell>
          <table:table-cell table:style-name="ce1" office:value-type="string" calcext:value-type="string">
            <text:p>sog</text:p>
          </table:table-cell>
          <table:table-cell table:style-name="ce1" office:value-type="string" calcext:value-type="string">
            <text:p>gesogen</text:p>
          </table:table-cell>
          <table:table-cell table:style-name="ce1" office:value-type="string" calcext:value-type="string">
            <text:p>sau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сать</text:p>
          </table:table-cell>
          <table:table-cell table:formula="of:=&quot;|&quot;&amp;[.A110]&amp;&quot; &quot;&amp;[.B110]&amp;&quot; &quot;&amp;[.C110]&amp;&quot;|&quot;&amp;[.D110]&amp;&quot;&amp;ensp;•&amp;ensp;&quot;&amp;[.E110]&amp;&quot;|&quot;&amp;[.F110]" office:value-type="string" office:string-value="|saugen sog gesogen|saugt&amp;ensp;•&amp;ensp;hat|сосать" calcext:value-type="string">
            <text:p>|saugen sog gesogen|saugt&amp;ensp;•&amp;ensp;hat|со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affen</text:p>
          </table:table-cell>
          <table:table-cell table:style-name="ce1" office:value-type="string" calcext:value-type="string">
            <text:p>schuf</text:p>
          </table:table-cell>
          <table:table-cell table:style-name="ce1" office:value-type="string" calcext:value-type="string">
            <text:p>geschaffen</text:p>
          </table:table-cell>
          <table:table-cell table:style-name="ce1" office:value-type="string" calcext:value-type="string">
            <text:p>schaf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оздавать, творить</text:p>
          </table:table-cell>
          <table:table-cell table:formula="of:=&quot;|&quot;&amp;[.A111]&amp;&quot; &quot;&amp;[.B111]&amp;&quot; &quot;&amp;[.C111]&amp;&quot;|&quot;&amp;[.D111]&amp;&quot;&amp;ensp;•&amp;ensp;&quot;&amp;[.E111]&amp;&quot;|&quot;&amp;[.F111]" office:value-type="string" office:string-value="|schaffen schuf geschaffen|schafft&amp;ensp;•&amp;ensp;hat|создавать, творить" calcext:value-type="string">
            <text:p>|schaffen schuf geschaffen|schafft&amp;ensp;•&amp;ensp;hat|создавать, твор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eiden</text:p>
          </table:table-cell>
          <table:table-cell table:style-name="ce1" office:value-type="string" calcext:value-type="string">
            <text:p>schied</text:p>
          </table:table-cell>
          <table:table-cell table:style-name="ce1" office:value-type="string" calcext:value-type="string">
            <text:p>geschieden</text:p>
          </table:table-cell>
          <table:table-cell table:style-name="ce1" office:value-type="string" calcext:value-type="string">
            <text:p>scheide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разделять</text:p>
          </table:table-cell>
          <table:table-cell table:formula="of:=&quot;|&quot;&amp;[.A112]&amp;&quot; &quot;&amp;[.B112]&amp;&quot; &quot;&amp;[.C112]&amp;&quot;|&quot;&amp;[.D112]&amp;&quot;&amp;ensp;•&amp;ensp;&quot;&amp;[.E112]&amp;&quot;|&quot;&amp;[.F112]" office:value-type="string" office:string-value="|scheiden schied geschieden|scheidet&amp;ensp;•&amp;ensp;hat/ist|разделять" calcext:value-type="string">
            <text:p>|scheiden schied geschieden|scheidet&amp;ensp;•&amp;ensp;hat/ist|раздел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einen</text:p>
          </table:table-cell>
          <table:table-cell table:style-name="ce1" office:value-type="string" calcext:value-type="string">
            <text:p>schien</text:p>
          </table:table-cell>
          <table:table-cell table:style-name="ce1" office:value-type="string" calcext:value-type="string">
            <text:p>geschienen</text:p>
          </table:table-cell>
          <table:table-cell table:style-name="ce1" office:value-type="string" calcext:value-type="string">
            <text:p>schei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ветить, сиять</text:p>
          </table:table-cell>
          <table:table-cell table:formula="of:=&quot;|&quot;&amp;[.A113]&amp;&quot; &quot;&amp;[.B113]&amp;&quot; &quot;&amp;[.C113]&amp;&quot;|&quot;&amp;[.D113]&amp;&quot;&amp;ensp;•&amp;ensp;&quot;&amp;[.E113]&amp;&quot;|&quot;&amp;[.F113]" office:value-type="string" office:string-value="|scheinen schien geschienen|scheint&amp;ensp;•&amp;ensp;hat|светить, сиять" calcext:value-type="string">
            <text:p>|scheinen schien geschienen|scheint&amp;ensp;•&amp;ensp;hat|светить, си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elten</text:p>
          </table:table-cell>
          <table:table-cell table:style-name="ce1" office:value-type="string" calcext:value-type="string">
            <text:p>schalt</text:p>
          </table:table-cell>
          <table:table-cell table:style-name="ce1" office:value-type="string" calcext:value-type="string">
            <text:p>gescholten</text:p>
          </table:table-cell>
          <table:table-cell table:style-name="ce1" office:value-type="string" calcext:value-type="string">
            <text:p>schi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бранить</text:p>
          </table:table-cell>
          <table:table-cell table:formula="of:=&quot;|&quot;&amp;[.A114]&amp;&quot; &quot;&amp;[.B114]&amp;&quot; &quot;&amp;[.C114]&amp;&quot;|&quot;&amp;[.D114]&amp;&quot;&amp;ensp;•&amp;ensp;&quot;&amp;[.E114]&amp;&quot;|&quot;&amp;[.F114]" office:value-type="string" office:string-value="|schelten schalt gescholten|schilt&amp;ensp;•&amp;ensp;hat|бранить" calcext:value-type="string">
            <text:p>|schelten schalt gescholten|schilt&amp;ensp;•&amp;ensp;hat|бран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eren</text:p>
          </table:table-cell>
          <table:table-cell table:style-name="ce1" office:value-type="string" calcext:value-type="string">
            <text:p>schor</text:p>
          </table:table-cell>
          <table:table-cell table:style-name="ce1" office:value-type="string" calcext:value-type="string">
            <text:p>geschoren</text:p>
          </table:table-cell>
          <table:table-cell table:style-name="ce1" office:value-type="string" calcext:value-type="string">
            <text:p>schier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тричь</text:p>
          </table:table-cell>
          <table:table-cell table:formula="of:=&quot;|&quot;&amp;[.A115]&amp;&quot; &quot;&amp;[.B115]&amp;&quot; &quot;&amp;[.C115]&amp;&quot;|&quot;&amp;[.D115]&amp;&quot;&amp;ensp;•&amp;ensp;&quot;&amp;[.E115]&amp;&quot;|&quot;&amp;[.F115]" office:value-type="string" office:string-value="|scheren schor geschoren|schiert&amp;ensp;•&amp;ensp;hat|стричь" calcext:value-type="string">
            <text:p>|scheren schor geschoren|schiert&amp;ensp;•&amp;ensp;hat|стрич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ieben</text:p>
          </table:table-cell>
          <table:table-cell table:style-name="ce1" office:value-type="string" calcext:value-type="string">
            <text:p>schob</text:p>
          </table:table-cell>
          <table:table-cell table:style-name="ce1" office:value-type="string" calcext:value-type="string">
            <text:p>geschoben</text:p>
          </table:table-cell>
          <table:table-cell table:style-name="ce1" office:value-type="string" calcext:value-type="string">
            <text:p>schie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вигать, толкать</text:p>
          </table:table-cell>
          <table:table-cell table:formula="of:=&quot;|&quot;&amp;[.A116]&amp;&quot; &quot;&amp;[.B116]&amp;&quot; &quot;&amp;[.C116]&amp;&quot;|&quot;&amp;[.D116]&amp;&quot;&amp;ensp;•&amp;ensp;&quot;&amp;[.E116]&amp;&quot;|&quot;&amp;[.F116]" office:value-type="string" office:string-value="|schieben schob geschoben|schiebt&amp;ensp;•&amp;ensp;hat|двигать, толкать" calcext:value-type="string">
            <text:p>|schieben schob geschoben|schiebt&amp;ensp;•&amp;ensp;hat|двигать, толк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ießen</text:p>
          </table:table-cell>
          <table:table-cell table:style-name="ce1" office:value-type="string" calcext:value-type="string">
            <text:p>schoss</text:p>
          </table:table-cell>
          <table:table-cell table:style-name="ce1" office:value-type="string" calcext:value-type="string">
            <text:p>geschossen</text:p>
          </table:table-cell>
          <table:table-cell table:style-name="ce1" office:value-type="string" calcext:value-type="string">
            <text:p>schie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трелять</text:p>
          </table:table-cell>
          <table:table-cell table:formula="of:=&quot;|&quot;&amp;[.A117]&amp;&quot; &quot;&amp;[.B117]&amp;&quot; &quot;&amp;[.C117]&amp;&quot;|&quot;&amp;[.D117]&amp;&quot;&amp;ensp;•&amp;ensp;&quot;&amp;[.E117]&amp;&quot;|&quot;&amp;[.F117]" office:value-type="string" office:string-value="|schießen schoss geschossen|schießt&amp;ensp;•&amp;ensp;hat|стрелять" calcext:value-type="string">
            <text:p>|schießen schoss geschossen|schießt&amp;ensp;•&amp;ensp;hat|стреля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hinden</text:p>
          </table:table-cell>
          <table:table-cell office:value-type="string" calcext:value-type="string">
            <text:p>schund</text:p>
          </table:table-cell>
          <table:table-cell office:value-type="string" calcext:value-type="string">
            <text:p>geschunden</text:p>
          </table:table-cell>
          <table:table-cell office:value-type="string" calcext:value-type="string">
            <text:p>schinde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сдирать шкуру</text:p>
          </table:table-cell>
          <table:table-cell table:formula="of:=&quot;|&quot;&amp;[.A118]&amp;&quot; &quot;&amp;[.B118]&amp;&quot; &quot;&amp;[.C118]&amp;&quot;|&quot;&amp;[.D118]&amp;&quot;&amp;ensp;•&amp;ensp;&quot;&amp;[.E118]&amp;&quot;|&quot;&amp;[.F118]" office:value-type="string" office:string-value="|schinden schund geschunden|schindet&amp;ensp;•&amp;ensp;hat|сдирать шкуру" calcext:value-type="string">
            <text:p>|schinden schund geschunden|schindet&amp;ensp;•&amp;ensp;hat|сдирать шкур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schlief</text:p>
          </table:table-cell>
          <table:table-cell table:style-name="ce1" office:value-type="string" calcext:value-type="string">
            <text:p>geschlafen</text:p>
          </table:table-cell>
          <table:table-cell table:style-name="ce1" office:value-type="string" calcext:value-type="string">
            <text:p>schlä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пать</text:p>
          </table:table-cell>
          <table:table-cell table:formula="of:=&quot;|&quot;&amp;[.A119]&amp;&quot; &quot;&amp;[.B119]&amp;&quot; &quot;&amp;[.C119]&amp;&quot;|&quot;&amp;[.D119]&amp;&quot;&amp;ensp;•&amp;ensp;&quot;&amp;[.E119]&amp;&quot;|&quot;&amp;[.F119]" office:value-type="string" office:string-value="|schlafen schlief geschlafen|schläft&amp;ensp;•&amp;ensp;hat|спать" calcext:value-type="string">
            <text:p>|schlafen schlief geschlafen|schläft&amp;ensp;•&amp;ensp;hat|сп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agen</text:p>
          </table:table-cell>
          <table:table-cell table:style-name="ce1" office:value-type="string" calcext:value-type="string">
            <text:p>schlug</text:p>
          </table:table-cell>
          <table:table-cell table:style-name="ce1" office:value-type="string" calcext:value-type="string">
            <text:p>geschlagen</text:p>
          </table:table-cell>
          <table:table-cell table:style-name="ce1" office:value-type="string" calcext:value-type="string">
            <text:p>schlä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бить</text:p>
          </table:table-cell>
          <table:table-cell table:formula="of:=&quot;|&quot;&amp;[.A120]&amp;&quot; &quot;&amp;[.B120]&amp;&quot; &quot;&amp;[.C120]&amp;&quot;|&quot;&amp;[.D120]&amp;&quot;&amp;ensp;•&amp;ensp;&quot;&amp;[.E120]&amp;&quot;|&quot;&amp;[.F120]" office:value-type="string" office:string-value="|schlagen schlug geschlagen|schlägt&amp;ensp;•&amp;ensp;hat|бить" calcext:value-type="string">
            <text:p>|schlagen schlug geschlagen|schlägt&amp;ensp;•&amp;ensp;hat|б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eichen</text:p>
          </table:table-cell>
          <table:table-cell table:style-name="ce1" office:value-type="string" calcext:value-type="string">
            <text:p>schlich</text:p>
          </table:table-cell>
          <table:table-cell table:style-name="ce1" office:value-type="string" calcext:value-type="string">
            <text:p>geschlichen</text:p>
          </table:table-cell>
          <table:table-cell table:style-name="ce1" office:value-type="string" calcext:value-type="string">
            <text:p>schleic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красться</text:p>
          </table:table-cell>
          <table:table-cell table:formula="of:=&quot;|&quot;&amp;[.A121]&amp;&quot; &quot;&amp;[.B121]&amp;&quot; &quot;&amp;[.C121]&amp;&quot;|&quot;&amp;[.D121]&amp;&quot;&amp;ensp;•&amp;ensp;&quot;&amp;[.E121]&amp;&quot;|&quot;&amp;[.F121]" office:value-type="string" office:string-value="|schleichen schlich geschlichen|schleicht&amp;ensp;•&amp;ensp;ist|красться" calcext:value-type="string">
            <text:p>|schleichen schlich geschlichen|schleicht&amp;ensp;•&amp;ensp;ist|крас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eifen</text:p>
          </table:table-cell>
          <table:table-cell table:style-name="ce1" office:value-type="string" calcext:value-type="string">
            <text:p>schliff</text:p>
          </table:table-cell>
          <table:table-cell table:style-name="ce1" office:value-type="string" calcext:value-type="string">
            <text:p>geschliffen</text:p>
          </table:table-cell>
          <table:table-cell table:style-name="ce1" office:value-type="string" calcext:value-type="string">
            <text:p>schlei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точить</text:p>
          </table:table-cell>
          <table:table-cell table:formula="of:=&quot;|&quot;&amp;[.A122]&amp;&quot; &quot;&amp;[.B122]&amp;&quot; &quot;&amp;[.C122]&amp;&quot;|&quot;&amp;[.D122]&amp;&quot;&amp;ensp;•&amp;ensp;&quot;&amp;[.E122]&amp;&quot;|&quot;&amp;[.F122]" office:value-type="string" office:string-value="|schleifen schliff geschliffen|schleift&amp;ensp;•&amp;ensp;hat|точить" calcext:value-type="string">
            <text:p>|schleifen schliff geschliffen|schleift&amp;ensp;•&amp;ensp;hat|точ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ießen</text:p>
          </table:table-cell>
          <table:table-cell table:style-name="ce1" office:value-type="string" calcext:value-type="string">
            <text:p>schloss</text:p>
          </table:table-cell>
          <table:table-cell table:style-name="ce1" office:value-type="string" calcext:value-type="string">
            <text:p>geschlossen</text:p>
          </table:table-cell>
          <table:table-cell table:style-name="ce1" office:value-type="string" calcext:value-type="string">
            <text:p>schlie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акрывать</text:p>
          </table:table-cell>
          <table:table-cell table:formula="of:=&quot;|&quot;&amp;[.A123]&amp;&quot; &quot;&amp;[.B123]&amp;&quot; &quot;&amp;[.C123]&amp;&quot;|&quot;&amp;[.D123]&amp;&quot;&amp;ensp;•&amp;ensp;&quot;&amp;[.E123]&amp;&quot;|&quot;&amp;[.F123]" office:value-type="string" office:string-value="|schließen schloss geschlossen|schließt&amp;ensp;•&amp;ensp;hat|закрывать" calcext:value-type="string">
            <text:p>|schließen schloss geschlossen|schließt&amp;ensp;•&amp;ensp;hat|закр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lingen</text:p>
          </table:table-cell>
          <table:table-cell table:style-name="ce1" office:value-type="string" calcext:value-type="string">
            <text:p>schlang</text:p>
          </table:table-cell>
          <table:table-cell table:style-name="ce1" office:value-type="string" calcext:value-type="string">
            <text:p>geschlungen</text:p>
          </table:table-cell>
          <table:table-cell table:style-name="ce1" office:value-type="string" calcext:value-type="string">
            <text:p>schl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обвивать</text:p>
          </table:table-cell>
          <table:table-cell table:formula="of:=&quot;|&quot;&amp;[.A124]&amp;&quot; &quot;&amp;[.B124]&amp;&quot; &quot;&amp;[.C124]&amp;&quot;|&quot;&amp;[.D124]&amp;&quot;&amp;ensp;•&amp;ensp;&quot;&amp;[.E124]&amp;&quot;|&quot;&amp;[.F124]" office:value-type="string" office:string-value="|schlingen schlang geschlungen|schlingt&amp;ensp;•&amp;ensp;hat|обвивать" calcext:value-type="string">
            <text:p>|schlingen schlang geschlungen|schlingt&amp;ensp;•&amp;ensp;hat|обв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meißen</text:p>
          </table:table-cell>
          <table:table-cell table:style-name="ce1" office:value-type="string" calcext:value-type="string">
            <text:p>schmiss</text:p>
          </table:table-cell>
          <table:table-cell table:style-name="ce1" office:value-type="string" calcext:value-type="string">
            <text:p>geschmissen</text:p>
          </table:table-cell>
          <table:table-cell table:style-name="ce1" office:value-type="string" calcext:value-type="string">
            <text:p>schmei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идать, бросать</text:p>
          </table:table-cell>
          <table:table-cell table:formula="of:=&quot;|&quot;&amp;[.A125]&amp;&quot; &quot;&amp;[.B125]&amp;&quot; &quot;&amp;[.C125]&amp;&quot;|&quot;&amp;[.D125]&amp;&quot;&amp;ensp;•&amp;ensp;&quot;&amp;[.E125]&amp;&quot;|&quot;&amp;[.F125]" office:value-type="string" office:string-value="|schmeißen schmiss geschmissen|schmeißt&amp;ensp;•&amp;ensp;hat|кидать, бросать" calcext:value-type="string">
            <text:p>|schmeißen schmiss geschmissen|schmeißt&amp;ensp;•&amp;ensp;hat|кидать, бро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melzen</text:p>
          </table:table-cell>
          <table:table-cell table:style-name="ce1" office:value-type="string" calcext:value-type="string">
            <text:p>schmolz</text:p>
          </table:table-cell>
          <table:table-cell table:style-name="ce1" office:value-type="string" calcext:value-type="string">
            <text:p>geschmolzen</text:p>
          </table:table-cell>
          <table:table-cell table:style-name="ce1" office:value-type="string" calcext:value-type="string">
            <text:p>schmilz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таять</text:p>
          </table:table-cell>
          <table:table-cell table:formula="of:=&quot;|&quot;&amp;[.A126]&amp;&quot; &quot;&amp;[.B126]&amp;&quot; &quot;&amp;[.C126]&amp;&quot;|&quot;&amp;[.D126]&amp;&quot;&amp;ensp;•&amp;ensp;&quot;&amp;[.E126]&amp;&quot;|&quot;&amp;[.F126]" office:value-type="string" office:string-value="|schmelzen schmolz geschmolzen|schmilzt&amp;ensp;•&amp;ensp;hat/ist|таять" calcext:value-type="string">
            <text:p>|schmelzen schmolz geschmolzen|schmilzt&amp;ensp;•&amp;ensp;hat/ist|та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neiden</text:p>
          </table:table-cell>
          <table:table-cell table:style-name="ce1" office:value-type="string" calcext:value-type="string">
            <text:p>schnitt</text:p>
          </table:table-cell>
          <table:table-cell table:style-name="ce1" office:value-type="string" calcext:value-type="string">
            <text:p>geschnitten</text:p>
          </table:table-cell>
          <table:table-cell table:style-name="ce1" office:value-type="string" calcext:value-type="string">
            <text:p>schnei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резать</text:p>
          </table:table-cell>
          <table:table-cell table:formula="of:=&quot;|&quot;&amp;[.A127]&amp;&quot; &quot;&amp;[.B127]&amp;&quot; &quot;&amp;[.C127]&amp;&quot;|&quot;&amp;[.D127]&amp;&quot;&amp;ensp;•&amp;ensp;&quot;&amp;[.E127]&amp;&quot;|&quot;&amp;[.F127]" office:value-type="string" office:string-value="|schneiden schnitt geschnitten|schneidet&amp;ensp;•&amp;ensp;hat|резать" calcext:value-type="string">
            <text:p>|schneiden schnitt geschnitten|schneidet&amp;ensp;•&amp;ensp;hat|рез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hrecken</text:p>
          </table:table-cell>
          <table:table-cell office:value-type="string" calcext:value-type="string">
            <text:p>schrak</text:p>
          </table:table-cell>
          <table:table-cell office:value-type="string" calcext:value-type="string">
            <text:p>geschrocken</text:p>
          </table:table-cell>
          <table:table-cell office:value-type="string" calcext:value-type="string">
            <text:p>schrick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пугаться</text:p>
          </table:table-cell>
          <table:table-cell table:formula="of:=&quot;|&quot;&amp;[.A128]&amp;&quot; &quot;&amp;[.B128]&amp;&quot; &quot;&amp;[.C128]&amp;&quot;|&quot;&amp;[.D128]&amp;&quot;&amp;ensp;•&amp;ensp;&quot;&amp;[.E128]&amp;&quot;|&quot;&amp;[.F128]" office:value-type="string" office:string-value="|schrecken schrak geschrocken|schrickt&amp;ensp;•&amp;ensp;ist|пугаться" calcext:value-type="string">
            <text:p>|schrecken schrak geschrocken|schrickt&amp;ensp;•&amp;ensp;ist|пуг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reiben</text:p>
          </table:table-cell>
          <table:table-cell table:style-name="ce1" office:value-type="string" calcext:value-type="string">
            <text:p>schrieb</text:p>
          </table:table-cell>
          <table:table-cell table:style-name="ce1" office:value-type="string" calcext:value-type="string">
            <text:p>geschrieben</text:p>
          </table:table-cell>
          <table:table-cell table:style-name="ce1" office:value-type="string" calcext:value-type="string">
            <text:p>schrei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исать</text:p>
          </table:table-cell>
          <table:table-cell table:formula="of:=&quot;|&quot;&amp;[.A129]&amp;&quot; &quot;&amp;[.B129]&amp;&quot; &quot;&amp;[.C129]&amp;&quot;|&quot;&amp;[.D129]&amp;&quot;&amp;ensp;•&amp;ensp;&quot;&amp;[.E129]&amp;&quot;|&quot;&amp;[.F129]" office:value-type="string" office:string-value="|schreiben schrieb geschrieben|schreibt&amp;ensp;•&amp;ensp;hat|писать" calcext:value-type="string">
            <text:p>|schreiben schrieb geschrieben|schreibt&amp;ensp;•&amp;ensp;hat|пис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reien</text:p>
          </table:table-cell>
          <table:table-cell table:style-name="ce1" office:value-type="string" calcext:value-type="string">
            <text:p>schrie</text:p>
          </table:table-cell>
          <table:table-cell table:style-name="ce1" office:value-type="string" calcext:value-type="string">
            <text:p>geschrien</text:p>
          </table:table-cell>
          <table:table-cell table:style-name="ce1" office:value-type="string" calcext:value-type="string">
            <text:p>schrei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ричать</text:p>
          </table:table-cell>
          <table:table-cell table:formula="of:=&quot;|&quot;&amp;[.A130]&amp;&quot; &quot;&amp;[.B130]&amp;&quot; &quot;&amp;[.C130]&amp;&quot;|&quot;&amp;[.D130]&amp;&quot;&amp;ensp;•&amp;ensp;&quot;&amp;[.E130]&amp;&quot;|&quot;&amp;[.F130]" office:value-type="string" office:string-value="|schreien schrie geschrien|schreit&amp;ensp;•&amp;ensp;hat|кричать" calcext:value-type="string">
            <text:p>|schreien schrie geschrien|schreit&amp;ensp;•&amp;ensp;hat|крич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reiten</text:p>
          </table:table-cell>
          <table:table-cell table:style-name="ce1" office:value-type="string" calcext:value-type="string">
            <text:p>schritt</text:p>
          </table:table-cell>
          <table:table-cell table:style-name="ce1" office:value-type="string" calcext:value-type="string">
            <text:p>geschritten</text:p>
          </table:table-cell>
          <table:table-cell table:style-name="ce1" office:value-type="string" calcext:value-type="string">
            <text:p>schreite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шагать</text:p>
          </table:table-cell>
          <table:table-cell table:formula="of:=&quot;|&quot;&amp;[.A131]&amp;&quot; &quot;&amp;[.B131]&amp;&quot; &quot;&amp;[.C131]&amp;&quot;|&quot;&amp;[.D131]&amp;&quot;&amp;ensp;•&amp;ensp;&quot;&amp;[.E131]&amp;&quot;|&quot;&amp;[.F131]" office:value-type="string" office:string-value="|schreiten schritt geschritten|schreitet&amp;ensp;•&amp;ensp;ist|шагать" calcext:value-type="string">
            <text:p>|schreiten schritt geschritten|schreitet&amp;ensp;•&amp;ensp;ist|шаг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eigen</text:p>
          </table:table-cell>
          <table:table-cell table:style-name="ce1" office:value-type="string" calcext:value-type="string">
            <text:p>schwieg</text:p>
          </table:table-cell>
          <table:table-cell table:style-name="ce1" office:value-type="string" calcext:value-type="string">
            <text:p>geschwiegen</text:p>
          </table:table-cell>
          <table:table-cell table:style-name="ce1" office:value-type="string" calcext:value-type="string">
            <text:p>schwei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лчать</text:p>
          </table:table-cell>
          <table:table-cell table:formula="of:=&quot;|&quot;&amp;[.A132]&amp;&quot; &quot;&amp;[.B132]&amp;&quot; &quot;&amp;[.C132]&amp;&quot;|&quot;&amp;[.D132]&amp;&quot;&amp;ensp;•&amp;ensp;&quot;&amp;[.E132]&amp;&quot;|&quot;&amp;[.F132]" office:value-type="string" office:string-value="|schweigen schwieg geschwiegen|schweigt&amp;ensp;•&amp;ensp;hat|молчать" calcext:value-type="string">
            <text:p>|schweigen schwieg geschwiegen|schweigt&amp;ensp;•&amp;ensp;hat|молч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ellen</text:p>
          </table:table-cell>
          <table:table-cell table:style-name="ce1" office:value-type="string" calcext:value-type="string">
            <text:p>schwoll</text:p>
          </table:table-cell>
          <table:table-cell table:style-name="ce1" office:value-type="string" calcext:value-type="string">
            <text:p>geschwollen</text:p>
          </table:table-cell>
          <table:table-cell table:style-name="ce1" office:value-type="string" calcext:value-type="string">
            <text:p>schwill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ухнуть</text:p>
          </table:table-cell>
          <table:table-cell table:formula="of:=&quot;|&quot;&amp;[.A133]&amp;&quot; &quot;&amp;[.B133]&amp;&quot; &quot;&amp;[.C133]&amp;&quot;|&quot;&amp;[.D133]&amp;&quot;&amp;ensp;•&amp;ensp;&quot;&amp;[.E133]&amp;&quot;|&quot;&amp;[.F133]" office:value-type="string" office:string-value="|schwellen schwoll geschwollen|schwillt&amp;ensp;•&amp;ensp;ist|пухнуть" calcext:value-type="string">
            <text:p>|schwellen schwoll geschwollen|schwillt&amp;ensp;•&amp;ensp;ist|пухну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immen</text:p>
          </table:table-cell>
          <table:table-cell table:style-name="ce1" office:value-type="string" calcext:value-type="string">
            <text:p>schwamm</text:p>
          </table:table-cell>
          <table:table-cell table:style-name="ce1" office:value-type="string" calcext:value-type="string">
            <text:p>geschwommen</text:p>
          </table:table-cell>
          <table:table-cell table:style-name="ce1" office:value-type="string" calcext:value-type="string">
            <text:p>schwimm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лавать</text:p>
          </table:table-cell>
          <table:table-cell table:formula="of:=&quot;|&quot;&amp;[.A134]&amp;&quot; &quot;&amp;[.B134]&amp;&quot; &quot;&amp;[.C134]&amp;&quot;|&quot;&amp;[.D134]&amp;&quot;&amp;ensp;•&amp;ensp;&quot;&amp;[.E134]&amp;&quot;|&quot;&amp;[.F134]" office:value-type="string" office:string-value="|schwimmen schwamm geschwommen|schwimmt&amp;ensp;•&amp;ensp;ist|плавать" calcext:value-type="string">
            <text:p>|schwimmen schwamm geschwommen|schwimmt&amp;ensp;•&amp;ensp;ist|пла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inden</text:p>
          </table:table-cell>
          <table:table-cell table:style-name="ce1" office:value-type="string" calcext:value-type="string">
            <text:p>schwand</text:p>
          </table:table-cell>
          <table:table-cell table:style-name="ce1" office:value-type="string" calcext:value-type="string">
            <text:p>geschwunden</text:p>
          </table:table-cell>
          <table:table-cell table:style-name="ce1" office:value-type="string" calcext:value-type="string">
            <text:p>schwinde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убывать, исчезать</text:p>
          </table:table-cell>
          <table:table-cell table:formula="of:=&quot;|&quot;&amp;[.A135]&amp;&quot; &quot;&amp;[.B135]&amp;&quot; &quot;&amp;[.C135]&amp;&quot;|&quot;&amp;[.D135]&amp;&quot;&amp;ensp;•&amp;ensp;&quot;&amp;[.E135]&amp;&quot;|&quot;&amp;[.F135]" office:value-type="string" office:string-value="|schwinden schwand geschwunden|schwindet&amp;ensp;•&amp;ensp;ist|убывать, исчезать" calcext:value-type="string">
            <text:p>|schwinden schwand geschwunden|schwindet&amp;ensp;•&amp;ensp;ist|убывать, исчез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ingen</text:p>
          </table:table-cell>
          <table:table-cell table:style-name="ce1" office:value-type="string" calcext:value-type="string">
            <text:p>schwang</text:p>
          </table:table-cell>
          <table:table-cell table:style-name="ce1" office:value-type="string" calcext:value-type="string">
            <text:p>geschwungen</text:p>
          </table:table-cell>
          <table:table-cell table:style-name="ce1" office:value-type="string" calcext:value-type="string">
            <text:p>schw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ахать, размахивать</text:p>
          </table:table-cell>
          <table:table-cell table:formula="of:=&quot;|&quot;&amp;[.A136]&amp;&quot; &quot;&amp;[.B136]&amp;&quot; &quot;&amp;[.C136]&amp;&quot;|&quot;&amp;[.D136]&amp;&quot;&amp;ensp;•&amp;ensp;&quot;&amp;[.E136]&amp;&quot;|&quot;&amp;[.F136]" office:value-type="string" office:string-value="|schwingen schwang geschwungen|schwingt&amp;ensp;•&amp;ensp;hat|махать, размахивать" calcext:value-type="string">
            <text:p>|schwingen schwang geschwungen|schwingt&amp;ensp;•&amp;ensp;hat|махать, размах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chwören</text:p>
          </table:table-cell>
          <table:table-cell table:style-name="ce1" office:value-type="string" calcext:value-type="string">
            <text:p>schwor/schwur</text:p>
          </table:table-cell>
          <table:table-cell table:style-name="ce1" office:value-type="string" calcext:value-type="string">
            <text:p>geschworen</text:p>
          </table:table-cell>
          <table:table-cell table:style-name="ce1" office:value-type="string" calcext:value-type="string">
            <text:p>schwör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лясться</text:p>
          </table:table-cell>
          <table:table-cell table:formula="of:=&quot;|&quot;&amp;[.A137]&amp;&quot; &quot;&amp;[.B137]&amp;&quot; &quot;&amp;[.C137]&amp;&quot;|&quot;&amp;[.D137]&amp;&quot;&amp;ensp;•&amp;ensp;&quot;&amp;[.E137]&amp;&quot;|&quot;&amp;[.F137]" office:value-type="string" office:string-value="|schwören schwor/schwur geschworen|schwört&amp;ensp;•&amp;ensp;hat|клясться" calcext:value-type="string">
            <text:p>|schwören schwor/schwur geschworen|schwört&amp;ensp;•&amp;ensp;hat|кляс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ehen</text:p>
          </table:table-cell>
          <table:table-cell table:style-name="ce1" office:value-type="string" calcext:value-type="string">
            <text:p>sah</text:p>
          </table:table-cell>
          <table:table-cell table:style-name="ce1" office:value-type="string" calcext:value-type="string">
            <text:p>gesehen</text:p>
          </table:table-cell>
          <table:table-cell table:style-name="ce1" office:value-type="string" calcext:value-type="string">
            <text:p>sie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мотреть</text:p>
          </table:table-cell>
          <table:table-cell table:formula="of:=&quot;|&quot;&amp;[.A138]&amp;&quot; &quot;&amp;[.B138]&amp;&quot; &quot;&amp;[.C138]&amp;&quot;|&quot;&amp;[.D138]&amp;&quot;&amp;ensp;•&amp;ensp;&quot;&amp;[.E138]&amp;&quot;|&quot;&amp;[.F138]" office:value-type="string" office:string-value="|sehen sah gesehen|sieht&amp;ensp;•&amp;ensp;hat|смотреть" calcext:value-type="string">
            <text:p>|sehen sah gesehen|sieht&amp;ensp;•&amp;ensp;hat|смотр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ein</text:p>
          </table:table-cell>
          <table:table-cell table:style-name="ce1" office:value-type="string" calcext:value-type="string">
            <text:p>war</text:p>
          </table:table-cell>
          <table:table-cell table:style-name="ce1" office:value-type="string" calcext:value-type="string">
            <text:p>gewesen</text:p>
          </table:table-cell>
          <table:table-cell table:style-name="ce1" office:value-type="string" calcext:value-type="string">
            <text:p>is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быть</text:p>
          </table:table-cell>
          <table:table-cell table:formula="of:=&quot;|&quot;&amp;[.A139]&amp;&quot; &quot;&amp;[.B139]&amp;&quot; &quot;&amp;[.C139]&amp;&quot;|&quot;&amp;[.D139]&amp;&quot;&amp;ensp;•&amp;ensp;&quot;&amp;[.E139]&amp;&quot;|&quot;&amp;[.F139]" office:value-type="string" office:string-value="|sein war gewesen|ist&amp;ensp;•&amp;ensp;ist|быть" calcext:value-type="string">
            <text:p>|sein war gewesen|ist&amp;ensp;•&amp;ensp;ist|бы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enden</text:p>
          </table:table-cell>
          <table:table-cell table:style-name="ce1" office:value-type="string" calcext:value-type="string">
            <text:p>sandte</text:p>
          </table:table-cell>
          <table:table-cell table:style-name="ce1" office:value-type="string" calcext:value-type="string">
            <text:p>gesandt</text:p>
          </table:table-cell>
          <table:table-cell table:style-name="ce1" office:value-type="string" calcext:value-type="string">
            <text:p>se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сылать, отправлять</text:p>
          </table:table-cell>
          <table:table-cell table:formula="of:=&quot;|&quot;&amp;[.A140]&amp;&quot; &quot;&amp;[.B140]&amp;&quot; &quot;&amp;[.C140]&amp;&quot;|&quot;&amp;[.D140]&amp;&quot;&amp;ensp;•&amp;ensp;&quot;&amp;[.E140]&amp;&quot;|&quot;&amp;[.F140]" office:value-type="string" office:string-value="|senden sandte gesandt|sendet&amp;ensp;•&amp;ensp;hat|посылать, отправлять" calcext:value-type="string">
            <text:p>|senden sandte gesandt|sendet&amp;ensp;•&amp;ensp;hat|посылать, отправл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ingen</text:p>
          </table:table-cell>
          <table:table-cell table:style-name="ce1" office:value-type="string" calcext:value-type="string">
            <text:p>sang</text:p>
          </table:table-cell>
          <table:table-cell table:style-name="ce1" office:value-type="string" calcext:value-type="string">
            <text:p>gesungen</text:p>
          </table:table-cell>
          <table:table-cell table:style-name="ce1" office:value-type="string" calcext:value-type="string">
            <text:p>s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еть</text:p>
          </table:table-cell>
          <table:table-cell table:formula="of:=&quot;|&quot;&amp;[.A141]&amp;&quot; &quot;&amp;[.B141]&amp;&quot; &quot;&amp;[.C141]&amp;&quot;|&quot;&amp;[.D141]&amp;&quot;&amp;ensp;•&amp;ensp;&quot;&amp;[.E141]&amp;&quot;|&quot;&amp;[.F141]" office:value-type="string" office:string-value="|singen sang gesungen|singt&amp;ensp;•&amp;ensp;hat|петь" calcext:value-type="string">
            <text:p>|singen sang gesungen|singt&amp;ensp;•&amp;ensp;hat|п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inken</text:p>
          </table:table-cell>
          <table:table-cell table:style-name="ce1" office:value-type="string" calcext:value-type="string">
            <text:p>sank</text:p>
          </table:table-cell>
          <table:table-cell table:style-name="ce1" office:value-type="string" calcext:value-type="string">
            <text:p>gesunken</text:p>
          </table:table-cell>
          <table:table-cell table:style-name="ce1" office:value-type="string" calcext:value-type="string">
            <text:p>sink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опускаться, погружаться</text:p>
          </table:table-cell>
          <table:table-cell table:formula="of:=&quot;|&quot;&amp;[.A142]&amp;&quot; &quot;&amp;[.B142]&amp;&quot; &quot;&amp;[.C142]&amp;&quot;|&quot;&amp;[.D142]&amp;&quot;&amp;ensp;•&amp;ensp;&quot;&amp;[.E142]&amp;&quot;|&quot;&amp;[.F142]" office:value-type="string" office:string-value="|sinken sank gesunken|sinkt&amp;ensp;•&amp;ensp;ist|опускаться, погружаться" calcext:value-type="string">
            <text:p>|sinken sank gesunken|sinkt&amp;ensp;•&amp;ensp;ist|опускаться, погруж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innen</text:p>
          </table:table-cell>
          <table:table-cell table:style-name="ce1" office:value-type="string" calcext:value-type="string">
            <text:p>sann</text:p>
          </table:table-cell>
          <table:table-cell table:style-name="ce1" office:value-type="string" calcext:value-type="string">
            <text:p>gesonnen</text:p>
          </table:table-cell>
          <table:table-cell table:style-name="ce1" office:value-type="string" calcext:value-type="string">
            <text:p>si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умать, размышлять</text:p>
          </table:table-cell>
          <table:table-cell table:formula="of:=&quot;|&quot;&amp;[.A143]&amp;&quot; &quot;&amp;[.B143]&amp;&quot; &quot;&amp;[.C143]&amp;&quot;|&quot;&amp;[.D143]&amp;&quot;&amp;ensp;•&amp;ensp;&quot;&amp;[.E143]&amp;&quot;|&quot;&amp;[.F143]" office:value-type="string" office:string-value="|sinnen sann gesonnen|sinnt&amp;ensp;•&amp;ensp;hat|думать, размышлять" calcext:value-type="string">
            <text:p>|sinnen sann gesonnen|sinnt&amp;ensp;•&amp;ensp;hat|думать, размышл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itzen</text:p>
          </table:table-cell>
          <table:table-cell table:style-name="ce1" office:value-type="string" calcext:value-type="string">
            <text:p>saß</text:p>
          </table:table-cell>
          <table:table-cell table:style-name="ce1" office:value-type="string" calcext:value-type="string">
            <text:p>gesessen</text:p>
          </table:table-cell>
          <table:table-cell table:style-name="ce1" office:value-type="string" calcext:value-type="string">
            <text:p>sitz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идеть</text:p>
          </table:table-cell>
          <table:table-cell table:formula="of:=&quot;|&quot;&amp;[.A144]&amp;&quot; &quot;&amp;[.B144]&amp;&quot; &quot;&amp;[.C144]&amp;&quot;|&quot;&amp;[.D144]&amp;&quot;&amp;ensp;•&amp;ensp;&quot;&amp;[.E144]&amp;&quot;|&quot;&amp;[.F144]" office:value-type="string" office:string-value="|sitzen saß gesessen|sitzt&amp;ensp;•&amp;ensp;hat|сидеть" calcext:value-type="string">
            <text:p>|sitzen saß gesessen|sitzt&amp;ensp;•&amp;ensp;hat|сид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ollen</text:p>
          </table:table-cell>
          <table:table-cell table:style-name="ce1" office:value-type="string" calcext:value-type="string">
            <text:p>sollte</text:p>
          </table:table-cell>
          <table:table-cell table:style-name="ce1" office:value-type="string" calcext:value-type="string">
            <text:p>gesollt</text:p>
          </table:table-cell>
          <table:table-cell table:style-name="ce1" office:value-type="string" calcext:value-type="string">
            <text:p>soll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олженствовать</text:p>
          </table:table-cell>
          <table:table-cell table:formula="of:=&quot;|&quot;&amp;[.A145]&amp;&quot; &quot;&amp;[.B145]&amp;&quot; &quot;&amp;[.C145]&amp;&quot;|&quot;&amp;[.D145]&amp;&quot;&amp;ensp;•&amp;ensp;&quot;&amp;[.E145]&amp;&quot;|&quot;&amp;[.F145]" office:value-type="string" office:string-value="|sollen sollte gesollt|soll&amp;ensp;•&amp;ensp;hat|долженствовать" calcext:value-type="string">
            <text:p>|sollen sollte gesollt|soll&amp;ensp;•&amp;ensp;hat|долженствов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alten</text:p>
          </table:table-cell>
          <table:table-cell office:value-type="string" calcext:value-type="string">
            <text:p>spaltete</text:p>
          </table:table-cell>
          <table:table-cell table:style-name="ce1" office:value-type="string" calcext:value-type="string">
            <text:p>gespalten</text:p>
          </table:table-cell>
          <table:table-cell office:value-type="string" calcext:value-type="string">
            <text:p>spaltet</text:p>
          </table:table-cell>
          <table:table-cell office:value-type="string" calcext:value-type="string">
            <text:p>hat/ist</text:p>
          </table:table-cell>
          <table:table-cell office:value-type="string" calcext:value-type="string">
            <text:p>колоть</text:p>
          </table:table-cell>
          <table:table-cell table:formula="of:=&quot;|&quot;&amp;[.A146]&amp;&quot; &quot;&amp;[.B146]&amp;&quot; &quot;&amp;[.C146]&amp;&quot;|&quot;&amp;[.D146]&amp;&quot;&amp;ensp;•&amp;ensp;&quot;&amp;[.E146]&amp;&quot;|&quot;&amp;[.F146]" office:value-type="string" office:string-value="|spalten spaltete gespalten|spaltet&amp;ensp;•&amp;ensp;hat/ist|колоть" calcext:value-type="string">
            <text:p>|spalten spaltete gespalten|spaltet&amp;ensp;•&amp;ensp;hat/ist|коло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eien</text:p>
          </table:table-cell>
          <table:table-cell table:style-name="ce1" office:value-type="string" calcext:value-type="string">
            <text:p>spie</text:p>
          </table:table-cell>
          <table:table-cell office:value-type="string" calcext:value-type="string">
            <text:p>gespien</text:p>
          </table:table-cell>
          <table:table-cell table:style-name="ce1" office:value-type="string" calcext:value-type="string">
            <text:p>spei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ыплёвывать</text:p>
          </table:table-cell>
          <table:table-cell table:formula="of:=&quot;|&quot;&amp;[.A147]&amp;&quot; &quot;&amp;[.B147]&amp;&quot; &quot;&amp;[.C147]&amp;&quot;|&quot;&amp;[.D147]&amp;&quot;&amp;ensp;•&amp;ensp;&quot;&amp;[.E147]&amp;&quot;|&quot;&amp;[.F147]" office:value-type="string" office:string-value="|speien spie gespien|speit&amp;ensp;•&amp;ensp;hat|выплёвывать" calcext:value-type="string">
            <text:p>|speien spie gespien|speit&amp;ensp;•&amp;ensp;hat|выплёв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innen</text:p>
          </table:table-cell>
          <table:table-cell table:style-name="ce1" office:value-type="string" calcext:value-type="string">
            <text:p>spann</text:p>
          </table:table-cell>
          <table:table-cell table:style-name="ce1" office:value-type="string" calcext:value-type="string">
            <text:p>gesponnen</text:p>
          </table:table-cell>
          <table:table-cell table:style-name="ce1" office:value-type="string" calcext:value-type="string">
            <text:p>spinn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ясть</text:p>
          </table:table-cell>
          <table:table-cell table:formula="of:=&quot;|&quot;&amp;[.A148]&amp;&quot; &quot;&amp;[.B148]&amp;&quot; &quot;&amp;[.C148]&amp;&quot;|&quot;&amp;[.D148]&amp;&quot;&amp;ensp;•&amp;ensp;&quot;&amp;[.E148]&amp;&quot;|&quot;&amp;[.F148]" office:value-type="string" office:string-value="|spinnen spann gesponnen|spinnt&amp;ensp;•&amp;ensp;hat|прясть" calcext:value-type="string">
            <text:p>|spinnen spann gesponnen|spinnt&amp;ensp;•&amp;ensp;hat|пряс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rechen</text:p>
          </table:table-cell>
          <table:table-cell table:style-name="ce1" office:value-type="string" calcext:value-type="string">
            <text:p>sprach</text:p>
          </table:table-cell>
          <table:table-cell table:style-name="ce1" office:value-type="string" calcext:value-type="string">
            <text:p>gesprochen</text:p>
          </table:table-cell>
          <table:table-cell table:style-name="ce1" office:value-type="string" calcext:value-type="string">
            <text:p>spri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говорить</text:p>
          </table:table-cell>
          <table:table-cell table:formula="of:=&quot;|&quot;&amp;[.A149]&amp;&quot; &quot;&amp;[.B149]&amp;&quot; &quot;&amp;[.C149]&amp;&quot;|&quot;&amp;[.D149]&amp;&quot;&amp;ensp;•&amp;ensp;&quot;&amp;[.E149]&amp;&quot;|&quot;&amp;[.F149]" office:value-type="string" office:string-value="|sprechen sprach gesprochen|spricht&amp;ensp;•&amp;ensp;hat|говорить" calcext:value-type="string">
            <text:p>|sprechen sprach gesprochen|spricht&amp;ensp;•&amp;ensp;hat|говор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rießen</text:p>
          </table:table-cell>
          <table:table-cell table:style-name="ce1" office:value-type="string" calcext:value-type="string">
            <text:p>spross</text:p>
          </table:table-cell>
          <table:table-cell table:style-name="ce1" office:value-type="string" calcext:value-type="string">
            <text:p>gesprossen</text:p>
          </table:table-cell>
          <table:table-cell table:style-name="ce1" office:value-type="string" calcext:value-type="string">
            <text:p>sprieß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ускать ростки, почки</text:p>
          </table:table-cell>
          <table:table-cell table:formula="of:=&quot;|&quot;&amp;[.A150]&amp;&quot; &quot;&amp;[.B150]&amp;&quot; &quot;&amp;[.C150]&amp;&quot;|&quot;&amp;[.D150]&amp;&quot;&amp;ensp;•&amp;ensp;&quot;&amp;[.E150]&amp;&quot;|&quot;&amp;[.F150]" office:value-type="string" office:string-value="|sprießen spross gesprossen|sprießt&amp;ensp;•&amp;ensp;ist|пускать ростки, почки" calcext:value-type="string">
            <text:p>|sprießen spross gesprossen|sprießt&amp;ensp;•&amp;ensp;ist|пускать ростки, почки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ringen</text:p>
          </table:table-cell>
          <table:table-cell table:style-name="ce1" office:value-type="string" calcext:value-type="string">
            <text:p>sprang</text:p>
          </table:table-cell>
          <table:table-cell table:style-name="ce1" office:value-type="string" calcext:value-type="string">
            <text:p>gesprungen</text:p>
          </table:table-cell>
          <table:table-cell table:style-name="ce1" office:value-type="string" calcext:value-type="string">
            <text:p>spring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рыгать, скакать</text:p>
          </table:table-cell>
          <table:table-cell table:formula="of:=&quot;|&quot;&amp;[.A151]&amp;&quot; &quot;&amp;[.B151]&amp;&quot; &quot;&amp;[.C151]&amp;&quot;|&quot;&amp;[.D151]&amp;&quot;&amp;ensp;•&amp;ensp;&quot;&amp;[.E151]&amp;&quot;|&quot;&amp;[.F151]" office:value-type="string" office:string-value="|springen sprang gesprungen|springt&amp;ensp;•&amp;ensp;ist|прыгать, скакать" calcext:value-type="string">
            <text:p>|springen sprang gesprungen|springt&amp;ensp;•&amp;ensp;ist|прыгать, скак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echen</text:p>
          </table:table-cell>
          <table:table-cell table:style-name="ce1" office:value-type="string" calcext:value-type="string">
            <text:p>stach</text:p>
          </table:table-cell>
          <table:table-cell table:style-name="ce1" office:value-type="string" calcext:value-type="string">
            <text:p>gestochen</text:p>
          </table:table-cell>
          <table:table-cell table:style-name="ce1" office:value-type="string" calcext:value-type="string">
            <text:p>stic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колоть</text:p>
          </table:table-cell>
          <table:table-cell table:formula="of:=&quot;|&quot;&amp;[.A152]&amp;&quot; &quot;&amp;[.B152]&amp;&quot; &quot;&amp;[.C152]&amp;&quot;|&quot;&amp;[.D152]&amp;&quot;&amp;ensp;•&amp;ensp;&quot;&amp;[.E152]&amp;&quot;|&quot;&amp;[.F152]" office:value-type="string" office:string-value="|stechen stach gestochen|sticht&amp;ensp;•&amp;ensp;ist|колоть" calcext:value-type="string">
            <text:p>|stechen stach gestochen|sticht&amp;ensp;•&amp;ensp;ist|коло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ehen</text:p>
          </table:table-cell>
          <table:table-cell table:style-name="ce1" office:value-type="string" calcext:value-type="string">
            <text:p>stand</text:p>
          </table:table-cell>
          <table:table-cell table:style-name="ce1" office:value-type="string" calcext:value-type="string">
            <text:p>gestanden</text:p>
          </table:table-cell>
          <table:table-cell table:style-name="ce1" office:value-type="string" calcext:value-type="string">
            <text:p>ste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тоять, находиться</text:p>
          </table:table-cell>
          <table:table-cell table:formula="of:=&quot;|&quot;&amp;[.A153]&amp;&quot; &quot;&amp;[.B153]&amp;&quot; &quot;&amp;[.C153]&amp;&quot;|&quot;&amp;[.D153]&amp;&quot;&amp;ensp;•&amp;ensp;&quot;&amp;[.E153]&amp;&quot;|&quot;&amp;[.F153]" office:value-type="string" office:string-value="|stehen stand gestanden|steht&amp;ensp;•&amp;ensp;hat|стоять, находиться" calcext:value-type="string">
            <text:p>|stehen stand gestanden|steht&amp;ensp;•&amp;ensp;hat|стоять, находи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ehlen</text:p>
          </table:table-cell>
          <table:table-cell table:style-name="ce1" office:value-type="string" calcext:value-type="string">
            <text:p>stahl</text:p>
          </table:table-cell>
          <table:table-cell table:style-name="ce1" office:value-type="string" calcext:value-type="string">
            <text:p>gestohlen</text:p>
          </table:table-cell>
          <table:table-cell table:style-name="ce1" office:value-type="string" calcext:value-type="string">
            <text:p>stiehl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оровать</text:p>
          </table:table-cell>
          <table:table-cell table:formula="of:=&quot;|&quot;&amp;[.A154]&amp;&quot; &quot;&amp;[.B154]&amp;&quot; &quot;&amp;[.C154]&amp;&quot;|&quot;&amp;[.D154]&amp;&quot;&amp;ensp;•&amp;ensp;&quot;&amp;[.E154]&amp;&quot;|&quot;&amp;[.F154]" office:value-type="string" office:string-value="|stehlen stahl gestohlen|stiehlt&amp;ensp;•&amp;ensp;hat|воровать" calcext:value-type="string">
            <text:p>|stehlen stahl gestohlen|stiehlt&amp;ensp;•&amp;ensp;hat|вор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eigen</text:p>
          </table:table-cell>
          <table:table-cell table:style-name="ce1" office:value-type="string" calcext:value-type="string">
            <text:p>stieg</text:p>
          </table:table-cell>
          <table:table-cell table:style-name="ce1" office:value-type="string" calcext:value-type="string">
            <text:p>gestiegen</text:p>
          </table:table-cell>
          <table:table-cell table:style-name="ce1" office:value-type="string" calcext:value-type="string">
            <text:p>steig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подниматься</text:p>
          </table:table-cell>
          <table:table-cell table:formula="of:=&quot;|&quot;&amp;[.A155]&amp;&quot; &quot;&amp;[.B155]&amp;&quot; &quot;&amp;[.C155]&amp;&quot;|&quot;&amp;[.D155]&amp;&quot;&amp;ensp;•&amp;ensp;&quot;&amp;[.E155]&amp;&quot;|&quot;&amp;[.F155]" office:value-type="string" office:string-value="|steigen stieg gestiegen|steigt&amp;ensp;•&amp;ensp;ist|подниматься" calcext:value-type="string">
            <text:p>|steigen stieg gestiegen|steigt&amp;ensp;•&amp;ensp;ist|подним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erben</text:p>
          </table:table-cell>
          <table:table-cell table:style-name="ce1" office:value-type="string" calcext:value-type="string">
            <text:p>starb</text:p>
          </table:table-cell>
          <table:table-cell table:style-name="ce1" office:value-type="string" calcext:value-type="string">
            <text:p>gestorben</text:p>
          </table:table-cell>
          <table:table-cell table:style-name="ce1" office:value-type="string" calcext:value-type="string">
            <text:p>stirb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умирать</text:p>
          </table:table-cell>
          <table:table-cell table:formula="of:=&quot;|&quot;&amp;[.A156]&amp;&quot; &quot;&amp;[.B156]&amp;&quot; &quot;&amp;[.C156]&amp;&quot;|&quot;&amp;[.D156]&amp;&quot;&amp;ensp;•&amp;ensp;&quot;&amp;[.E156]&amp;&quot;|&quot;&amp;[.F156]" office:value-type="string" office:string-value="|sterben starb gestorben|stirbt&amp;ensp;•&amp;ensp;ist|умирать" calcext:value-type="string">
            <text:p>|sterben starb gestorben|stirbt&amp;ensp;•&amp;ensp;ist|умир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ieben</text:p>
          </table:table-cell>
          <table:table-cell office:value-type="string" calcext:value-type="string">
            <text:p>stob</text:p>
          </table:table-cell>
          <table:table-cell table:style-name="ce1" office:value-type="string" calcext:value-type="string">
            <text:p>gestoben</text:p>
          </table:table-cell>
          <table:table-cell office:value-type="string" calcext:value-type="string">
            <text:p>stieb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разлетаться</text:p>
          </table:table-cell>
          <table:table-cell table:formula="of:=&quot;|&quot;&amp;[.A157]&amp;&quot; &quot;&amp;[.B157]&amp;&quot; &quot;&amp;[.C157]&amp;&quot;|&quot;&amp;[.D157]&amp;&quot;&amp;ensp;•&amp;ensp;&quot;&amp;[.E157]&amp;&quot;|&quot;&amp;[.F157]" office:value-type="string" office:string-value="|stieben stob gestoben|stiebt&amp;ensp;•&amp;ensp;ist|разлетаться" calcext:value-type="string">
            <text:p>|stieben stob gestoben|stiebt&amp;ensp;•&amp;ensp;ist|разлет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inken</text:p>
          </table:table-cell>
          <table:table-cell table:style-name="ce1" office:value-type="string" calcext:value-type="string">
            <text:p>stank</text:p>
          </table:table-cell>
          <table:table-cell office:value-type="string" calcext:value-type="string">
            <text:p>gestunken</text:p>
          </table:table-cell>
          <table:table-cell table:style-name="ce1" office:value-type="string" calcext:value-type="string">
            <text:p>stin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онять</text:p>
          </table:table-cell>
          <table:table-cell table:formula="of:=&quot;|&quot;&amp;[.A158]&amp;&quot; &quot;&amp;[.B158]&amp;&quot; &quot;&amp;[.C158]&amp;&quot;|&quot;&amp;[.D158]&amp;&quot;&amp;ensp;•&amp;ensp;&quot;&amp;[.E158]&amp;&quot;|&quot;&amp;[.F158]" office:value-type="string" office:string-value="|stinken stank gestunken|stinkt&amp;ensp;•&amp;ensp;hat|вонять" calcext:value-type="string">
            <text:p>|stinken stank gestunken|stinkt&amp;ensp;•&amp;ensp;hat|вон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oßen</text:p>
          </table:table-cell>
          <table:table-cell table:style-name="ce1" office:value-type="string" calcext:value-type="string">
            <text:p>stieß</text:p>
          </table:table-cell>
          <table:table-cell table:style-name="ce1" office:value-type="string" calcext:value-type="string">
            <text:p>gestoßen</text:p>
          </table:table-cell>
          <table:table-cell table:style-name="ce1" office:value-type="string" calcext:value-type="string">
            <text:p>stöß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толкать</text:p>
          </table:table-cell>
          <table:table-cell table:formula="of:=&quot;|&quot;&amp;[.A159]&amp;&quot; &quot;&amp;[.B159]&amp;&quot; &quot;&amp;[.C159]&amp;&quot;|&quot;&amp;[.D159]&amp;&quot;&amp;ensp;•&amp;ensp;&quot;&amp;[.E159]&amp;&quot;|&quot;&amp;[.F159]" office:value-type="string" office:string-value="|stoßen stieß gestoßen|stößt&amp;ensp;•&amp;ensp;hat/ist|толкать" calcext:value-type="string">
            <text:p>|stoßen stieß gestoßen|stößt&amp;ensp;•&amp;ensp;hat/ist|толк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reichen</text:p>
          </table:table-cell>
          <table:table-cell table:style-name="ce1" office:value-type="string" calcext:value-type="string">
            <text:p>strich</text:p>
          </table:table-cell>
          <table:table-cell table:style-name="ce1" office:value-type="string" calcext:value-type="string">
            <text:p>gestrichen</text:p>
          </table:table-cell>
          <table:table-cell table:style-name="ce1" office:value-type="string" calcext:value-type="string">
            <text:p>strei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гладить</text:p>
          </table:table-cell>
          <table:table-cell table:formula="of:=&quot;|&quot;&amp;[.A160]&amp;&quot; &quot;&amp;[.B160]&amp;&quot; &quot;&amp;[.C160]&amp;&quot;|&quot;&amp;[.D160]&amp;&quot;&amp;ensp;•&amp;ensp;&quot;&amp;[.E160]&amp;&quot;|&quot;&amp;[.F160]" office:value-type="string" office:string-value="|streichen strich gestrichen|streicht&amp;ensp;•&amp;ensp;hat|гладить" calcext:value-type="string">
            <text:p>|streichen strich gestrichen|streicht&amp;ensp;•&amp;ensp;hat|глад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treiten</text:p>
          </table:table-cell>
          <table:table-cell table:style-name="ce1" office:value-type="string" calcext:value-type="string">
            <text:p>stritt</text:p>
          </table:table-cell>
          <table:table-cell table:style-name="ce1" office:value-type="string" calcext:value-type="string">
            <text:p>gestritten</text:p>
          </table:table-cell>
          <table:table-cell table:style-name="ce1" office:value-type="string" calcext:value-type="string">
            <text:p>streit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порить</text:p>
          </table:table-cell>
          <table:table-cell table:formula="of:=&quot;|&quot;&amp;[.A161]&amp;&quot; &quot;&amp;[.B161]&amp;&quot; &quot;&amp;[.C161]&amp;&quot;|&quot;&amp;[.D161]&amp;&quot;&amp;ensp;•&amp;ensp;&quot;&amp;[.E161]&amp;&quot;|&quot;&amp;[.F161]" office:value-type="string" office:string-value="|streiten stritt gestritten|streitet&amp;ensp;•&amp;ensp;hat|спорить" calcext:value-type="string">
            <text:p>|streiten stritt gestritten|streitet&amp;ensp;•&amp;ensp;hat|спор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agen</text:p>
          </table:table-cell>
          <table:table-cell table:style-name="ce1" office:value-type="string" calcext:value-type="string">
            <text:p>trug</text:p>
          </table:table-cell>
          <table:table-cell table:style-name="ce1" office:value-type="string" calcext:value-type="string">
            <text:p>getragen</text:p>
          </table:table-cell>
          <table:table-cell table:style-name="ce1" office:value-type="string" calcext:value-type="string">
            <text:p>trä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носить</text:p>
          </table:table-cell>
          <table:table-cell table:formula="of:=&quot;|&quot;&amp;[.A162]&amp;&quot; &quot;&amp;[.B162]&amp;&quot; &quot;&amp;[.C162]&amp;&quot;|&quot;&amp;[.D162]&amp;&quot;&amp;ensp;•&amp;ensp;&quot;&amp;[.E162]&amp;&quot;|&quot;&amp;[.F162]" office:value-type="string" office:string-value="|tragen trug getragen|trägt&amp;ensp;•&amp;ensp;hat|носить" calcext:value-type="string">
            <text:p>|tragen trug getragen|trägt&amp;ensp;•&amp;ensp;hat|нос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effen</text:p>
          </table:table-cell>
          <table:table-cell table:style-name="ce1" office:value-type="string" calcext:value-type="string">
            <text:p>traf</text:p>
          </table:table-cell>
          <table:table-cell table:style-name="ce1" office:value-type="string" calcext:value-type="string">
            <text:p>getroffen</text:p>
          </table:table-cell>
          <table:table-cell table:style-name="ce1" office:value-type="string" calcext:value-type="string">
            <text:p>trif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стречать</text:p>
          </table:table-cell>
          <table:table-cell table:formula="of:=&quot;|&quot;&amp;[.A163]&amp;&quot; &quot;&amp;[.B163]&amp;&quot; &quot;&amp;[.C163]&amp;&quot;|&quot;&amp;[.D163]&amp;&quot;&amp;ensp;•&amp;ensp;&quot;&amp;[.E163]&amp;&quot;|&quot;&amp;[.F163]" office:value-type="string" office:string-value="|treffen traf getroffen|trifft&amp;ensp;•&amp;ensp;hat|встречать" calcext:value-type="string">
            <text:p>|treffen traf getroffen|trifft&amp;ensp;•&amp;ensp;hat|встреч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eiben</text:p>
          </table:table-cell>
          <table:table-cell table:style-name="ce1" office:value-type="string" calcext:value-type="string">
            <text:p>trieb</text:p>
          </table:table-cell>
          <table:table-cell table:style-name="ce1" office:value-type="string" calcext:value-type="string">
            <text:p>getrieben</text:p>
          </table:table-cell>
          <table:table-cell table:style-name="ce1" office:value-type="string" calcext:value-type="string">
            <text:p>treib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гнать</text:p>
          </table:table-cell>
          <table:table-cell table:formula="of:=&quot;|&quot;&amp;[.A164]&amp;&quot; &quot;&amp;[.B164]&amp;&quot; &quot;&amp;[.C164]&amp;&quot;|&quot;&amp;[.D164]&amp;&quot;&amp;ensp;•&amp;ensp;&quot;&amp;[.E164]&amp;&quot;|&quot;&amp;[.F164]" office:value-type="string" office:string-value="|treiben trieb getrieben|treibt&amp;ensp;•&amp;ensp;hat/ist|гнать" calcext:value-type="string">
            <text:p>|treiben trieb getrieben|treibt&amp;ensp;•&amp;ensp;hat/ist|гн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eten</text:p>
          </table:table-cell>
          <table:table-cell table:style-name="ce1" office:value-type="string" calcext:value-type="string">
            <text:p>trat</text:p>
          </table:table-cell>
          <table:table-cell table:style-name="ce1" office:value-type="string" calcext:value-type="string">
            <text:p>getreten</text:p>
          </table:table-cell>
          <table:table-cell table:style-name="ce1" office:value-type="string" calcext:value-type="string">
            <text:p>trit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ступать</text:p>
          </table:table-cell>
          <table:table-cell table:formula="of:=&quot;|&quot;&amp;[.A165]&amp;&quot; &quot;&amp;[.B165]&amp;&quot; &quot;&amp;[.C165]&amp;&quot;|&quot;&amp;[.D165]&amp;&quot;&amp;ensp;•&amp;ensp;&quot;&amp;[.E165]&amp;&quot;|&quot;&amp;[.F165]" office:value-type="string" office:string-value="|treten trat getreten|tritt&amp;ensp;•&amp;ensp;hat/ist|ступать" calcext:value-type="string">
            <text:p>|treten trat getreten|tritt&amp;ensp;•&amp;ensp;hat/ist|ступ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efen</text:p>
          </table:table-cell>
          <table:table-cell office:value-type="string" calcext:value-type="string">
            <text:p>troff</text:p>
          </table:table-cell>
          <table:table-cell table:style-name="ce1" office:value-type="string" calcext:value-type="string">
            <text:p>getroffen</text:p>
          </table:table-cell>
          <table:table-cell office:value-type="string" calcext:value-type="string">
            <text:p>trieft</text:p>
          </table:table-cell>
          <table:table-cell office:value-type="string" calcext:value-type="string">
            <text:p>hat/ist</text:p>
          </table:table-cell>
          <table:table-cell office:value-type="string" calcext:value-type="string">
            <text:p>капать</text:p>
          </table:table-cell>
          <table:table-cell table:formula="of:=&quot;|&quot;&amp;[.A166]&amp;&quot; &quot;&amp;[.B166]&amp;&quot; &quot;&amp;[.C166]&amp;&quot;|&quot;&amp;[.D166]&amp;&quot;&amp;ensp;•&amp;ensp;&quot;&amp;[.E166]&amp;&quot;|&quot;&amp;[.F166]" office:value-type="string" office:string-value="|triefen troff getroffen|trieft&amp;ensp;•&amp;ensp;hat/ist|капать" calcext:value-type="string">
            <text:p>|triefen troff getroffen|trieft&amp;ensp;•&amp;ensp;hat/ist|капа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efen</text:p>
          </table:table-cell>
          <table:table-cell office:value-type="string" calcext:value-type="string">
            <text:p>triefte</text:p>
          </table:table-cell>
          <table:table-cell office:value-type="string" calcext:value-type="string">
            <text:p>getrieft</text:p>
          </table:table-cell>
          <table:table-cell office:value-type="string" calcext:value-type="string">
            <text:p>trieft</text:p>
          </table:table-cell>
          <table:table-cell office:value-type="string" calcext:value-type="string">
            <text:p>hat/ist</text:p>
          </table:table-cell>
          <table:table-cell office:value-type="string" calcext:value-type="string">
            <text:p>капать</text:p>
          </table:table-cell>
          <table:table-cell table:formula="of:=&quot;|&quot;&amp;[.A167]&amp;&quot; &quot;&amp;[.B167]&amp;&quot; &quot;&amp;[.C167]&amp;&quot;|&quot;&amp;[.D167]&amp;&quot;&amp;ensp;•&amp;ensp;&quot;&amp;[.E167]&amp;&quot;|&quot;&amp;[.F167]" office:value-type="string" office:string-value="|triefen triefte getrieft|trieft&amp;ensp;•&amp;ensp;hat/ist|капать" calcext:value-type="string">
            <text:p>|triefen triefte getrieft|trieft&amp;ensp;•&amp;ensp;hat/ist|кап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inken</text:p>
          </table:table-cell>
          <table:table-cell table:style-name="ce1" office:value-type="string" calcext:value-type="string">
            <text:p>trank</text:p>
          </table:table-cell>
          <table:table-cell office:value-type="string" calcext:value-type="string">
            <text:p>getrunken</text:p>
          </table:table-cell>
          <table:table-cell table:style-name="ce1" office:value-type="string" calcext:value-type="string">
            <text:p>trink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ить</text:p>
          </table:table-cell>
          <table:table-cell table:formula="of:=&quot;|&quot;&amp;[.A168]&amp;&quot; &quot;&amp;[.B168]&amp;&quot; &quot;&amp;[.C168]&amp;&quot;|&quot;&amp;[.D168]&amp;&quot;&amp;ensp;•&amp;ensp;&quot;&amp;[.E168]&amp;&quot;|&quot;&amp;[.F168]" office:value-type="string" office:string-value="|trinken trank getrunken|trinkt&amp;ensp;•&amp;ensp;hat|пить" calcext:value-type="string">
            <text:p>|trinken trank getrunken|trinkt&amp;ensp;•&amp;ensp;hat|п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rügen</text:p>
          </table:table-cell>
          <table:table-cell table:style-name="ce1" office:value-type="string" calcext:value-type="string">
            <text:p>trog</text:p>
          </table:table-cell>
          <table:table-cell table:style-name="ce1" office:value-type="string" calcext:value-type="string">
            <text:p>getrogen</text:p>
          </table:table-cell>
          <table:table-cell table:style-name="ce1" office:value-type="string" calcext:value-type="string">
            <text:p>trü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обманывать</text:p>
          </table:table-cell>
          <table:table-cell table:formula="of:=&quot;|&quot;&amp;[.A169]&amp;&quot; &quot;&amp;[.B169]&amp;&quot; &quot;&amp;[.C169]&amp;&quot;|&quot;&amp;[.D169]&amp;&quot;&amp;ensp;•&amp;ensp;&quot;&amp;[.E169]&amp;&quot;|&quot;&amp;[.F169]" office:value-type="string" office:string-value="|trügen trog getrogen|trügt&amp;ensp;•&amp;ensp;hat|обманывать" calcext:value-type="string">
            <text:p>|trügen trog getrogen|trügt&amp;ensp;•&amp;ensp;hat|обман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un</text:p>
          </table:table-cell>
          <table:table-cell table:style-name="ce1" office:value-type="string" calcext:value-type="string">
            <text:p>tat</text:p>
          </table:table-cell>
          <table:table-cell table:style-name="ce1" office:value-type="string" calcext:value-type="string">
            <text:p>getan</text:p>
          </table:table-cell>
          <table:table-cell table:style-name="ce1" office:value-type="string" calcext:value-type="string">
            <text:p>tu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делать</text:p>
          </table:table-cell>
          <table:table-cell table:formula="of:=&quot;|&quot;&amp;[.A170]&amp;&quot; &quot;&amp;[.B170]&amp;&quot; &quot;&amp;[.C170]&amp;&quot;|&quot;&amp;[.D170]&amp;&quot;&amp;ensp;•&amp;ensp;&quot;&amp;[.E170]&amp;&quot;|&quot;&amp;[.F170]" office:value-type="string" office:string-value="|tun tat getan|tut&amp;ensp;•&amp;ensp;hat|делать" calcext:value-type="string">
            <text:p>|tun tat getan|tut&amp;ensp;•&amp;ensp;hat|дел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verderben</text:p>
          </table:table-cell>
          <table:table-cell table:style-name="ce1" office:value-type="string" calcext:value-type="string">
            <text:p>verdarb</text:p>
          </table:table-cell>
          <table:table-cell table:style-name="ce1" office:value-type="string" calcext:value-type="string">
            <text:p>verdorben</text:p>
          </table:table-cell>
          <table:table-cell table:style-name="ce1" office:value-type="string" calcext:value-type="string">
            <text:p>verdirb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портить</text:p>
          </table:table-cell>
          <table:table-cell table:formula="of:=&quot;|&quot;&amp;[.A171]&amp;&quot; &quot;&amp;[.B171]&amp;&quot; &quot;&amp;[.C171]&amp;&quot;|&quot;&amp;[.D171]&amp;&quot;&amp;ensp;•&amp;ensp;&quot;&amp;[.E171]&amp;&quot;|&quot;&amp;[.F171]" office:value-type="string" office:string-value="|verderben verdarb verdorben|verdirbt&amp;ensp;•&amp;ensp;hat/ist|портить" calcext:value-type="string">
            <text:p>|verderben verdarb verdorben|verdirbt&amp;ensp;•&amp;ensp;hat/ist|порт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verdrießen</text:p>
          </table:table-cell>
          <table:table-cell table:style-name="ce1" office:value-type="string" calcext:value-type="string">
            <text:p>verdross</text:p>
          </table:table-cell>
          <table:table-cell table:style-name="ce1" office:value-type="string" calcext:value-type="string">
            <text:p>verdrossen</text:p>
          </table:table-cell>
          <table:table-cell table:style-name="ce1" office:value-type="string" calcext:value-type="string">
            <text:p>verdrieß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сердить, досаждать</text:p>
          </table:table-cell>
          <table:table-cell table:formula="of:=&quot;|&quot;&amp;[.A172]&amp;&quot; &quot;&amp;[.B172]&amp;&quot; &quot;&amp;[.C172]&amp;&quot;|&quot;&amp;[.D172]&amp;&quot;&amp;ensp;•&amp;ensp;&quot;&amp;[.E172]&amp;&quot;|&quot;&amp;[.F172]" office:value-type="string" office:string-value="|verdrießen verdross verdrossen|verdrießt&amp;ensp;•&amp;ensp;hat|сердить, досаждать" calcext:value-type="string">
            <text:p>|verdrießen verdross verdrossen|verdrießt&amp;ensp;•&amp;ensp;hat|сердить, досажд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vergessen</text:p>
          </table:table-cell>
          <table:table-cell table:style-name="ce1" office:value-type="string" calcext:value-type="string">
            <text:p>vergaß</text:p>
          </table:table-cell>
          <table:table-cell table:style-name="ce1" office:value-type="string" calcext:value-type="string">
            <text:p>vergessen</text:p>
          </table:table-cell>
          <table:table-cell table:style-name="ce1" office:value-type="string" calcext:value-type="string">
            <text:p>vergis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абывать</text:p>
          </table:table-cell>
          <table:table-cell table:formula="of:=&quot;|&quot;&amp;[.A173]&amp;&quot; &quot;&amp;[.B173]&amp;&quot; &quot;&amp;[.C173]&amp;&quot;|&quot;&amp;[.D173]&amp;&quot;&amp;ensp;•&amp;ensp;&quot;&amp;[.E173]&amp;&quot;|&quot;&amp;[.F173]" office:value-type="string" office:string-value="|vergessen vergaß vergessen|vergisst&amp;ensp;•&amp;ensp;hat|забывать" calcext:value-type="string">
            <text:p>|vergessen vergaß vergessen|vergisst&amp;ensp;•&amp;ensp;hat|заб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verlieren</text:p>
          </table:table-cell>
          <table:table-cell table:style-name="ce1" office:value-type="string" calcext:value-type="string">
            <text:p>verlor</text:p>
          </table:table-cell>
          <table:table-cell table:style-name="ce1" office:value-type="string" calcext:value-type="string">
            <text:p>verloren</text:p>
          </table:table-cell>
          <table:table-cell table:style-name="ce1" office:value-type="string" calcext:value-type="string">
            <text:p>verlier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терять</text:p>
          </table:table-cell>
          <table:table-cell table:formula="of:=&quot;|&quot;&amp;[.A174]&amp;&quot; &quot;&amp;[.B174]&amp;&quot; &quot;&amp;[.C174]&amp;&quot;|&quot;&amp;[.D174]&amp;&quot;&amp;ensp;•&amp;ensp;&quot;&amp;[.E174]&amp;&quot;|&quot;&amp;[.F174]" office:value-type="string" office:string-value="|verlieren verlor verloren|verliert&amp;ensp;•&amp;ensp;hat|терять" calcext:value-type="string">
            <text:p>|verlieren verlor verloren|verliert&amp;ensp;•&amp;ensp;hat|теря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verzeihen</text:p>
          </table:table-cell>
          <table:table-cell table:style-name="ce1" office:value-type="string" calcext:value-type="string">
            <text:p>verzieh</text:p>
          </table:table-cell>
          <table:table-cell table:style-name="ce1" office:value-type="string" calcext:value-type="string">
            <text:p>verziehen</text:p>
          </table:table-cell>
          <table:table-cell table:style-name="ce1" office:value-type="string" calcext:value-type="string">
            <text:p>verzei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ощать</text:p>
          </table:table-cell>
          <table:table-cell table:formula="of:=&quot;|&quot;&amp;[.A175]&amp;&quot; &quot;&amp;[.B175]&amp;&quot; &quot;&amp;[.C175]&amp;&quot;|&quot;&amp;[.D175]&amp;&quot;&amp;ensp;•&amp;ensp;&quot;&amp;[.E175]&amp;&quot;|&quot;&amp;[.F175]" office:value-type="string" office:string-value="|verzeihen verzieh verziehen|verzeiht&amp;ensp;•&amp;ensp;hat|прощать" calcext:value-type="string">
            <text:p>|verzeihen verzieh verziehen|verzeiht&amp;ensp;•&amp;ensp;hat|прощ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achsen</text:p>
          </table:table-cell>
          <table:table-cell table:style-name="ce1" office:value-type="string" calcext:value-type="string">
            <text:p>wuchs</text:p>
          </table:table-cell>
          <table:table-cell table:style-name="ce1" office:value-type="string" calcext:value-type="string">
            <text:p>gewachsen</text:p>
          </table:table-cell>
          <table:table-cell table:style-name="ce1" office:value-type="string" calcext:value-type="string">
            <text:p>wächs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расти</text:p>
          </table:table-cell>
          <table:table-cell table:formula="of:=&quot;|&quot;&amp;[.A176]&amp;&quot; &quot;&amp;[.B176]&amp;&quot; &quot;&amp;[.C176]&amp;&quot;|&quot;&amp;[.D176]&amp;&quot;&amp;ensp;•&amp;ensp;&quot;&amp;[.E176]&amp;&quot;|&quot;&amp;[.F176]" office:value-type="string" office:string-value="|wachsen wuchs gewachsen|wächst&amp;ensp;•&amp;ensp;ist|расти" calcext:value-type="string">
            <text:p>|wachsen wuchs gewachsen|wächst&amp;ensp;•&amp;ensp;ist|расти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ägen</text:p>
          </table:table-cell>
          <table:table-cell table:style-name="ce1" office:value-type="string" calcext:value-type="string">
            <text:p>wog</text:p>
          </table:table-cell>
          <table:table-cell table:style-name="ce1" office:value-type="string" calcext:value-type="string">
            <text:p>gewogen</text:p>
          </table:table-cell>
          <table:table-cell table:style-name="ce1" office:value-type="string" calcext:value-type="string">
            <text:p>wä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взвешивать</text:p>
          </table:table-cell>
          <table:table-cell table:formula="of:=&quot;|&quot;&amp;[.A177]&amp;&quot; &quot;&amp;[.B177]&amp;&quot; &quot;&amp;[.C177]&amp;&quot;|&quot;&amp;[.D177]&amp;&quot;&amp;ensp;•&amp;ensp;&quot;&amp;[.E177]&amp;&quot;|&quot;&amp;[.F177]" office:value-type="string" office:string-value="|wägen wog gewogen|wägt&amp;ensp;•&amp;ensp;hat|взвешивать" calcext:value-type="string">
            <text:p>|wägen wog gewogen|wägt&amp;ensp;•&amp;ensp;hat|взвеш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aschen</text:p>
          </table:table-cell>
          <table:table-cell table:style-name="ce1" office:value-type="string" calcext:value-type="string">
            <text:p>wusch</text:p>
          </table:table-cell>
          <table:table-cell table:style-name="ce1" office:value-type="string" calcext:value-type="string">
            <text:p>gewaschen</text:p>
          </table:table-cell>
          <table:table-cell table:style-name="ce1" office:value-type="string" calcext:value-type="string">
            <text:p>wäsch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ыть</text:p>
          </table:table-cell>
          <table:table-cell table:formula="of:=&quot;|&quot;&amp;[.A178]&amp;&quot; &quot;&amp;[.B178]&amp;&quot; &quot;&amp;[.C178]&amp;&quot;|&quot;&amp;[.D178]&amp;&quot;&amp;ensp;•&amp;ensp;&quot;&amp;[.E178]&amp;&quot;|&quot;&amp;[.F178]" office:value-type="string" office:string-value="|waschen wusch gewaschen|wäscht&amp;ensp;•&amp;ensp;hat|мыть" calcext:value-type="string">
            <text:p>|waschen wusch gewaschen|wäscht&amp;ensp;•&amp;ensp;hat|мыть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eben</text:p>
          </table:table-cell>
          <table:table-cell office:value-type="string" calcext:value-type="string">
            <text:p>wob</text:p>
          </table:table-cell>
          <table:table-cell table:style-name="ce1" office:value-type="string" calcext:value-type="string">
            <text:p>gewoben</text:p>
          </table:table-cell>
          <table:table-cell office:value-type="string" calcext:value-type="string">
            <text:p>web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ткать</text:p>
          </table:table-cell>
          <table:table-cell table:formula="of:=&quot;|&quot;&amp;[.A179]&amp;&quot; &quot;&amp;[.B179]&amp;&quot; &quot;&amp;[.C179]&amp;&quot;|&quot;&amp;[.D179]&amp;&quot;&amp;ensp;•&amp;ensp;&quot;&amp;[.E179]&amp;&quot;|&quot;&amp;[.F179]" office:value-type="string" office:string-value="|weben wob gewoben|webt&amp;ensp;•&amp;ensp;hat|ткать" calcext:value-type="string">
            <text:p>|weben wob gewoben|webt&amp;ensp;•&amp;ensp;hat|тк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ichen</text:p>
          </table:table-cell>
          <table:table-cell table:style-name="ce1" office:value-type="string" calcext:value-type="string">
            <text:p>wich</text:p>
          </table:table-cell>
          <table:table-cell office:value-type="string" calcext:value-type="string">
            <text:p>gewichen</text:p>
          </table:table-cell>
          <table:table-cell table:style-name="ce1" office:value-type="string" calcext:value-type="string">
            <text:p>weicht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уклоняться, уворачиваться</text:p>
          </table:table-cell>
          <table:table-cell table:formula="of:=&quot;|&quot;&amp;[.A180]&amp;&quot; &quot;&amp;[.B180]&amp;&quot; &quot;&amp;[.C180]&amp;&quot;|&quot;&amp;[.D180]&amp;&quot;&amp;ensp;•&amp;ensp;&quot;&amp;[.E180]&amp;&quot;|&quot;&amp;[.F180]" office:value-type="string" office:string-value="|weichen wich gewichen|weicht&amp;ensp;•&amp;ensp;ist|уклоняться, уворачиваться" calcext:value-type="string">
            <text:p>|weichen wich gewichen|weicht&amp;ensp;•&amp;ensp;ist|уклоняться, уворачива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isen</text:p>
          </table:table-cell>
          <table:table-cell table:style-name="ce1" office:value-type="string" calcext:value-type="string">
            <text:p>wies</text:p>
          </table:table-cell>
          <table:table-cell table:style-name="ce1" office:value-type="string" calcext:value-type="string">
            <text:p>gewiesen</text:p>
          </table:table-cell>
          <table:table-cell table:style-name="ce1" office:value-type="string" calcext:value-type="string">
            <text:p>weis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указывать</text:p>
          </table:table-cell>
          <table:table-cell table:formula="of:=&quot;|&quot;&amp;[.A181]&amp;&quot; &quot;&amp;[.B181]&amp;&quot; &quot;&amp;[.C181]&amp;&quot;|&quot;&amp;[.D181]&amp;&quot;&amp;ensp;•&amp;ensp;&quot;&amp;[.E181]&amp;&quot;|&quot;&amp;[.F181]" office:value-type="string" office:string-value="|weisen wies gewiesen|weist&amp;ensp;•&amp;ensp;hat|указывать" calcext:value-type="string">
            <text:p>|weisen wies gewiesen|weist&amp;ensp;•&amp;ensp;hat|указы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nden</text:p>
          </table:table-cell>
          <table:table-cell table:style-name="ce1" office:value-type="string" calcext:value-type="string">
            <text:p>wandte</text:p>
          </table:table-cell>
          <table:table-cell table:style-name="ce1" office:value-type="string" calcext:value-type="string">
            <text:p>gewandt</text:p>
          </table:table-cell>
          <table:table-cell table:style-name="ce1" office:value-type="string" calcext:value-type="string">
            <text:p>we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ворачивать</text:p>
          </table:table-cell>
          <table:table-cell table:formula="of:=&quot;|&quot;&amp;[.A182]&amp;&quot; &quot;&amp;[.B182]&amp;&quot; &quot;&amp;[.C182]&amp;&quot;|&quot;&amp;[.D182]&amp;&quot;&amp;ensp;•&amp;ensp;&quot;&amp;[.E182]&amp;&quot;|&quot;&amp;[.F182]" office:value-type="string" office:string-value="|wenden wandte gewandt|wendet&amp;ensp;•&amp;ensp;hat|поворачивать" calcext:value-type="string">
            <text:p>|wenden wandte gewandt|wendet&amp;ensp;•&amp;ensp;hat|поворач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nden</text:p>
          </table:table-cell>
          <table:table-cell table:style-name="ce1" office:value-type="string" calcext:value-type="string">
            <text:p>wendete</text:p>
          </table:table-cell>
          <table:table-cell table:style-name="ce1" office:value-type="string" calcext:value-type="string">
            <text:p>gewendet</text:p>
          </table:table-cell>
          <table:table-cell table:style-name="ce1" office:value-type="string" calcext:value-type="string">
            <text:p>we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оворачивать</text:p>
          </table:table-cell>
          <table:table-cell table:formula="of:=&quot;|&quot;&amp;[.A183]&amp;&quot; &quot;&amp;[.B183]&amp;&quot; &quot;&amp;[.C183]&amp;&quot;|&quot;&amp;[.D183]&amp;&quot;&amp;ensp;•&amp;ensp;&quot;&amp;[.E183]&amp;&quot;|&quot;&amp;[.F183]" office:value-type="string" office:string-value="|wenden wendete gewendet|wendet&amp;ensp;•&amp;ensp;hat|поворачивать" calcext:value-type="string">
            <text:p>|wenden wendete gewendet|wendet&amp;ensp;•&amp;ensp;hat|поворачи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rben</text:p>
          </table:table-cell>
          <table:table-cell table:style-name="ce1" office:value-type="string" calcext:value-type="string">
            <text:p>warb</text:p>
          </table:table-cell>
          <table:table-cell table:style-name="ce1" office:value-type="string" calcext:value-type="string">
            <text:p>geworben</text:p>
          </table:table-cell>
          <table:table-cell table:style-name="ce1" office:value-type="string" calcext:value-type="string">
            <text:p>wirb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рекламировать</text:p>
          </table:table-cell>
          <table:table-cell table:formula="of:=&quot;|&quot;&amp;[.A184]&amp;&quot; &quot;&amp;[.B184]&amp;&quot; &quot;&amp;[.C184]&amp;&quot;|&quot;&amp;[.D184]&amp;&quot;&amp;ensp;•&amp;ensp;&quot;&amp;[.E184]&amp;&quot;|&quot;&amp;[.F184]" office:value-type="string" office:string-value="|werben warb geworben|wirbt&amp;ensp;•&amp;ensp;hat|рекламировать" calcext:value-type="string">
            <text:p>|werben warb geworben|wirbt&amp;ensp;•&amp;ensp;hat|рекламиров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rden</text:p>
          </table:table-cell>
          <table:table-cell table:style-name="ce1" office:value-type="string" calcext:value-type="string">
            <text:p>wurde</text:p>
          </table:table-cell>
          <table:table-cell table:style-name="ce1" office:value-type="string" calcext:value-type="string">
            <text:p>geworden</text:p>
          </table:table-cell>
          <table:table-cell table:style-name="ce1" office:value-type="string" calcext:value-type="string">
            <text:p>wird</text:p>
          </table:table-cell>
          <table:table-cell office:value-type="string" calcext:value-type="string">
            <text:p>ist</text:p>
          </table:table-cell>
          <table:table-cell table:style-name="ce1" office:value-type="string" calcext:value-type="string">
            <text:p>становиться</text:p>
          </table:table-cell>
          <table:table-cell table:formula="of:=&quot;|&quot;&amp;[.A185]&amp;&quot; &quot;&amp;[.B185]&amp;&quot; &quot;&amp;[.C185]&amp;&quot;|&quot;&amp;[.D185]&amp;&quot;&amp;ensp;•&amp;ensp;&quot;&amp;[.E185]&amp;&quot;|&quot;&amp;[.F185]" office:value-type="string" office:string-value="|werden wurde geworden|wird&amp;ensp;•&amp;ensp;ist|становиться" calcext:value-type="string">
            <text:p>|werden wurde geworden|wird&amp;ensp;•&amp;ensp;ist|становиться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erfen</text:p>
          </table:table-cell>
          <table:table-cell table:style-name="ce1" office:value-type="string" calcext:value-type="string">
            <text:p>warf</text:p>
          </table:table-cell>
          <table:table-cell table:style-name="ce1" office:value-type="string" calcext:value-type="string">
            <text:p>geworfen</text:p>
          </table:table-cell>
          <table:table-cell table:style-name="ce1" office:value-type="string" calcext:value-type="string">
            <text:p>wirf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идать</text:p>
          </table:table-cell>
          <table:table-cell table:formula="of:=&quot;|&quot;&amp;[.A186]&amp;&quot; &quot;&amp;[.B186]&amp;&quot; &quot;&amp;[.C186]&amp;&quot;|&quot;&amp;[.D186]&amp;&quot;&amp;ensp;•&amp;ensp;&quot;&amp;[.E186]&amp;&quot;|&quot;&amp;[.F186]" office:value-type="string" office:string-value="|werfen warf geworfen|wirft&amp;ensp;•&amp;ensp;hat|кидать" calcext:value-type="string">
            <text:p>|werfen warf geworfen|wirft&amp;ensp;•&amp;ensp;hat|кид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iegen</text:p>
          </table:table-cell>
          <table:table-cell table:style-name="ce1" office:value-type="string" calcext:value-type="string">
            <text:p>wog</text:p>
          </table:table-cell>
          <table:table-cell table:style-name="ce1" office:value-type="string" calcext:value-type="string">
            <text:p>gewogen</text:p>
          </table:table-cell>
          <table:table-cell table:style-name="ce1" office:value-type="string" calcext:value-type="string">
            <text:p>wie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качать, весить</text:p>
          </table:table-cell>
          <table:table-cell table:formula="of:=&quot;|&quot;&amp;[.A187]&amp;&quot; &quot;&amp;[.B187]&amp;&quot; &quot;&amp;[.C187]&amp;&quot;|&quot;&amp;[.D187]&amp;&quot;&amp;ensp;•&amp;ensp;&quot;&amp;[.E187]&amp;&quot;|&quot;&amp;[.F187]" office:value-type="string" office:string-value="|wiegen wog gewogen|wiegt&amp;ensp;•&amp;ensp;hat|качать, весить" calcext:value-type="string">
            <text:p>|wiegen wog gewogen|wiegt&amp;ensp;•&amp;ensp;hat|качать, вес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inden</text:p>
          </table:table-cell>
          <table:table-cell table:style-name="ce1" office:value-type="string" calcext:value-type="string">
            <text:p>wand</text:p>
          </table:table-cell>
          <table:table-cell table:style-name="ce1" office:value-type="string" calcext:value-type="string">
            <text:p>gewunden</text:p>
          </table:table-cell>
          <table:table-cell table:style-name="ce1" office:value-type="string" calcext:value-type="string">
            <text:p>winde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мотать</text:p>
          </table:table-cell>
          <table:table-cell table:formula="of:=&quot;|&quot;&amp;[.A188]&amp;&quot; &quot;&amp;[.B188]&amp;&quot; &quot;&amp;[.C188]&amp;&quot;|&quot;&amp;[.D188]&amp;&quot;&amp;ensp;•&amp;ensp;&quot;&amp;[.E188]&amp;&quot;|&quot;&amp;[.F188]" office:value-type="string" office:string-value="|winden wand gewunden|windet&amp;ensp;•&amp;ensp;hat|мотать" calcext:value-type="string">
            <text:p>|winden wand gewunden|windet&amp;ensp;•&amp;ensp;hat|мот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issen</text:p>
          </table:table-cell>
          <table:table-cell table:style-name="ce1" office:value-type="string" calcext:value-type="string">
            <text:p>wusste</text:p>
          </table:table-cell>
          <table:table-cell table:style-name="ce1" office:value-type="string" calcext:value-type="string">
            <text:p>gewusst</text:p>
          </table:table-cell>
          <table:table-cell table:style-name="ce1" office:value-type="string" calcext:value-type="string">
            <text:p>weiß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знать</text:p>
          </table:table-cell>
          <table:table-cell table:formula="of:=&quot;|&quot;&amp;[.A189]&amp;&quot; &quot;&amp;[.B189]&amp;&quot; &quot;&amp;[.C189]&amp;&quot;|&quot;&amp;[.D189]&amp;&quot;&amp;ensp;•&amp;ensp;&quot;&amp;[.E189]&amp;&quot;|&quot;&amp;[.F189]" office:value-type="string" office:string-value="|wissen wusste gewusst|weiß&amp;ensp;•&amp;ensp;hat|знать" calcext:value-type="string">
            <text:p>|wissen wusste gewusst|weiß&amp;ensp;•&amp;ensp;hat|зна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wollen</text:p>
          </table:table-cell>
          <table:table-cell table:style-name="ce1" office:value-type="string" calcext:value-type="string">
            <text:p>wollte</text:p>
          </table:table-cell>
          <table:table-cell table:style-name="ce1" office:value-type="string" calcext:value-type="string">
            <text:p>gewollt</text:p>
          </table:table-cell>
          <table:table-cell table:style-name="ce1" office:value-type="string" calcext:value-type="string">
            <text:p>will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хотеть</text:p>
          </table:table-cell>
          <table:table-cell table:formula="of:=&quot;|&quot;&amp;[.A190]&amp;&quot; &quot;&amp;[.B190]&amp;&quot; &quot;&amp;[.C190]&amp;&quot;|&quot;&amp;[.D190]&amp;&quot;&amp;ensp;•&amp;ensp;&quot;&amp;[.E190]&amp;&quot;|&quot;&amp;[.F190]" office:value-type="string" office:string-value="|wollen wollte gewollt|will&amp;ensp;•&amp;ensp;hat|хотеть" calcext:value-type="string">
            <text:p>|wollen wollte gewollt|will&amp;ensp;•&amp;ensp;hat|хоте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ziehen</text:p>
          </table:table-cell>
          <table:table-cell table:style-name="ce1" office:value-type="string" calcext:value-type="string">
            <text:p>zog</text:p>
          </table:table-cell>
          <table:table-cell table:style-name="ce1" office:value-type="string" calcext:value-type="string">
            <text:p>gezogen</text:p>
          </table:table-cell>
          <table:table-cell table:style-name="ce1" office:value-type="string" calcext:value-type="string">
            <text:p>zieht</text:p>
          </table:table-cell>
          <table:table-cell office:value-type="string" calcext:value-type="string">
            <text:p>hat/ist</text:p>
          </table:table-cell>
          <table:table-cell table:style-name="ce1" office:value-type="string" calcext:value-type="string">
            <text:p>тащить</text:p>
          </table:table-cell>
          <table:table-cell table:formula="of:=&quot;|&quot;&amp;[.A191]&amp;&quot; &quot;&amp;[.B191]&amp;&quot; &quot;&amp;[.C191]&amp;&quot;|&quot;&amp;[.D191]&amp;&quot;&amp;ensp;•&amp;ensp;&quot;&amp;[.E191]&amp;&quot;|&quot;&amp;[.F191]" office:value-type="string" office:string-value="|ziehen zog gezogen|zieht&amp;ensp;•&amp;ensp;hat/ist|тащить" calcext:value-type="string">
            <text:p>|ziehen zog gezogen|zieht&amp;ensp;•&amp;ensp;hat/ist|тащит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zwingen</text:p>
          </table:table-cell>
          <table:table-cell table:style-name="ce1" office:value-type="string" calcext:value-type="string">
            <text:p>zwang</text:p>
          </table:table-cell>
          <table:table-cell table:style-name="ce1" office:value-type="string" calcext:value-type="string">
            <text:p>gezwungen</text:p>
          </table:table-cell>
          <table:table-cell table:style-name="ce1" office:value-type="string" calcext:value-type="string">
            <text:p>zwingt</text:p>
          </table:table-cell>
          <table:table-cell office:value-type="string" calcext:value-type="string">
            <text:p>hat</text:p>
          </table:table-cell>
          <table:table-cell table:style-name="ce1" office:value-type="string" calcext:value-type="string">
            <text:p>принуждать</text:p>
          </table:table-cell>
          <table:table-cell table:formula="of:=&quot;|&quot;&amp;[.A192]&amp;&quot; &quot;&amp;[.B192]&amp;&quot; &quot;&amp;[.C192]&amp;&quot;|&quot;&amp;[.D192]&amp;&quot;&amp;ensp;•&amp;ensp;&quot;&amp;[.E192]&amp;&quot;|&quot;&amp;[.F192]" office:value-type="string" office:string-value="|zwingen zwang gezwungen|zwingt&amp;ensp;•&amp;ensp;hat|принуждать" calcext:value-type="string">
            <text:p>|zwingen zwang gezwungen|zwingt&amp;ensp;•&amp;ensp;hat|принуждать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table:number-columns-repeated="16378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number-columns-repeated="2"/>
          <table:table-cell table:formula="of:=54/3" office:value-type="float" office:value="18" calcext:value-type="float">
            <text:p>18</text:p>
          </table:table-cell>
          <table:table-cell table:number-columns-repeated="16378"/>
        </table:table-row>
        <table:table-row table:style-name="ro1" table:number-rows-repeated="1048379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  <table:database-ranges>
        <table:database-range table:name="__Anonymous_Sheet_DB__0" table:target-range-address="Sheet1.A1:Sheet1.E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2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2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7:00.945669910</meta:creation-date>
    <dc:title>DefaultCalc</dc:title>
    <meta:editing-duration>PT3H11M11S</meta:editing-duration>
    <meta:editing-cycles>41</meta:editing-cycles>
    <meta:generator>LibreOffice/7.4.7.2$Linux_X86_64 LibreOffice_project/40$Build-2</meta:generator>
    <dc:date>2024-02-07T18:13:35.722444171</dc:date>
    <meta:document-statistic meta:table-count="2" meta:cell-count="2305" meta:object-count="0"/>
    <meta:template xlink:type="simple" xlink:actuate="onRequest" xlink:title="DefaultCalc" xlink:href="../../../../../.config/libreoffice/4/user/template/DefaultCalc.ots" meta:date="2024-02-06T20:16:59.887846099"/>
  </office:meta>
</office:document-meta>
</file>